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7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205.54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222.24pt"/>
    </style:style>
    <style:style style:name="co8" style:family="table-column">
      <style:table-column-properties fo:break-before="auto" style:column-width="52.41pt"/>
    </style:style>
    <style:style style:name="co9" style:family="table-column">
      <style:table-column-properties fo:break-before="auto" style:column-width="211.89pt"/>
    </style:style>
    <style:style style:name="co10" style:family="table-column">
      <style:table-column-properties fo:break-before="auto" style:column-width="186.49pt"/>
    </style:style>
    <style:style style:name="co11" style:family="table-column">
      <style:table-column-properties fo:break-before="auto" style:column-width="214.3pt"/>
    </style:style>
    <style:style style:name="co12" style:family="table-column">
      <style:table-column-properties fo:break-before="auto" style:column-width="241.31pt"/>
    </style:style>
    <style:style style:name="co13" style:family="table-column">
      <style:table-column-properties fo:break-before="auto" style:column-width="212.74pt"/>
    </style:style>
    <style:style style:name="co14" style:family="table-column">
      <style:table-column-properties fo:break-before="auto" style:column-width="130.14pt"/>
    </style:style>
    <style:style style:name="co15" style:family="table-column">
      <style:table-column-properties fo:break-before="auto" style:column-width="211.1pt"/>
    </style:style>
    <style:style style:name="co16" style:family="table-column">
      <style:table-column-properties fo:break-before="auto" style:column-width="66.64pt"/>
    </style:style>
    <style:style style:name="co17" style:family="table-column">
      <style:table-column-properties fo:break-before="auto" style:column-width="234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EP_20_1">
      <style:table-properties table:display="true" style:writing-mode="lr-tb"/>
    </style:style>
    <style:style style:name="ta2" style:family="table" style:master-page-name="PageStyle_5f_STEP_20_2">
      <style:table-properties table:display="true" style:writing-mode="lr-tb"/>
    </style:style>
    <style:style style:name="ta3" style:family="table" style:master-page-name="PageStyle_5f_STEP_20_3">
      <style:table-properties table:display="true" style:writing-mode="lr-tb"/>
    </style:style>
    <style:style style:name="ta4" style:family="table" style:master-page-name="PageStyle_5f_STEP_20_4">
      <style:table-properties table:display="true" style:writing-mode="lr-tb"/>
    </style:style>
    <style:style style:name="ta5" style:family="table" style:master-page-name="PageStyle_5f_STEP_20_5">
      <style:table-properties table:display="true" style:writing-mode="lr-tb"/>
    </style:style>
    <style:style style:name="ta6" style:family="table" style:master-page-name="PageStyle_5f_STEP_20_6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6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61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erif" fo:font-size="9pt" fo:font-style="normal" fo:text-shadow="none" style:text-underline-style="none" fo:font-weight="normal" style:font-size-asian="9pt" style:font-style-asian="normal" style:font-weight-asian="normal" style:font-name-complex="Serif" style:font-size-complex="9pt" style:font-style-complex="normal" style:font-weight-complex="normal"/>
    </style:style>
    <style:style style:name="ce13" style:family="table-cell" style:parent-style-name="Default" style:data-style-name="N61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61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6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3f3f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1" style:base-cell-address="'STEP 5'.S2"/>
    </style:style>
    <style:style style:name="ce19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1" style:base-cell-address="'STEP 5'.S2"/>
    </style:style>
    <style:style style:name="ce20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1" style:base-cell-address="'STEP 6'.S2"/>
    </style:style>
    <style:style style:name="ce2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1" style:base-cell-address="'STEP 6'.S2"/>
    </style:style>
    <style:style style:name="ce23" style:family="table-cell" style:parent-style-name="Default" style:data-style-name="N6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P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ourc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ast Extr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D Bionutrients Technical Manual - Advanced Bioprocessing 4th Edition + PMID: 13949853 <text:s/>+ <text:s/>PMID: 17905994 + Bionumbers 114108 + FoodData Central/Yeast (Survey (FNDDS), 343391) + https://onlinelibrary.wiley.com/doi/abs/10.1111/j.1365-2621.1985.tb13400.x (SARWAR et al.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ypt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D Bionutrients Technical Manual - Advanced Bioprocessing 4th Edition + PMID: 13949853 <text:s/>+ <text:s/>PMID: 179059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C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PMID: 17905994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2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3" office:value-type="string" calcext:value-type="string">
            <text:p>MEDIUM/SOUR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COMPOUND PER 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WEIGHT</text:p>
          </table:table-cell>
          <table:table-cell table:style-name="ce3" office:value-type="string" calcext:value-type="string">
            <text:p>MOLECULAR CONCENTRATION IN MEDIUM</text:p>
          </table:table-cell>
          <table:table-cell table:style-name="ce3" office:value-type="string" calcext:value-type="string">
            <text:p>UNIT</text:p>
          </table:table-cell>
          <table:table-cell table:style-name="ce10" office:value-type="string" calcext:value-type="string">
            <text:p>MOLECULAR COMPOUND IN TOTAL</text:p>
          </table:table-cell>
          <table:table-cell table:style-name="ce10" office:value-type="string" calcext:value-type="string">
            <text:p>MOLECULAR CONCENTRATION IN TOTAL</text:p>
          </table:table-cell>
          <table:table-cell table:style-name="ce10" office:value-type="string" calcext:value-type="string">
            <text:p>UNIT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Sodium</text:p>
          </table:table-cell>
          <table:table-cell table:style-name="ce4" office:value-type="float" office:value="4900" calcext:value-type="float">
            <text:p>4.90E+03</text:p>
          </table:table-cell>
          <table:table-cell table:style-name="ce6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2]*[.E2]*0.001/[.G2]" office:value-type="float" office:value="1.0656807307525" calcext:value-type="float">
            <text:p>1.07E+00</text:p>
          </table:table-cell>
          <table:table-cell table:style-name="ce4" office:value-type="string" calcext:value-type="string">
            <text:p>mmol/L</text:p>
          </table:table-cell>
          <table:table-cell table:style-name="ce6" office:value-type="string" calcext:value-type="string">
            <text:p>Sodium</text:p>
          </table:table-cell>
          <table:table-cell table:style-name="ce4" table:formula="of:=SUM([.H2];[.H64];[.H98])" office:value-type="float" office:value="186.931246183577" calcext:value-type="float">
            <text:p>1.87E+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38" calcext:value-type="float">
            <text:p>3.8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3]*[.B3]/100)*1000/[.G3]" office:value-type="float" office:value="0.535966149506347" calcext:value-type="float">
            <text:p>5.3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loride</text:p>
          </table:table-cell>
          <table:table-cell table:style-name="ce4" table:formula="of:=SUM([.H3];[.H65];[.H99])" office:value-type="float" office:value="171.820892813528" calcext:value-type="float">
            <text:p>1.72E+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130" calcext:value-type="float">
            <text:p>1.30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4]*[.E4]*0.001/[.G4]" office:value-type="float" office:value="0.0162183741703678" calcext:value-type="float">
            <text:p>1.6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lcium</text:p>
          </table:table-cell>
          <table:table-cell table:style-name="ce4" table:formula="of:=SUM([.H4];[.H66])" office:value-type="float" office:value="0.0800938170567394" calcext:value-type="float">
            <text:p>8.01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4864.5" calcext:value-type="float">
            <text:p>4.86E+03</text:p>
          </table:table-cell>
          <table:table-cell table:style-name="ce7" office:value-type="string" calcext:value-type="string">
            <text:p>μg/L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E5]*0.001/[.G5]" office:value-type="float" office:value="0.0871071716357776" calcext:value-type="float">
            <text:p>8.71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ron</text:p>
          </table:table-cell>
          <table:table-cell table:style-name="ce4" table:formula="of:=SUM([.H5];[.H67])" office:value-type="float" office:value="0.0912257140299042" calcext:value-type="float">
            <text:p>9.12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]*[.B6]/100)*1000/[.G6]" office:value-type="float" office:value="0.0468476721912218" calcext:value-type="float">
            <text:p>4.68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ulfate</text:p>
          </table:table-cell>
          <table:table-cell table:style-name="ce4" table:formula="of:=SUM([.H6];[.H68])" office:value-type="float" office:value="0.390397268260182" calcext:value-type="float">
            <text:p>3.90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3.27" calcext:value-type="float">
            <text:p>3.27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7]*[.B7]/100)*1000/[.G7]" office:value-type="float" office:value="1.72159629356639" calcext:value-type="float">
            <text:p>1.72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osphate</text:p>
          </table:table-cell>
          <table:table-cell table:style-name="ce4" table:formula="of:=SUM([.H7];[.H69])" office:value-type="float" office:value="4.43824365589133" calcext:value-type="float">
            <text:p>4.4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40.51" calcext:value-type="float">
            <text:p>4.05E+01</text:p>
          </table:table-cell>
          <table:table-cell table:style-name="ce7" office:value-type="string" calcext:value-type="string">
            <text:p>mg/L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E8]/[.G8]" office:value-type="float" office:value="1.66673523966262" calcext:value-type="float">
            <text:p>1.6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gnesium</text:p>
          </table:table-cell>
          <table:table-cell table:style-name="ce4" table:formula="of:=SUM([.H8];[.H70])" office:value-type="float" office:value="1.74696564492903" calcext:value-type="float">
            <text:p>1.7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1950" calcext:value-type="float">
            <text:p>3.20E+04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9]*[.E9]*0.001/[.G9]" office:value-type="float" office:value="2.14291463218329" calcext:value-type="float">
            <text:p>2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otassium</text:p>
          </table:table-cell>
          <table:table-cell table:style-name="ce4" table:formula="of:=SUM([.H9];[.H71])" office:value-type="float" office:value="2.57981434780276" calcext:value-type="float">
            <text:p>2.5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5.6" calcext:value-type="float">
            <text:p>5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10]*[.B10]/100)*1000/[.G10]" office:value-type="float" office:value="3.14274810873908" calcext:value-type="float">
            <text:p>3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anine</text:p>
          </table:table-cell>
          <table:table-cell table:style-name="ce4" table:formula="of:=SUM([.H10];[.H72])" office:value-type="float" office:value="6.73446023301232" calcext:value-type="float">
            <text:p>6.7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3" calcext:value-type="float">
            <text:p>5.3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11]*[.B11]/100)*1000/[.G11]" office:value-type="float" office:value="1.99093934772319" calcext:value-type="float">
            <text:p>1.9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tic</text:p>
          </table:table-cell>
          <table:table-cell table:style-name="ce4" table:formula="of:=SUM([.H11];[.H73])" office:value-type="float" office:value="5.89768825646304" calcext:value-type="float">
            <text:p>5.90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1" calcext:value-type="float">
            <text:p>1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12]*[.B12]/100)*1000/[.G12]" office:value-type="float" office:value="0.378446703350767" calcext:value-type="float">
            <text:p>3.7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agine</text:p>
          </table:table-cell>
          <table:table-cell table:style-name="ce4" table:formula="of:=SUM([.H12];[.H74])" office:value-type="float" office:value="0.832582747371688" calcext:value-type="float">
            <text:p>8.33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9.4" calcext:value-type="float">
            <text:p>9.4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13]*[.B13]/100)*1000/[.G13]" office:value-type="float" office:value="3.19445388431999" calcext:value-type="float">
            <text:p>3.1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c</text:p>
          </table:table-cell>
          <table:table-cell table:style-name="ce4" table:formula="of:=SUM([.H13];[.H75])" office:value-type="float" office:value="13.457486576497" calcext:value-type="float">
            <text:p>1.35E+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14]*[.B14]/100)*1000/[.G14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ne</text:p>
          </table:table-cell>
          <table:table-cell table:style-name="ce4" table:formula="of:=SUM([.H14];[.H76])" office:value-type="float" office:value="0.136849451917945" calcext:value-type="float">
            <text:p>1.37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15]*[.B15]/100)*1000/[.G15]" office:value-type="float" office:value="1.99821492799766" calcext:value-type="float">
            <text:p>2.0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ycine</text:p>
          </table:table-cell>
          <table:table-cell table:style-name="ce4" table:formula="of:=SUM([.H15];[.H77])" office:value-type="float" office:value="4.26285851306167" calcext:value-type="float">
            <text:p>4.26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16]*[.B16]/100)*1000/[.G16]" office:value-type="float" office:value="0.418930502652152" calcext:value-type="float">
            <text:p>4.1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Histidine</text:p>
          </table:table-cell>
          <table:table-cell table:style-name="ce4" table:formula="of:=SUM([.H16];[.H78])" office:value-type="float" office:value="1.64349658732767" calcext:value-type="float">
            <text:p>1.6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7]*[.B17]/100)*1000/[.G17]" office:value-type="float" office:value="1.14351057747284" calcext:value-type="float">
            <text:p>1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soleucine</text:p>
          </table:table-cell>
          <table:table-cell table:style-name="ce4" table:formula="of:=SUM([.H17];[.H79])" office:value-type="float" office:value="5.33638269487326" calcext:value-type="float">
            <text:p>5.3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4.1" calcext:value-type="float">
            <text:p>4.1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8]*[.B18]/100)*1000/[.G18]" office:value-type="float" office:value="1.56279778921288" calcext:value-type="float">
            <text:p>1.56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ucine</text:p>
          </table:table-cell>
          <table:table-cell table:style-name="ce4" table:formula="of:=SUM([.H18];[.H80])" office:value-type="float" office:value="7.28035067657709" calcext:value-type="float">
            <text:p>7.2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4.6" calcext:value-type="float">
            <text:p>4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19]*[.B19]/100)*1000/[.G19]" office:value-type="float" office:value="1.57329502701963" calcext:value-type="float">
            <text:p>1.5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ysine</text:p>
          </table:table-cell>
          <table:table-cell table:style-name="ce4" table:formula="of:=SUM([.H19];[.H81])" office:value-type="float" office:value="5.81435118681168" calcext:value-type="float">
            <text:p>5.81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20]*[.B20]/100)*1000/[.G20]" office:value-type="float" office:value="0.268082140367809" calcext:value-type="float">
            <text:p>2.6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ethionine</text:p>
          </table:table-cell>
          <table:table-cell table:style-name="ce4" table:formula="of:=SUM([.H20];[.H82])" office:value-type="float" office:value="1.6755133772988" calcext:value-type="float">
            <text:p>1.6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21]*[.B21]/100)*1000/[.G21]" office:value-type="float" office:value="0.786963049058066" calcext:value-type="float">
            <text:p>7.8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enylalanine</text:p>
          </table:table-cell>
          <table:table-cell table:style-name="ce4" table:formula="of:=SUM([.H21];[.H83])" office:value-type="float" office:value="3.93481524529033" calcext:value-type="float">
            <text:p>3.9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2" calcext:value-type="float">
            <text:p>2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22]*[.B22]/100)*1000/[.G22]" office:value-type="float" office:value="0.86856825209325" calcext:value-type="float">
            <text:p>8.6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roline</text:p>
          </table:table-cell>
          <table:table-cell table:style-name="ce4" table:formula="of:=SUM([.H22];[.H84])" office:value-type="float" office:value="6.6011187159087" calcext:value-type="float">
            <text:p>6.60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23]*[.B23]/100)*1000/[.G23]" office:value-type="float" office:value="0.761230529150372" calcext:value-type="float">
            <text:p>7.6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rine</text:p>
          </table:table-cell>
          <table:table-cell table:style-name="ce4" table:formula="of:=SUM([.H23];[.H85])" office:value-type="float" office:value="2.85461448431389" calcext:value-type="float">
            <text:p>2.8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24]*[.B24]/100)*1000/[.G24]" office:value-type="float" office:value="0.671591672263264" calcext:value-type="float">
            <text:p>6.7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reonine</text:p>
          </table:table-cell>
          <table:table-cell table:style-name="ce4" table:formula="of:=SUM([.H24];[.H86])" office:value-type="float" office:value="2.18267293485561" calcext:value-type="float">
            <text:p>2.1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25]*[.B25]/100)*1000/[.G25]" office:value-type="float" office:value="0.122411606578889" calcext:value-type="float">
            <text:p>1.2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ryptophan</text:p>
          </table:table-cell>
          <table:table-cell table:style-name="ce4" table:formula="of:=SUM([.H25];[.H87])" office:value-type="float" office:value="0.514128747631335" calcext:value-type="float">
            <text:p>5.14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2" calcext:value-type="float">
            <text:p>1.2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26]*[.B26]/100)*1000/[.G26]" office:value-type="float" office:value="0.331142275278573" calcext:value-type="float">
            <text:p>3.3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yrosine</text:p>
          </table:table-cell>
          <table:table-cell table:style-name="ce4" table:formula="of:=SUM([.H26];[.H88])" office:value-type="float" office:value="1.04861720504882" calcext:value-type="float">
            <text:p>1.0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27]*[.B27]/100)*1000/[.G27]" office:value-type="float" office:value="1.49383685594291" calcext:value-type="float">
            <text:p>1.4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line</text:p>
          </table:table-cell>
          <table:table-cell table:style-name="ce4" table:formula="of:=SUM([.H27];[.H89])" office:value-type="float" office:value="6.53020111312186" calcext:value-type="float">
            <text:p>6.5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28]*[.B28]/100)*1000/[.G28]" office:value-type="float" office:value="0.746251521205024" calcext:value-type="float">
            <text:p>7.4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rginine</text:p>
          </table:table-cell>
          <table:table-cell table:style-name="ce4" table:formula="of:=SUM([.H28];[.H90])" office:value-type="float" office:value="3.61644967968589" calcext:value-type="float">
            <text:p>3.62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29]*[.B29]/100)*1000/[.G29]" office:value-type="float" office:value="0.0416160338255123" calcext:value-type="float">
            <text:p>4.16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stine</text:p>
          </table:table-cell>
          <table:table-cell table:style-name="ce4" table:formula="of:=SUM([.H29];[.H91])" office:value-type="float" office:value="0.166464135302049" calcext:value-type="float">
            <text:p>1.6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uminum</text:p>
          </table:table-cell>
          <table:table-cell table:style-name="ce4" office:value-type="float" office:value="3.1" calcext:value-type="float">
            <text:p>3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6.982" calcext:value-type="float">
            <text:p>2.70E+01</text:p>
          </table:table-cell>
          <table:table-cell table:style-name="ce4" table:formula="of:=[.B30]*[.E30]*0.001/[.G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uminum</text:p>
          </table:table-cell>
          <table:table-cell table:style-name="ce4" table:formula="of:=[.H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arium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37.327" calcext:value-type="float">
            <text:p>1.37E+02</text:p>
          </table:table-cell>
          <table:table-cell table:style-name="ce4" table:formula="of:=[.B31]*[.E31]*0.001/[.G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arium</text:p>
          </table:table-cell>
          <table:table-cell table:style-name="ce4" table:formula="of:=[.H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dmium</text:p>
          </table:table-cell>
          <table:table-cell table:style-name="ce4" office:value-type="float" office:value="1.5" calcext:value-type="float">
            <text:p>1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12.414" calcext:value-type="float">
            <text:p>1.12E+02</text:p>
          </table:table-cell>
          <table:table-cell table:style-name="ce4" table:formula="of:=[.B32]*[.E32]*0.001/[.G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dmium</text:p>
          </table:table-cell>
          <table:table-cell table:style-name="ce4" table:formula="of:=[.H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balt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8.933" calcext:value-type="float">
            <text:p>5.89E+01</text:p>
          </table:table-cell>
          <table:table-cell table:style-name="ce4" table:formula="of:=[.B33]*[.E33]*0.001/[.G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balt</text:p>
          </table:table-cell>
          <table:table-cell table:style-name="ce4" table:formula="of:=[.H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romium</text:p>
          </table:table-cell>
          <table:table-cell table:style-name="ce4" office:value-type="float" office:value="30.8449" calcext:value-type="float">
            <text:p>3.08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1.996" calcext:value-type="float">
            <text:p>5.20E+01</text:p>
          </table:table-cell>
          <table:table-cell table:style-name="ce4" table:formula="of:=[.E34]*0.001/[.G34]" office:value-type="float" office:value="0.000593216785906608" calcext:value-type="float">
            <text:p>5.9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romium</text:p>
          </table:table-cell>
          <table:table-cell table:style-name="ce4" table:formula="of:=[.H34]+[.H92]" office:value-type="float" office:value="0.0112530348488345" calcext:value-type="float">
            <text:p>1.13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allium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69.723" calcext:value-type="float">
            <text:p>6.97E+01</text:p>
          </table:table-cell>
          <table:table-cell table:style-name="ce4" table:formula="of:=[.B35]*[.E35]*0.001/[.G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allium</text:p>
          </table:table-cell>
          <table:table-cell table:style-name="ce4" table:formula="of:=[.H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oper</text:p>
          </table:table-cell>
          <table:table-cell table:style-name="ce7" office:value-type="float" office:value="314.416" calcext:value-type="float">
            <text:p>3.1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63.55" calcext:value-type="float">
            <text:p>6.36E+01</text:p>
          </table:table-cell>
          <table:table-cell table:style-name="ce4" table:formula="of:=[.E36]*0.001/[.G36]" office:value-type="float" office:value="0.00494753737214792" calcext:value-type="float">
            <text:p>4.95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oper</text:p>
          </table:table-cell>
          <table:table-cell table:style-name="ce4" table:formula="of:=[.H36]+[.H93]" office:value-type="float" office:value="0.0105782376081825" calcext:value-type="float">
            <text:p>1.06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ganese</text:p>
          </table:table-cell>
          <table:table-cell table:style-name="ce4" office:value-type="float" office:value="263.697" calcext:value-type="float">
            <text:p>2.6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4.938" calcext:value-type="float">
            <text:p>5.49E+01</text:p>
          </table:table-cell>
          <table:table-cell table:style-name="ce4" table:formula="of:=[.E37]*0.001/[.G37]" office:value-type="float" office:value="0.00479990170737923" calcext:value-type="float">
            <text:p>4.80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ganese</text:p>
          </table:table-cell>
          <table:table-cell table:style-name="ce4" table:formula="of:=[.H37]+[.H94]" office:value-type="float" office:value="0.0110323637555062" calcext:value-type="float">
            <text:p>1.10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ckel</text:p>
          </table:table-cell>
          <table:table-cell table:style-name="ce4" office:value-type="float" office:value="31.973" calcext:value-type="float">
            <text:p>3.20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8.693" calcext:value-type="float">
            <text:p>5.87E+01</text:p>
          </table:table-cell>
          <table:table-cell table:style-name="ce4" table:formula="of:=[.E38]*0.001/[.G38]" office:value-type="float" office:value="0.000544749799805769" calcext:value-type="float">
            <text:p>5.45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ckel</text:p>
          </table:table-cell>
          <table:table-cell table:style-name="ce4" table:formula="of:=[.H38]+[.H95]" office:value-type="float" office:value="0.00207757313478609" calcext:value-type="float">
            <text:p>2.08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ad</text:p>
          </table:table-cell>
          <table:table-cell table:style-name="ce4" office:value-type="float" office:value="1.736" calcext:value-type="float">
            <text:p>1.74E+00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207" calcext:value-type="float">
            <text:p>2.07E+02</text:p>
          </table:table-cell>
          <table:table-cell table:style-name="ce4" table:formula="of:=[.E39]*0.001/[.G39]" office:value-type="float" office:value="0.00000838647342995169" calcext:value-type="float">
            <text:p>8.3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ad</text:p>
          </table:table-cell>
          <table:table-cell table:style-name="ce4" table:formula="of:=[.H39]+[.H96]" office:value-type="float" office:value="0.00001743961352657" calcext:value-type="float">
            <text:p>1.74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rontium</text:p>
          </table:table-cell>
          <table:table-cell table:style-name="ce4" office:value-type="float" office:value="1.1" calcext:value-type="float">
            <text:p>1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87.6" calcext:value-type="float">
            <text:p>8.76E+01</text:p>
          </table:table-cell>
          <table:table-cell table:style-name="ce4" table:formula="of:=[.B40]*[.E40]*0.001/[.G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rontium</text:p>
          </table:table-cell>
          <table:table-cell table:style-name="ce4" table:formula="of:=[.H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nadium</text:p>
          </table:table-cell>
          <table:table-cell table:style-name="ce4" office:value-type="float" office:value="43.7" calcext:value-type="float">
            <text:p>4.37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0.941" calcext:value-type="float">
            <text:p>5.09E+01</text:p>
          </table:table-cell>
          <table:table-cell table:style-name="ce4" table:formula="of:=[.B41]*[.E41]*0.001/[.G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nadium</text:p>
          </table:table-cell>
          <table:table-cell table:style-name="ce4" table:formula="of:=[.H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in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118.71" calcext:value-type="float">
            <text:p>1.19E+02</text:p>
          </table:table-cell>
          <table:table-cell table:style-name="ce4" table:formula="of:=[.B42]*[.E42]*0.001/[.G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in</text:p>
          </table:table-cell>
          <table:table-cell table:style-name="ce4" table:formula="of:=[.H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Zinc</text:p>
          </table:table-cell>
          <table:table-cell table:style-name="ce4" office:value-type="float" office:value="18489.87" calcext:value-type="float">
            <text:p>1.85E+04</text:p>
          </table:table-cell>
          <table:table-cell table:style-name="ce7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43]*0.001/[.G43]" office:value-type="float" office:value="0.282806209850107" calcext:value-type="float">
            <text:p>2.83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Zinc</text:p>
          </table:table-cell>
          <table:table-cell table:style-name="ce4" table:formula="of:=[.H43]+[.H97]" office:value-type="float" office:value="0.493721780360967" calcext:value-type="float">
            <text:p>4.94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itanium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7.867" calcext:value-type="float">
            <text:p>4.79E+01</text:p>
          </table:table-cell>
          <table:table-cell table:style-name="ce4" table:formula="of:=[.B44]*[.E44]*0.001/[.G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itanium</text:p>
          </table:table-cell>
          <table:table-cell table:style-name="ce4" table:formula="of:=[.H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olybdenum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95.95" calcext:value-type="float">
            <text:p>9.60E+01</text:p>
          </table:table-cell>
          <table:table-cell table:style-name="ce4" table:formula="of:=[.B45]*[.E45]*0.001/[.G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olybdenum</text:p>
          </table:table-cell>
          <table:table-cell table:style-name="ce4" table:formula="of:=[.H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denine</text:p>
          </table:table-cell>
          <table:table-cell table:style-name="ce7" office:value-type="float" office:value="884" calcext:value-type="float">
            <text:p>8.84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35.13" calcext:value-type="float">
            <text:p>1.35E+02</text:p>
          </table:table-cell>
          <table:table-cell table:style-name="ce4" table:formula="of:=([.B46]*[.E46]/100)/[.G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denine</text:p>
          </table:table-cell>
          <table:table-cell table:style-name="ce4" table:formula="of:=[.H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uanine</text:p>
          </table:table-cell>
          <table:table-cell table:style-name="ce7" office:value-type="float" office:value="925" calcext:value-type="float">
            <text:p>9.25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51.129" calcext:value-type="float">
            <text:p>1.51E+02</text:p>
          </table:table-cell>
          <table:table-cell table:style-name="ce4" table:formula="of:=([.B47]*[.E47]/100)/[.G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uanine</text:p>
          </table:table-cell>
          <table:table-cell table:style-name="ce4" table:formula="of:=[.H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tosine</text:p>
          </table:table-cell>
          <table:table-cell table:style-name="ce7" office:value-type="float" office:value="436" calcext:value-type="float">
            <text:p>4.36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1.104" calcext:value-type="float">
            <text:p>1.11E+02</text:p>
          </table:table-cell>
          <table:table-cell table:style-name="ce4" table:formula="of:=([.B48]*[.E48]/100)/[.G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tosine</text:p>
          </table:table-cell>
          <table:table-cell table:style-name="ce4" table:formula="of:=[.H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Uracil</text:p>
          </table:table-cell>
          <table:table-cell table:style-name="ce7" office:value-type="float" office:value="631" calcext:value-type="float">
            <text:p>6.31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2.088" calcext:value-type="float">
            <text:p>1.12E+02</text:p>
          </table:table-cell>
          <table:table-cell table:style-name="ce4" table:formula="of:=([.B49]*[.E49]/100)/[.G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Uracil</text:p>
          </table:table-cell>
          <table:table-cell table:style-name="ce4" table:formula="of:=[.H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mmonia</text:p>
          </table:table-cell>
          <table:table-cell table:style-name="ce7" office:value-type="float" office:value="0.83" calcext:value-type="float">
            <text:p>8.3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.031" calcext:value-type="float">
            <text:p>1.70E+01</text:p>
          </table:table-cell>
          <table:table-cell table:style-name="ce4" table:formula="of:=([.E50]*[.B50]/100)*1000/[.G50]" office:value-type="float" office:value="2.43673301626446" calcext:value-type="float">
            <text:p>2.4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mmonia</text:p>
          </table:table-cell>
          <table:table-cell table:style-name="ce4" table:formula="of:=[.H50]" office:value-type="float" office:value="2.43673301626446" calcext:value-type="float">
            <text:p>2.4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ellulose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342.2965" calcext:value-type="float">
            <text:p>3.42E+02</text:p>
          </table:table-cell>
          <table:table-cell table:style-name="ce4" table:formula="of:=([.E51]*[.B51]/100)*1000/[.G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ellulose</text:p>
          </table:table-cell>
          <table:table-cell table:style-name="ce4" table:formula="of:=[.H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nose</text:p>
          </table:table-cell>
          <table:table-cell table:style-name="ce7" table:formula="of:=11.45*2/5" office:value-type="float" office:value="4.58" calcext:value-type="float">
            <text:p>4.58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0.156" calcext:value-type="float">
            <text:p>1.80E+02</text:p>
          </table:table-cell>
          <table:table-cell table:style-name="ce4" table:formula="of:=([.E52]*[.B52]/100)*1000/[.G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nose</text:p>
          </table:table-cell>
          <table:table-cell table:style-name="ce4" table:formula="of:=[.H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Folate</text:p>
          </table:table-cell>
          <table:table-cell table:style-name="ce7" office:value-type="float" office:value="22.4" calcext:value-type="float">
            <text:p>2.24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41.3975" calcext:value-type="float">
            <text:p>4.41E+02</text:p>
          </table:table-cell>
          <table:table-cell table:style-name="ce4" table:formula="of:=[.B53]*[.E53]*0.001/[.G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Folate</text:p>
          </table:table-cell>
          <table:table-cell table:style-name="ce4" table:formula="of:=[.H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antothenate</text:p>
          </table:table-cell>
          <table:table-cell table:style-name="ce7" office:value-type="float" office:value="106" calcext:value-type="float">
            <text:p>1.0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19.235" calcext:value-type="float">
            <text:p>2.19E+02</text:p>
          </table:table-cell>
          <table:table-cell table:style-name="ce4" table:formula="of:=[.B54]*[.E54]*0.001/[.G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antothenate</text:p>
          </table:table-cell>
          <table:table-cell table:style-name="ce4" table:formula="of:=[.H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iotin</text:p>
          </table:table-cell>
          <table:table-cell table:style-name="ce7" office:value-type="float" office:value="1.34" calcext:value-type="float">
            <text:p>1.34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44.3106" calcext:value-type="float">
            <text:p>2.44E+02</text:p>
          </table:table-cell>
          <table:table-cell table:style-name="ce4" table:formula="of:=[.B55]*[.E55]*0.001/[.G55]" office:value-type="float" office:value="0.0000274241068541439" calcext:value-type="float">
            <text:p>2.74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iotin</text:p>
          </table:table-cell>
          <table:table-cell table:style-name="ce4" table:formula="of:=[.H55]" office:value-type="float" office:value="0.0000274241068541439" calcext:value-type="float">
            <text:p>2.74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lenium</text:p>
          </table:table-cell>
          <table:table-cell table:style-name="ce4" office:value-type="float" office:value="7.9" calcext:value-type="float">
            <text:p>7.90E+00</text:p>
          </table:table-cell>
          <table:table-cell table:style-name="ce7" office:value-type="string" calcext:value-type="string">
            <text:p>µg/100g</text:p>
          </table:table-cell>
          <table:table-cell table:style-name="ce4" office:value-type="float" office:value="71.927" calcext:value-type="float">
            <text:p>7.19E+01</text:p>
          </table:table-cell>
          <table:table-cell table:style-name="ce4" table:formula="of:=0.001*[.B56]*[.E56]/(100*[.G56])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lenium</text:p>
          </table:table-cell>
          <table:table-cell table:style-name="ce4" table:formula="of:=[.H56]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7" office:value-type="float" office:value="0.3" calcext:value-type="float">
            <text:p>3.00E-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76.12" calcext:value-type="float">
            <text:p>1.76E+02</text:p>
          </table:table-cell>
          <table:table-cell table:style-name="ce4" table:formula="of:=[.B57]*[.E57]/(100*[.G57])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4" table:formula="of:=[.H57]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iamin</text:p>
          </table:table-cell>
          <table:table-cell table:style-name="ce7" office:value-type="float" office:value="10.99" calcext:value-type="float">
            <text:p>1.1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265.36" calcext:value-type="float">
            <text:p>2.65E+02</text:p>
          </table:table-cell>
          <table:table-cell table:style-name="ce4" table:formula="of:=[.B58]*[.E58]/(100*[.G58])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iamin</text:p>
          </table:table-cell>
          <table:table-cell table:style-name="ce4" table:formula="of:=[.H58]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Riboflavin</text:p>
          </table:table-cell>
          <table:table-cell table:style-name="ce7" office:value-type="float" office:value="4" calcext:value-type="float">
            <text:p>4.0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376.4" calcext:value-type="float">
            <text:p>3.76E+02</text:p>
          </table:table-cell>
          <table:table-cell table:style-name="ce4" table:formula="of:=[.B59]*[.E59]/(100*[.G59])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Riboflavin</text:p>
          </table:table-cell>
          <table:table-cell table:style-name="ce4" table:formula="of:=[.H59]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acin</text:p>
          </table:table-cell>
          <table:table-cell table:style-name="ce7" office:value-type="float" office:value="40.2" calcext:value-type="float">
            <text:p>4.02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23.11" calcext:value-type="float">
            <text:p>1.23E+02</text:p>
          </table:table-cell>
          <table:table-cell table:style-name="ce4" table:formula="of:=[.B60]*[.E60]/(100*[.G60])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acin</text:p>
          </table:table-cell>
          <table:table-cell table:style-name="ce4" table:formula="of:=[.H60]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6</text:p>
          </table:table-cell>
          <table:table-cell table:style-name="ce7" office:value-type="float" office:value="1.5" calcext:value-type="float">
            <text:p>1.5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69.18" calcext:value-type="float">
            <text:p>1.69E+02</text:p>
          </table:table-cell>
          <table:table-cell table:style-name="ce4" table:formula="of:=[.B61]*[.E61]/(100*[.G61])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6</text:p>
          </table:table-cell>
          <table:table-cell table:style-name="ce4" table:formula="of:=[.H61]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oline, total</text:p>
          </table:table-cell>
          <table:table-cell table:style-name="ce7" office:value-type="float" office:value="32" calcext:value-type="float">
            <text:p>3.2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04.17" calcext:value-type="float">
            <text:p>1.04E+02</text:p>
          </table:table-cell>
          <table:table-cell table:style-name="ce4" table:formula="of:=[.B62]*[.E62]/(100*[.G62])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oline, total</text:p>
          </table:table-cell>
          <table:table-cell table:style-name="ce4" table:formula="of:=[.H62]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12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µg/100g</text:p>
          </table:table-cell>
          <table:table-cell table:style-name="ce7" office:value-type="float" office:value="1355.4" calcext:value-type="float">
            <text:p>1.36E+03</text:p>
          </table:table-cell>
          <table:table-cell table:style-name="ce4" table:formula="of:=0.001*[.B63]*[.E63]/(100*[.G63])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12</text:p>
          </table:table-cell>
          <table:table-cell table:style-name="ce4" table:formula="of:=[.H63]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office:value-type="float" office:value="33910" calcext:value-type="float">
            <text:p>3.39E+04</text:p>
          </table:table-cell>
          <table:table-cell table:style-name="ce7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64]*[.E64]*0.001/[.G64]" office:value-type="float" office:value="14.7498912570683" calcext:value-type="float">
            <text:p>1.47E+01</text:p>
          </table:table-cell>
          <table:table-cell table:style-name="ce4" office:value-type="string" calcext:value-type="string">
            <text:p>mmol/L</text:p>
          </table:table-cell>
          <table:table-cell table:style-name="ce11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06" calcext:value-type="float">
            <text:p>6.00E-02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65]*[.B65]/100)*1000/[.G65]" office:value-type="float" office:value="0.169252468265162" calcext:value-type="float">
            <text:p>1.69E-01</text:p>
          </table:table-cell>
          <table:table-cell table:style-name="ce4" office:value-type="string" calcext:value-type="string">
            <text:p>mmol/L</text:p>
          </table:table-cell>
          <table:table-cell table:style-name="ce11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256" calcext:value-type="float">
            <text:p>2.5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66]*[.E66]*0.001/[.G66]" office:value-type="float" office:value="0.0638754428863716" calcext:value-type="float">
            <text:p>6.39E-02</text:p>
          </table:table-cell>
          <table:table-cell table:style-name="ce4" office:value-type="string" calcext:value-type="string">
            <text:p>mmol/L</text:p>
          </table:table-cell>
          <table:table-cell table:style-name="ce11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23" calcext:value-type="float">
            <text:p>2.30E+01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B67]*[.E67]*0.001/[.G67]" office:value-type="float" office:value="0.0041185423941266" calcext:value-type="float">
            <text:p>4.12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33" calcext:value-type="float">
            <text:p>3.3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8]*[.B68]/100)*1000/[.G68]" office:value-type="float" office:value="0.34354959606896" calcext:value-type="float">
            <text:p>3.4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2.58" calcext:value-type="float">
            <text:p>2.58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69]*[.B69]/100)*1000/[.G69]" office:value-type="float" office:value="2.71664736232494" calcext:value-type="float">
            <text:p>2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195" calcext:value-type="float">
            <text:p>1.95E+02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B70]*[.E70]*0.001/[.G70]" office:value-type="float" office:value="0.0802304052664061" calcext:value-type="float">
            <text:p>8.02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257" calcext:value-type="float">
            <text:p>3.26E+03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71]*[.E71]*0.001/[.G71]" office:value-type="float" office:value="0.436899715619467" calcext:value-type="float">
            <text:p>4.3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3.2" calcext:value-type="float">
            <text:p>3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72]*[.B72]/100)*1000/[.G72]" office:value-type="float" office:value="3.59171212427324" calcext:value-type="float">
            <text:p>3.5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73]*[.B73]/100)*1000/[.G73]" office:value-type="float" office:value="3.90674890873985" calcext:value-type="float">
            <text:p>3.9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74]*[.B74]/100)*1000/[.G74]" office:value-type="float" office:value="0.454136044020921" calcext:value-type="float">
            <text:p>4.5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15.1" calcext:value-type="float">
            <text:p>1.51E+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75]*[.B75]/100)*1000/[.G75]" office:value-type="float" office:value="10.263032692177" calcext:value-type="float">
            <text:p>1.03E+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1" calcext:value-type="float">
            <text:p>1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76]*[.B76]/100)*1000/[.G76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1.7" calcext:value-type="float">
            <text:p>1.7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77]*[.B77]/100)*1000/[.G77]" office:value-type="float" office:value="2.26464358506401" calcext:value-type="float">
            <text:p>2.26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9" calcext:value-type="float">
            <text:p>1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78]*[.B78]/100)*1000/[.G78]" office:value-type="float" office:value="1.22456608467552" calcext:value-type="float">
            <text:p>1.2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5.5" calcext:value-type="float">
            <text:p>5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79]*[.B79]/100)*1000/[.G79]" office:value-type="float" office:value="4.19287211740042" calcext:value-type="float">
            <text:p>4.1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7.5" calcext:value-type="float">
            <text:p>7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80]*[.B80]/100)*1000/[.G80]" office:value-type="float" office:value="5.71755288736421" calcext:value-type="float">
            <text:p>5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6.2" calcext:value-type="float">
            <text:p>6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81]*[.B81]/100)*1000/[.G81]" office:value-type="float" office:value="4.24105615979205" calcext:value-type="float">
            <text:p>4.2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2.1" calcext:value-type="float">
            <text:p>2.1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82]*[.B82]/100)*1000/[.G82]" office:value-type="float" office:value="1.407431236931" calcext:value-type="float">
            <text:p>1.4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83]*[.B83]/100)*1000/[.G83]" office:value-type="float" office:value="3.14785219623226" calcext:value-type="float">
            <text:p>3.15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6.6" calcext:value-type="float">
            <text:p>6.6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84]*[.B84]/100)*1000/[.G84]" office:value-type="float" office:value="5.73255046381545" calcext:value-type="float">
            <text:p>5.73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2.2" calcext:value-type="float">
            <text:p>2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85]*[.B85]/100)*1000/[.G85]" office:value-type="float" office:value="2.09338395516352" calcext:value-type="float">
            <text:p>2.0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8" calcext:value-type="float">
            <text:p>1.8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86]*[.B86]/100)*1000/[.G86]" office:value-type="float" office:value="1.51108126259234" calcext:value-type="float">
            <text:p>1.5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87]*[.B87]/100)*1000/[.G87]" office:value-type="float" office:value="0.391717141052446" calcext:value-type="float">
            <text:p>3.92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88]*[.B88]/100)*1000/[.G88]" office:value-type="float" office:value="0.717474929770242" calcext:value-type="float">
            <text:p>7.1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89]*[.B89]/100)*1000/[.G89]" office:value-type="float" office:value="5.03636425717895" calcext:value-type="float">
            <text:p>5.0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90]*[.B90]/100)*1000/[.G90]" office:value-type="float" office:value="2.87019815848086" calcext:value-type="float">
            <text:p>2.87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3" calcext:value-type="float">
            <text:p>3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91]*[.B91]/100)*1000/[.G91]" office:value-type="float" office:value="0.124848101476537" calcext:value-type="float">
            <text:p>1.25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romium</text:p>
          </table:table-cell>
          <table:table-cell table:style-name="ce4" office:value-type="float" office:value="554.2679" calcext:value-type="float">
            <text:p>5.54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1.996" calcext:value-type="float">
            <text:p>5.20E+01</text:p>
          </table:table-cell>
          <table:table-cell table:style-name="ce4" table:formula="of:=[.E92]*0.001/[.G92]" office:value-type="float" office:value="0.0106598180629279" calcext:value-type="float">
            <text:p>1.07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float" office:value="357.831" calcext:value-type="float">
            <text:p>3.58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3.55" calcext:value-type="float">
            <text:p>6.36E+01</text:p>
          </table:table-cell>
          <table:table-cell table:style-name="ce4" table:formula="of:=[.E93]*0.001/[.G93]" office:value-type="float" office:value="0.00563070023603462" calcext:value-type="float">
            <text:p>5.6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anganese</text:p>
          </table:table-cell>
          <table:table-cell table:style-name="ce4" office:value-type="float" office:value="342.399" calcext:value-type="float">
            <text:p>3.42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4.938" calcext:value-type="float">
            <text:p>5.49E+01</text:p>
          </table:table-cell>
          <table:table-cell table:style-name="ce4" table:formula="of:=[.E94]*0.001/[.G94]" office:value-type="float" office:value="0.00623246204812698" calcext:value-type="float">
            <text:p>6.2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ickel</text:p>
          </table:table-cell>
          <table:table-cell table:style-name="ce4" office:value-type="float" office:value="89.966" calcext:value-type="float">
            <text:p>9.00E+01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8.693" calcext:value-type="float">
            <text:p>5.87E+01</text:p>
          </table:table-cell>
          <table:table-cell table:style-name="ce4" table:formula="of:=[.E95]*0.001/[.G95]" office:value-type="float" office:value="0.00153282333498032" calcext:value-type="float">
            <text:p>1.5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float" office:value="1.874" calcext:value-type="float">
            <text:p>1.87E+00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207" calcext:value-type="float">
            <text:p>2.07E+02</text:p>
          </table:table-cell>
          <table:table-cell table:style-name="ce4" table:formula="of:=[.E96]*0.001/[.G96]" office:value-type="float" office:value="0.00000905314009661836" calcext:value-type="float">
            <text:p>9.05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inc</text:p>
          </table:table-cell>
          <table:table-cell table:style-name="ce4" office:value-type="float" office:value="13789.66" calcext:value-type="float">
            <text:p>1.38E+04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97]*0.001/[.G97]" office:value-type="float" office:value="0.21091557051086" calcext:value-type="float">
            <text:p>2.11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E98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loride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[.E99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5" table:number-columns-repeated="6"/>
          <table:table-cell table:style-name="ce9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2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6"/>
          <table:table-cell table:style-name="ce4"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908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2">
          <table:table-cell table:number-columns-repeated="12"/>
          <table:table-cell table:style-name="ce5" table:number-columns-repeated="16"/>
          <table:table-cell table:number-columns-repeated="996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3" table:style-name="ta3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COMPOUND PER 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WEIGHT</text:p>
          </table:table-cell>
          <table:table-cell table:style-name="ce3" office:value-type="string" calcext:value-type="string">
            <text:p>MOLECULAR CONCENTRATION IN MEDIUM</text:p>
          </table:table-cell>
          <table:table-cell table:style-name="ce3" office:value-type="string" calcext:value-type="string">
            <text:p>UNIT</text:p>
          </table:table-cell>
          <table:table-cell table:style-name="ce10" office:value-type="string" calcext:value-type="string">
            <text:p>MOLECULAR COMPOUND IN TOTAL</text:p>
          </table:table-cell>
          <table:table-cell table:style-name="ce10" office:value-type="string" calcext:value-type="string">
            <text:p>MOLECULAR CONCENTRATION IN TOTAL</text:p>
          </table:table-cell>
          <table:table-cell table:style-name="ce10" office:value-type="string" calcext:value-type="string">
            <text:p>UNIT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Sodium</text:p>
          </table:table-cell>
          <table:table-cell table:style-name="ce4" office:value-type="float" office:value="4900" calcext:value-type="float">
            <text:p>4.90E+03</text:p>
          </table:table-cell>
          <table:table-cell table:style-name="ce6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2]*[.E2]*0.001/[.G2]" office:value-type="float" office:value="1.0656807307525" calcext:value-type="float">
            <text:p>1.07E+00</text:p>
          </table:table-cell>
          <table:table-cell table:style-name="ce4" office:value-type="string" calcext:value-type="string">
            <text:p>mmol/L</text:p>
          </table:table-cell>
          <table:table-cell table:style-name="ce6" office:value-type="string" calcext:value-type="string">
            <text:p>Sodium</text:p>
          </table:table-cell>
          <table:table-cell table:style-name="ce4" table:formula="of:=SUM([.H2];[.H64];[.H98])" office:value-type="float" office:value="186.931246183577" calcext:value-type="float">
            <text:p>1.87E+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38" calcext:value-type="float">
            <text:p>3.8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3]*[.B3]/100)*1000/[.G3]" office:value-type="float" office:value="0.535966149506347" calcext:value-type="float">
            <text:p>5.3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loride</text:p>
          </table:table-cell>
          <table:table-cell table:style-name="ce4" table:formula="of:=SUM([.H3];[.H65];[.H99])" office:value-type="float" office:value="171.820892813528" calcext:value-type="float">
            <text:p>1.72E+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130" calcext:value-type="float">
            <text:p>1.30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4]*[.E4]*0.001/[.G4]" office:value-type="float" office:value="0.0162183741703678" calcext:value-type="float">
            <text:p>1.6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lcium</text:p>
          </table:table-cell>
          <table:table-cell table:style-name="ce4" table:formula="of:=SUM([.H4];[.H66])" office:value-type="float" office:value="0.0800938170567394" calcext:value-type="float">
            <text:p>8.01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4864.5" calcext:value-type="float">
            <text:p>4.86E+03</text:p>
          </table:table-cell>
          <table:table-cell table:style-name="ce7" office:value-type="string" calcext:value-type="string">
            <text:p>μg/L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E5]*0.001/[.G5]" office:value-type="float" office:value="0.0871071716357776" calcext:value-type="float">
            <text:p>8.71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ron</text:p>
          </table:table-cell>
          <table:table-cell table:style-name="ce4" table:formula="of:=SUM([.H5];[.H67])" office:value-type="float" office:value="0.0912257140299042" calcext:value-type="float">
            <text:p>9.12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]*[.B6]/100)*1000/[.G6]" office:value-type="float" office:value="0.0468476721912218" calcext:value-type="float">
            <text:p>4.68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ulfate</text:p>
          </table:table-cell>
          <table:table-cell table:style-name="ce4" table:formula="of:=SUM([.H6];[.H68])" office:value-type="float" office:value="0.390397268260182" calcext:value-type="float">
            <text:p>3.90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3.27" calcext:value-type="float">
            <text:p>3.27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7]*[.B7]/100)*1000/[.G7]" office:value-type="float" office:value="1.72159629356639" calcext:value-type="float">
            <text:p>1.72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osphate</text:p>
          </table:table-cell>
          <table:table-cell table:style-name="ce4" table:formula="of:=SUM([.H7];[.H69])" office:value-type="float" office:value="4.43824365589133" calcext:value-type="float">
            <text:p>4.4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40.51" calcext:value-type="float">
            <text:p>4.05E+01</text:p>
          </table:table-cell>
          <table:table-cell table:style-name="ce7" office:value-type="string" calcext:value-type="string">
            <text:p>mg/L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E8]/[.G8]" office:value-type="float" office:value="1.66673523966262" calcext:value-type="float">
            <text:p>1.6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gnesium</text:p>
          </table:table-cell>
          <table:table-cell table:style-name="ce4" table:formula="of:=SUM([.H8];[.H70])" office:value-type="float" office:value="1.74696564492903" calcext:value-type="float">
            <text:p>1.7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1950" calcext:value-type="float">
            <text:p>3.20E+04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9]*[.E9]*0.001/[.G9]" office:value-type="float" office:value="2.14291463218329" calcext:value-type="float">
            <text:p>2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otassium</text:p>
          </table:table-cell>
          <table:table-cell table:style-name="ce4" table:formula="of:=SUM([.H9];[.H71])" office:value-type="float" office:value="2.57981434780276" calcext:value-type="float">
            <text:p>2.5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5.6" calcext:value-type="float">
            <text:p>5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10]*[.B10]/100)*1000/[.G10]" office:value-type="float" office:value="3.14274810873908" calcext:value-type="float">
            <text:p>3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anine</text:p>
          </table:table-cell>
          <table:table-cell table:style-name="ce4" table:formula="of:=SUM([.H10];[.H72])" office:value-type="float" office:value="6.73446023301232" calcext:value-type="float">
            <text:p>6.7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3" calcext:value-type="float">
            <text:p>5.3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11]*[.B11]/100)*1000/[.G11]" office:value-type="float" office:value="1.99093934772319" calcext:value-type="float">
            <text:p>1.9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tic</text:p>
          </table:table-cell>
          <table:table-cell table:style-name="ce4" table:formula="of:=SUM([.H11];[.H73])" office:value-type="float" office:value="5.89768825646304" calcext:value-type="float">
            <text:p>5.90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1" calcext:value-type="float">
            <text:p>1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12]*[.B12]/100)*1000/[.G12]" office:value-type="float" office:value="0.378446703350767" calcext:value-type="float">
            <text:p>3.7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agine</text:p>
          </table:table-cell>
          <table:table-cell table:style-name="ce4" table:formula="of:=SUM([.H12];[.H74])" office:value-type="float" office:value="0.832582747371688" calcext:value-type="float">
            <text:p>8.33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9.4" calcext:value-type="float">
            <text:p>9.4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13]*[.B13]/100)*1000/[.G13]" office:value-type="float" office:value="3.19445388431999" calcext:value-type="float">
            <text:p>3.1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c</text:p>
          </table:table-cell>
          <table:table-cell table:style-name="ce4" table:formula="of:=SUM([.H13];[.H75])" office:value-type="float" office:value="13.457486576497" calcext:value-type="float">
            <text:p>1.35E+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14]*[.B14]/100)*1000/[.G14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ne</text:p>
          </table:table-cell>
          <table:table-cell table:style-name="ce4" table:formula="of:=SUM([.H14];[.H76])" office:value-type="float" office:value="0.136849451917945" calcext:value-type="float">
            <text:p>1.37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15]*[.B15]/100)*1000/[.G15]" office:value-type="float" office:value="1.99821492799766" calcext:value-type="float">
            <text:p>2.0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ycine</text:p>
          </table:table-cell>
          <table:table-cell table:style-name="ce4" table:formula="of:=SUM([.H15];[.H77])" office:value-type="float" office:value="4.26285851306167" calcext:value-type="float">
            <text:p>4.26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16]*[.B16]/100)*1000/[.G16]" office:value-type="float" office:value="0.418930502652152" calcext:value-type="float">
            <text:p>4.1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Histidine</text:p>
          </table:table-cell>
          <table:table-cell table:style-name="ce4" table:formula="of:=SUM([.H16];[.H78])" office:value-type="float" office:value="1.64349658732767" calcext:value-type="float">
            <text:p>1.6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7]*[.B17]/100)*1000/[.G17]" office:value-type="float" office:value="1.14351057747284" calcext:value-type="float">
            <text:p>1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soleucine</text:p>
          </table:table-cell>
          <table:table-cell table:style-name="ce4" table:formula="of:=SUM([.H17];[.H79])" office:value-type="float" office:value="5.33638269487326" calcext:value-type="float">
            <text:p>5.3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4.1" calcext:value-type="float">
            <text:p>4.1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8]*[.B18]/100)*1000/[.G18]" office:value-type="float" office:value="1.56279778921288" calcext:value-type="float">
            <text:p>1.56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ucine</text:p>
          </table:table-cell>
          <table:table-cell table:style-name="ce4" table:formula="of:=SUM([.H18];[.H80])" office:value-type="float" office:value="7.28035067657709" calcext:value-type="float">
            <text:p>7.2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4.6" calcext:value-type="float">
            <text:p>4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19]*[.B19]/100)*1000/[.G19]" office:value-type="float" office:value="1.57329502701963" calcext:value-type="float">
            <text:p>1.5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ysine</text:p>
          </table:table-cell>
          <table:table-cell table:style-name="ce4" table:formula="of:=SUM([.H19];[.H81])" office:value-type="float" office:value="5.81435118681168" calcext:value-type="float">
            <text:p>5.81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20]*[.B20]/100)*1000/[.G20]" office:value-type="float" office:value="0.268082140367809" calcext:value-type="float">
            <text:p>2.6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ethionine</text:p>
          </table:table-cell>
          <table:table-cell table:style-name="ce4" table:formula="of:=SUM([.H20];[.H82])" office:value-type="float" office:value="1.6755133772988" calcext:value-type="float">
            <text:p>1.6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21]*[.B21]/100)*1000/[.G21]" office:value-type="float" office:value="0.786963049058066" calcext:value-type="float">
            <text:p>7.8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enylalanine</text:p>
          </table:table-cell>
          <table:table-cell table:style-name="ce4" table:formula="of:=SUM([.H21];[.H83])" office:value-type="float" office:value="3.93481524529033" calcext:value-type="float">
            <text:p>3.9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2" calcext:value-type="float">
            <text:p>2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22]*[.B22]/100)*1000/[.G22]" office:value-type="float" office:value="0.86856825209325" calcext:value-type="float">
            <text:p>8.6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roline</text:p>
          </table:table-cell>
          <table:table-cell table:style-name="ce4" table:formula="of:=SUM([.H22];[.H84])" office:value-type="float" office:value="6.6011187159087" calcext:value-type="float">
            <text:p>6.60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23]*[.B23]/100)*1000/[.G23]" office:value-type="float" office:value="0.761230529150372" calcext:value-type="float">
            <text:p>7.6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rine</text:p>
          </table:table-cell>
          <table:table-cell table:style-name="ce4" table:formula="of:=SUM([.H23];[.H85])" office:value-type="float" office:value="2.85461448431389" calcext:value-type="float">
            <text:p>2.8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24]*[.B24]/100)*1000/[.G24]" office:value-type="float" office:value="0.671591672263264" calcext:value-type="float">
            <text:p>6.7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reonine</text:p>
          </table:table-cell>
          <table:table-cell table:style-name="ce4" table:formula="of:=SUM([.H24];[.H86])" office:value-type="float" office:value="2.18267293485561" calcext:value-type="float">
            <text:p>2.18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25]*[.B25]/100)*1000/[.G25]" office:value-type="float" office:value="0.122411606578889" calcext:value-type="float">
            <text:p>1.2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ryptophan</text:p>
          </table:table-cell>
          <table:table-cell table:style-name="ce4" table:formula="of:=SUM([.H25];[.H87])" office:value-type="float" office:value="0.514128747631335" calcext:value-type="float">
            <text:p>5.14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2" calcext:value-type="float">
            <text:p>1.2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26]*[.B26]/100)*1000/[.G26]" office:value-type="float" office:value="0.331142275278573" calcext:value-type="float">
            <text:p>3.3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yrosine</text:p>
          </table:table-cell>
          <table:table-cell table:style-name="ce4" table:formula="of:=SUM([.H26];[.H88])" office:value-type="float" office:value="1.04861720504882" calcext:value-type="float">
            <text:p>1.05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27]*[.B27]/100)*1000/[.G27]" office:value-type="float" office:value="1.49383685594291" calcext:value-type="float">
            <text:p>1.4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line</text:p>
          </table:table-cell>
          <table:table-cell table:style-name="ce4" table:formula="of:=SUM([.H27];[.H89])" office:value-type="float" office:value="6.53020111312186" calcext:value-type="float">
            <text:p>6.53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28]*[.B28]/100)*1000/[.G28]" office:value-type="float" office:value="0.746251521205024" calcext:value-type="float">
            <text:p>7.4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rginine</text:p>
          </table:table-cell>
          <table:table-cell table:style-name="ce4" table:formula="of:=SUM([.H28];[.H90])" office:value-type="float" office:value="3.61644967968589" calcext:value-type="float">
            <text:p>3.62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29]*[.B29]/100)*1000/[.G29]" office:value-type="float" office:value="0.0416160338255123" calcext:value-type="float">
            <text:p>4.16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stine</text:p>
          </table:table-cell>
          <table:table-cell table:style-name="ce4" table:formula="of:=SUM([.H29];[.H91])" office:value-type="float" office:value="0.166464135302049" calcext:value-type="float">
            <text:p>1.6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uminum</text:p>
          </table:table-cell>
          <table:table-cell table:style-name="ce4" office:value-type="float" office:value="3.1" calcext:value-type="float">
            <text:p>3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6.982" calcext:value-type="float">
            <text:p>2.70E+01</text:p>
          </table:table-cell>
          <table:table-cell table:style-name="ce4" table:formula="of:=[.B30]*[.E30]*0.001/[.G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uminum</text:p>
          </table:table-cell>
          <table:table-cell table:style-name="ce4" table:formula="of:=[.H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arium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37.327" calcext:value-type="float">
            <text:p>1.37E+02</text:p>
          </table:table-cell>
          <table:table-cell table:style-name="ce4" table:formula="of:=[.B31]*[.E31]*0.001/[.G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arium</text:p>
          </table:table-cell>
          <table:table-cell table:style-name="ce4" table:formula="of:=[.H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dmium</text:p>
          </table:table-cell>
          <table:table-cell table:style-name="ce4" office:value-type="float" office:value="1.5" calcext:value-type="float">
            <text:p>1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12.414" calcext:value-type="float">
            <text:p>1.12E+02</text:p>
          </table:table-cell>
          <table:table-cell table:style-name="ce4" table:formula="of:=[.B32]*[.E32]*0.001/[.G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dmium</text:p>
          </table:table-cell>
          <table:table-cell table:style-name="ce4" table:formula="of:=[.H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balt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8.933" calcext:value-type="float">
            <text:p>5.89E+01</text:p>
          </table:table-cell>
          <table:table-cell table:style-name="ce4" table:formula="of:=[.B33]*[.E33]*0.001/[.G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balt</text:p>
          </table:table-cell>
          <table:table-cell table:style-name="ce4" table:formula="of:=[.H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romium</text:p>
          </table:table-cell>
          <table:table-cell table:style-name="ce4" office:value-type="float" office:value="30.8449" calcext:value-type="float">
            <text:p>3.08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1.996" calcext:value-type="float">
            <text:p>5.20E+01</text:p>
          </table:table-cell>
          <table:table-cell table:style-name="ce4" table:formula="of:=[.E34]*0.001/[.G34]" office:value-type="float" office:value="0.000593216785906608" calcext:value-type="float">
            <text:p>5.9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romium</text:p>
          </table:table-cell>
          <table:table-cell table:style-name="ce4" table:formula="of:=[.H34]+[.H92]" office:value-type="float" office:value="0.0112530348488345" calcext:value-type="float">
            <text:p>1.13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allium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69.723" calcext:value-type="float">
            <text:p>6.97E+01</text:p>
          </table:table-cell>
          <table:table-cell table:style-name="ce4" table:formula="of:=[.B35]*[.E35]*0.001/[.G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allium</text:p>
          </table:table-cell>
          <table:table-cell table:style-name="ce4" table:formula="of:=[.H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oper</text:p>
          </table:table-cell>
          <table:table-cell table:style-name="ce7" office:value-type="float" office:value="314.416" calcext:value-type="float">
            <text:p>3.1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63.55" calcext:value-type="float">
            <text:p>6.36E+01</text:p>
          </table:table-cell>
          <table:table-cell table:style-name="ce4" table:formula="of:=[.E36]*0.001/[.G36]" office:value-type="float" office:value="0.00494753737214792" calcext:value-type="float">
            <text:p>4.95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oper</text:p>
          </table:table-cell>
          <table:table-cell table:style-name="ce4" table:formula="of:=[.H36]+[.H93]" office:value-type="float" office:value="0.0105782376081825" calcext:value-type="float">
            <text:p>1.06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ganese</text:p>
          </table:table-cell>
          <table:table-cell table:style-name="ce4" office:value-type="float" office:value="263.697" calcext:value-type="float">
            <text:p>2.6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4.938" calcext:value-type="float">
            <text:p>5.49E+01</text:p>
          </table:table-cell>
          <table:table-cell table:style-name="ce4" table:formula="of:=[.E37]*0.001/[.G37]" office:value-type="float" office:value="0.00479990170737923" calcext:value-type="float">
            <text:p>4.80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ganese</text:p>
          </table:table-cell>
          <table:table-cell table:style-name="ce4" table:formula="of:=[.H37]+[.H94]" office:value-type="float" office:value="0.0110323637555062" calcext:value-type="float">
            <text:p>1.10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ckel</text:p>
          </table:table-cell>
          <table:table-cell table:style-name="ce4" office:value-type="float" office:value="31.973" calcext:value-type="float">
            <text:p>3.20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8.693" calcext:value-type="float">
            <text:p>5.87E+01</text:p>
          </table:table-cell>
          <table:table-cell table:style-name="ce4" table:formula="of:=[.E38]*0.001/[.G38]" office:value-type="float" office:value="0.000544749799805769" calcext:value-type="float">
            <text:p>5.45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ckel</text:p>
          </table:table-cell>
          <table:table-cell table:style-name="ce4" table:formula="of:=[.H38]+[.H95]" office:value-type="float" office:value="0.00207757313478609" calcext:value-type="float">
            <text:p>2.08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ad</text:p>
          </table:table-cell>
          <table:table-cell table:style-name="ce4" office:value-type="float" office:value="1.736" calcext:value-type="float">
            <text:p>1.74E+00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207" calcext:value-type="float">
            <text:p>2.07E+02</text:p>
          </table:table-cell>
          <table:table-cell table:style-name="ce4" table:formula="of:=[.E39]*0.001/[.G39]" office:value-type="float" office:value="0.00000838647342995169" calcext:value-type="float">
            <text:p>8.3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ad</text:p>
          </table:table-cell>
          <table:table-cell table:style-name="ce4" table:formula="of:=[.H39]+[.H96]" office:value-type="float" office:value="0.00001743961352657" calcext:value-type="float">
            <text:p>1.74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rontium</text:p>
          </table:table-cell>
          <table:table-cell table:style-name="ce4" office:value-type="float" office:value="1.1" calcext:value-type="float">
            <text:p>1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87.6" calcext:value-type="float">
            <text:p>8.76E+01</text:p>
          </table:table-cell>
          <table:table-cell table:style-name="ce4" table:formula="of:=[.B40]*[.E40]*0.001/[.G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rontium</text:p>
          </table:table-cell>
          <table:table-cell table:style-name="ce4" table:formula="of:=[.H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nadium</text:p>
          </table:table-cell>
          <table:table-cell table:style-name="ce4" office:value-type="float" office:value="43.7" calcext:value-type="float">
            <text:p>4.37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0.941" calcext:value-type="float">
            <text:p>5.09E+01</text:p>
          </table:table-cell>
          <table:table-cell table:style-name="ce4" table:formula="of:=[.B41]*[.E41]*0.001/[.G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nadium</text:p>
          </table:table-cell>
          <table:table-cell table:style-name="ce4" table:formula="of:=[.H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in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118.71" calcext:value-type="float">
            <text:p>1.19E+02</text:p>
          </table:table-cell>
          <table:table-cell table:style-name="ce4" table:formula="of:=[.B42]*[.E42]*0.001/[.G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in</text:p>
          </table:table-cell>
          <table:table-cell table:style-name="ce4" table:formula="of:=[.H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Zinc</text:p>
          </table:table-cell>
          <table:table-cell table:style-name="ce4" office:value-type="float" office:value="18489.87" calcext:value-type="float">
            <text:p>1.85E+04</text:p>
          </table:table-cell>
          <table:table-cell table:style-name="ce7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43]*0.001/[.G43]" office:value-type="float" office:value="0.282806209850107" calcext:value-type="float">
            <text:p>2.83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Zinc</text:p>
          </table:table-cell>
          <table:table-cell table:style-name="ce4" table:formula="of:=[.H43]+[.H97]" office:value-type="float" office:value="0.493721780360967" calcext:value-type="float">
            <text:p>4.94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itanium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7.867" calcext:value-type="float">
            <text:p>4.79E+01</text:p>
          </table:table-cell>
          <table:table-cell table:style-name="ce4" table:formula="of:=[.B44]*[.E44]*0.001/[.G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itanium</text:p>
          </table:table-cell>
          <table:table-cell table:style-name="ce4" table:formula="of:=[.H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olybdenum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95.95" calcext:value-type="float">
            <text:p>9.60E+01</text:p>
          </table:table-cell>
          <table:table-cell table:style-name="ce4" table:formula="of:=[.B45]*[.E45]*0.001/[.G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olybdenum</text:p>
          </table:table-cell>
          <table:table-cell table:style-name="ce4" table:formula="of:=[.H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denine</text:p>
          </table:table-cell>
          <table:table-cell table:style-name="ce7" office:value-type="float" office:value="884" calcext:value-type="float">
            <text:p>8.84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35.13" calcext:value-type="float">
            <text:p>1.35E+02</text:p>
          </table:table-cell>
          <table:table-cell table:style-name="ce4" table:formula="of:=([.B46]*[.E46]/100)/[.G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denine</text:p>
          </table:table-cell>
          <table:table-cell table:style-name="ce4" table:formula="of:=[.H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uanine</text:p>
          </table:table-cell>
          <table:table-cell table:style-name="ce7" office:value-type="float" office:value="925" calcext:value-type="float">
            <text:p>9.25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51.129" calcext:value-type="float">
            <text:p>1.51E+02</text:p>
          </table:table-cell>
          <table:table-cell table:style-name="ce4" table:formula="of:=([.B47]*[.E47]/100)/[.G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uanine</text:p>
          </table:table-cell>
          <table:table-cell table:style-name="ce4" table:formula="of:=[.H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tosine</text:p>
          </table:table-cell>
          <table:table-cell table:style-name="ce7" office:value-type="float" office:value="436" calcext:value-type="float">
            <text:p>4.36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1.104" calcext:value-type="float">
            <text:p>1.11E+02</text:p>
          </table:table-cell>
          <table:table-cell table:style-name="ce4" table:formula="of:=([.B48]*[.E48]/100)/[.G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tosine</text:p>
          </table:table-cell>
          <table:table-cell table:style-name="ce4" table:formula="of:=[.H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Uracil</text:p>
          </table:table-cell>
          <table:table-cell table:style-name="ce7" office:value-type="float" office:value="631" calcext:value-type="float">
            <text:p>6.31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2.088" calcext:value-type="float">
            <text:p>1.12E+02</text:p>
          </table:table-cell>
          <table:table-cell table:style-name="ce4" table:formula="of:=([.B49]*[.E49]/100)/[.G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Uracil</text:p>
          </table:table-cell>
          <table:table-cell table:style-name="ce4" table:formula="of:=[.H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mmonia</text:p>
          </table:table-cell>
          <table:table-cell table:style-name="ce7" office:value-type="float" office:value="0.83" calcext:value-type="float">
            <text:p>8.3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.031" calcext:value-type="float">
            <text:p>1.70E+01</text:p>
          </table:table-cell>
          <table:table-cell table:style-name="ce4" table:formula="of:=([.E50]*[.B50]/100)*1000/[.G50]" office:value-type="float" office:value="2.43673301626446" calcext:value-type="float">
            <text:p>2.4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mmonia</text:p>
          </table:table-cell>
          <table:table-cell table:style-name="ce4" table:formula="of:=[.H50]" office:value-type="float" office:value="2.43673301626446" calcext:value-type="float">
            <text:p>2.44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ellulose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342.2965" calcext:value-type="float">
            <text:p>3.42E+02</text:p>
          </table:table-cell>
          <table:table-cell table:style-name="ce4" table:formula="of:=([.E51]*[.B51]/100)*1000/[.G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ellobiose</text:p>
          </table:table-cell>
          <table:table-cell table:style-name="ce4" table:formula="of:=[.H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nose</text:p>
          </table:table-cell>
          <table:table-cell table:style-name="ce7" table:formula="of:=11.45*2/5" office:value-type="float" office:value="4.58" calcext:value-type="float">
            <text:p>4.58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0.156" calcext:value-type="float">
            <text:p>1.80E+02</text:p>
          </table:table-cell>
          <table:table-cell table:style-name="ce4" table:formula="of:=([.E52]*[.B52]/100)*1000/[.G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nose</text:p>
          </table:table-cell>
          <table:table-cell table:style-name="ce4" table:formula="of:=[.H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Folate</text:p>
          </table:table-cell>
          <table:table-cell table:style-name="ce7" office:value-type="float" office:value="22.4" calcext:value-type="float">
            <text:p>2.24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41.3975" calcext:value-type="float">
            <text:p>4.41E+02</text:p>
          </table:table-cell>
          <table:table-cell table:style-name="ce4" table:formula="of:=[.B53]*[.E53]*0.001/[.G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Folate</text:p>
          </table:table-cell>
          <table:table-cell table:style-name="ce4" table:formula="of:=[.H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antothenate</text:p>
          </table:table-cell>
          <table:table-cell table:style-name="ce7" office:value-type="float" office:value="106" calcext:value-type="float">
            <text:p>1.0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19.235" calcext:value-type="float">
            <text:p>2.19E+02</text:p>
          </table:table-cell>
          <table:table-cell table:style-name="ce4" table:formula="of:=[.B54]*[.E54]*0.001/[.G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antothenate</text:p>
          </table:table-cell>
          <table:table-cell table:style-name="ce4" table:formula="of:=[.H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iotin</text:p>
          </table:table-cell>
          <table:table-cell table:style-name="ce7" office:value-type="float" office:value="1.34" calcext:value-type="float">
            <text:p>1.34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44.3106" calcext:value-type="float">
            <text:p>2.44E+02</text:p>
          </table:table-cell>
          <table:table-cell table:style-name="ce4" table:formula="of:=[.B55]*[.E55]*0.001/[.G55]" office:value-type="float" office:value="0.0000274241068541439" calcext:value-type="float">
            <text:p>2.74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iotin</text:p>
          </table:table-cell>
          <table:table-cell table:style-name="ce4" table:formula="of:=[.H55]" office:value-type="float" office:value="0.0000274241068541439" calcext:value-type="float">
            <text:p>2.74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lenium</text:p>
          </table:table-cell>
          <table:table-cell table:style-name="ce4" office:value-type="float" office:value="7.9" calcext:value-type="float">
            <text:p>7.90E+00</text:p>
          </table:table-cell>
          <table:table-cell table:style-name="ce7" office:value-type="string" calcext:value-type="string">
            <text:p>µg/100g</text:p>
          </table:table-cell>
          <table:table-cell table:style-name="ce4" office:value-type="float" office:value="71.927" calcext:value-type="float">
            <text:p>7.19E+01</text:p>
          </table:table-cell>
          <table:table-cell table:style-name="ce4" table:formula="of:=0.001*[.B56]*[.E56]/(100*[.G56])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lenium</text:p>
          </table:table-cell>
          <table:table-cell table:style-name="ce4" table:formula="of:=[.H56]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7" office:value-type="float" office:value="0.3" calcext:value-type="float">
            <text:p>3.00E-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76.12" calcext:value-type="float">
            <text:p>1.76E+02</text:p>
          </table:table-cell>
          <table:table-cell table:style-name="ce4" table:formula="of:=[.B57]*[.E57]/(100*[.G57])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4" table:formula="of:=[.H57]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iamin</text:p>
          </table:table-cell>
          <table:table-cell table:style-name="ce7" office:value-type="float" office:value="10.99" calcext:value-type="float">
            <text:p>1.1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265.36" calcext:value-type="float">
            <text:p>2.65E+02</text:p>
          </table:table-cell>
          <table:table-cell table:style-name="ce4" table:formula="of:=[.B58]*[.E58]/(100*[.G58])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iamin</text:p>
          </table:table-cell>
          <table:table-cell table:style-name="ce4" table:formula="of:=[.H58]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Riboflavin</text:p>
          </table:table-cell>
          <table:table-cell table:style-name="ce7" office:value-type="float" office:value="4" calcext:value-type="float">
            <text:p>4.0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376.4" calcext:value-type="float">
            <text:p>3.76E+02</text:p>
          </table:table-cell>
          <table:table-cell table:style-name="ce4" table:formula="of:=[.B59]*[.E59]/(100*[.G59])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Riboflavin</text:p>
          </table:table-cell>
          <table:table-cell table:style-name="ce4" table:formula="of:=[.H59]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acin</text:p>
          </table:table-cell>
          <table:table-cell table:style-name="ce7" office:value-type="float" office:value="40.2" calcext:value-type="float">
            <text:p>4.02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23.11" calcext:value-type="float">
            <text:p>1.23E+02</text:p>
          </table:table-cell>
          <table:table-cell table:style-name="ce4" table:formula="of:=[.B60]*[.E60]/(100*[.G60])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acin</text:p>
          </table:table-cell>
          <table:table-cell table:style-name="ce4" table:formula="of:=[.H60]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6</text:p>
          </table:table-cell>
          <table:table-cell table:style-name="ce7" office:value-type="float" office:value="1.5" calcext:value-type="float">
            <text:p>1.5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69.18" calcext:value-type="float">
            <text:p>1.69E+02</text:p>
          </table:table-cell>
          <table:table-cell table:style-name="ce4" table:formula="of:=[.B61]*[.E61]/(100*[.G61])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6</text:p>
          </table:table-cell>
          <table:table-cell table:style-name="ce4" table:formula="of:=[.H61]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oline, total</text:p>
          </table:table-cell>
          <table:table-cell table:style-name="ce7" office:value-type="float" office:value="32" calcext:value-type="float">
            <text:p>3.2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04.17" calcext:value-type="float">
            <text:p>1.04E+02</text:p>
          </table:table-cell>
          <table:table-cell table:style-name="ce4" table:formula="of:=[.B62]*[.E62]/(100*[.G62])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oline, total</text:p>
          </table:table-cell>
          <table:table-cell table:style-name="ce4" table:formula="of:=[.H62]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12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µg/100g</text:p>
          </table:table-cell>
          <table:table-cell table:style-name="ce7" office:value-type="float" office:value="1355.4" calcext:value-type="float">
            <text:p>1.36E+03</text:p>
          </table:table-cell>
          <table:table-cell table:style-name="ce4" table:formula="of:=0.001*[.B63]*[.E63]/(100*[.G63])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12</text:p>
          </table:table-cell>
          <table:table-cell table:style-name="ce4" table:formula="of:=[.H63]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office:value-type="float" office:value="33910" calcext:value-type="float">
            <text:p>3.39E+04</text:p>
          </table:table-cell>
          <table:table-cell table:style-name="ce7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64]*[.E64]*0.001/[.G64]" office:value-type="float" office:value="14.7498912570683" calcext:value-type="float">
            <text:p>1.47E+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Oxygen</text:p>
          </table:table-cell>
          <table:table-cell table:style-name="ce11" office:value-type="float" office:value="18.2" calcext:value-type="float">
            <text:p>1.82E+01</text:p>
          </table:table-cell>
          <table:table-cell table:style-name="ce11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06" calcext:value-type="float">
            <text:p>6.00E-02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65]*[.B65]/100)*1000/[.G65]" office:value-type="float" office:value="0.169252468265162" calcext:value-type="float">
            <text:p>1.69E-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Water</text:p>
          </table:table-cell>
          <table:table-cell table:style-name="ce11" table:formula="of:=1000*1000/18.015" office:value-type="float" office:value="55509.2978073827" calcext:value-type="float">
            <text:p>5.55E+04</text:p>
          </table:table-cell>
          <table:table-cell table:style-name="ce11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256" calcext:value-type="float">
            <text:p>2.5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66]*[.E66]*0.001/[.G66]" office:value-type="float" office:value="0.0638754428863716" calcext:value-type="float">
            <text:p>6.39E-02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Protons</text:p>
          </table:table-cell>
          <table:table-cell table:style-name="ce11" table:formula="of:=1000*(10^-7)" office:value-type="float" office:value="0.0001" calcext:value-type="float">
            <text:p>1.00E-04</text:p>
          </table:table-cell>
          <table:table-cell table:style-name="ce11" office:value-type="string" calcext:value-type="string">
            <text:p>mmol/L</text:p>
          </table:table-cell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23" calcext:value-type="float">
            <text:p>2.30E+01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B67]*[.E67]*0.001/[.G67]" office:value-type="float" office:value="0.0041185423941266" calcext:value-type="float">
            <text:p>4.12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33" calcext:value-type="float">
            <text:p>3.3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8]*[.B68]/100)*1000/[.G68]" office:value-type="float" office:value="0.34354959606896" calcext:value-type="float">
            <text:p>3.4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2.58" calcext:value-type="float">
            <text:p>2.58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69]*[.B69]/100)*1000/[.G69]" office:value-type="float" office:value="2.71664736232494" calcext:value-type="float">
            <text:p>2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195" calcext:value-type="float">
            <text:p>1.95E+02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B70]*[.E70]*0.001/[.G70]" office:value-type="float" office:value="0.0802304052664061" calcext:value-type="float">
            <text:p>8.02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257" calcext:value-type="float">
            <text:p>3.26E+03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71]*[.E71]*0.001/[.G71]" office:value-type="float" office:value="0.436899715619467" calcext:value-type="float">
            <text:p>4.3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3.2" calcext:value-type="float">
            <text:p>3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72]*[.B72]/100)*1000/[.G72]" office:value-type="float" office:value="3.59171212427324" calcext:value-type="float">
            <text:p>3.5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73]*[.B73]/100)*1000/[.G73]" office:value-type="float" office:value="3.90674890873985" calcext:value-type="float">
            <text:p>3.9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74]*[.B74]/100)*1000/[.G74]" office:value-type="float" office:value="0.454136044020921" calcext:value-type="float">
            <text:p>4.5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15.1" calcext:value-type="float">
            <text:p>1.51E+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75]*[.B75]/100)*1000/[.G75]" office:value-type="float" office:value="10.263032692177" calcext:value-type="float">
            <text:p>1.03E+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1" calcext:value-type="float">
            <text:p>1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76]*[.B76]/100)*1000/[.G76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1.7" calcext:value-type="float">
            <text:p>1.7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77]*[.B77]/100)*1000/[.G77]" office:value-type="float" office:value="2.26464358506401" calcext:value-type="float">
            <text:p>2.26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9" calcext:value-type="float">
            <text:p>1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78]*[.B78]/100)*1000/[.G78]" office:value-type="float" office:value="1.22456608467552" calcext:value-type="float">
            <text:p>1.2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5.5" calcext:value-type="float">
            <text:p>5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79]*[.B79]/100)*1000/[.G79]" office:value-type="float" office:value="4.19287211740042" calcext:value-type="float">
            <text:p>4.1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7.5" calcext:value-type="float">
            <text:p>7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80]*[.B80]/100)*1000/[.G80]" office:value-type="float" office:value="5.71755288736421" calcext:value-type="float">
            <text:p>5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6.2" calcext:value-type="float">
            <text:p>6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81]*[.B81]/100)*1000/[.G81]" office:value-type="float" office:value="4.24105615979205" calcext:value-type="float">
            <text:p>4.2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2.1" calcext:value-type="float">
            <text:p>2.1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82]*[.B82]/100)*1000/[.G82]" office:value-type="float" office:value="1.407431236931" calcext:value-type="float">
            <text:p>1.4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83]*[.B83]/100)*1000/[.G83]" office:value-type="float" office:value="3.14785219623226" calcext:value-type="float">
            <text:p>3.15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6.6" calcext:value-type="float">
            <text:p>6.6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84]*[.B84]/100)*1000/[.G84]" office:value-type="float" office:value="5.73255046381545" calcext:value-type="float">
            <text:p>5.73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2.2" calcext:value-type="float">
            <text:p>2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85]*[.B85]/100)*1000/[.G85]" office:value-type="float" office:value="2.09338395516352" calcext:value-type="float">
            <text:p>2.0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8" calcext:value-type="float">
            <text:p>1.8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86]*[.B86]/100)*1000/[.G86]" office:value-type="float" office:value="1.51108126259234" calcext:value-type="float">
            <text:p>1.5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87]*[.B87]/100)*1000/[.G87]" office:value-type="float" office:value="0.391717141052446" calcext:value-type="float">
            <text:p>3.92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88]*[.B88]/100)*1000/[.G88]" office:value-type="float" office:value="0.717474929770242" calcext:value-type="float">
            <text:p>7.1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89]*[.B89]/100)*1000/[.G89]" office:value-type="float" office:value="5.03636425717895" calcext:value-type="float">
            <text:p>5.0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90]*[.B90]/100)*1000/[.G90]" office:value-type="float" office:value="2.87019815848086" calcext:value-type="float">
            <text:p>2.87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3" calcext:value-type="float">
            <text:p>3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91]*[.B91]/100)*1000/[.G91]" office:value-type="float" office:value="0.124848101476537" calcext:value-type="float">
            <text:p>1.25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romium</text:p>
          </table:table-cell>
          <table:table-cell table:style-name="ce4" office:value-type="float" office:value="554.2679" calcext:value-type="float">
            <text:p>5.54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1.996" calcext:value-type="float">
            <text:p>5.20E+01</text:p>
          </table:table-cell>
          <table:table-cell table:style-name="ce4" table:formula="of:=[.E92]*0.001/[.G92]" office:value-type="float" office:value="0.0106598180629279" calcext:value-type="float">
            <text:p>1.07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float" office:value="357.831" calcext:value-type="float">
            <text:p>3.58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3.55" calcext:value-type="float">
            <text:p>6.36E+01</text:p>
          </table:table-cell>
          <table:table-cell table:style-name="ce4" table:formula="of:=[.E93]*0.001/[.G93]" office:value-type="float" office:value="0.00563070023603462" calcext:value-type="float">
            <text:p>5.6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anganese</text:p>
          </table:table-cell>
          <table:table-cell table:style-name="ce4" office:value-type="float" office:value="342.399" calcext:value-type="float">
            <text:p>3.42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4.938" calcext:value-type="float">
            <text:p>5.49E+01</text:p>
          </table:table-cell>
          <table:table-cell table:style-name="ce4" table:formula="of:=[.E94]*0.001/[.G94]" office:value-type="float" office:value="0.00623246204812698" calcext:value-type="float">
            <text:p>6.2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ickel</text:p>
          </table:table-cell>
          <table:table-cell table:style-name="ce4" office:value-type="float" office:value="89.966" calcext:value-type="float">
            <text:p>9.00E+01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8.693" calcext:value-type="float">
            <text:p>5.87E+01</text:p>
          </table:table-cell>
          <table:table-cell table:style-name="ce4" table:formula="of:=[.E95]*0.001/[.G95]" office:value-type="float" office:value="0.00153282333498032" calcext:value-type="float">
            <text:p>1.5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float" office:value="1.874" calcext:value-type="float">
            <text:p>1.87E+00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207" calcext:value-type="float">
            <text:p>2.07E+02</text:p>
          </table:table-cell>
          <table:table-cell table:style-name="ce4" table:formula="of:=[.E96]*0.001/[.G96]" office:value-type="float" office:value="0.00000905314009661836" calcext:value-type="float">
            <text:p>9.05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inc</text:p>
          </table:table-cell>
          <table:table-cell table:style-name="ce4" office:value-type="float" office:value="13789.66" calcext:value-type="float">
            <text:p>1.38E+04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97]*0.001/[.G97]" office:value-type="float" office:value="0.21091557051086" calcext:value-type="float">
            <text:p>2.11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E98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loride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[.E99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5" table:number-columns-repeated="6"/>
          <table:table-cell table:style-name="ce9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2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6"/>
          <table:table-cell table:style-name="ce4"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908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2">
          <table:table-cell table:number-columns-repeated="12"/>
          <table:table-cell table:style-name="ce5" table:number-columns-repeated="16"/>
          <table:table-cell table:number-columns-repeated="996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4" table:style-name="ta4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0" table:default-cell-style-name="Default"/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COMPOUND PER 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WEIGHT</text:p>
          </table:table-cell>
          <table:table-cell table:style-name="ce3" office:value-type="string" calcext:value-type="string">
            <text:p>MOLECULAR CONCENTRATION IN MEDIUM</text:p>
          </table:table-cell>
          <table:table-cell table:style-name="ce3" office:value-type="string" calcext:value-type="string">
            <text:p>UNIT</text:p>
          </table:table-cell>
          <table:table-cell table:style-name="ce10" office:value-type="string" calcext:value-type="string">
            <text:p>MOLECULAR COMPOUND IN TOTAL</text:p>
          </table:table-cell>
          <table:table-cell table:style-name="ce10" office:value-type="string" calcext:value-type="string">
            <text:p>MOLECULAR CONCENTRATION IN TOTAL</text:p>
          </table:table-cell>
          <table:table-cell table:style-name="ce10" office:value-type="string" calcext:value-type="string">
            <text:p>UNIT</text:p>
          </table:table-cell>
          <table:table-cell table:style-name="ce13" office:value-type="string" calcext:value-type="string">
            <text:p>BIGG METABOLITE IN TOTAL</text:p>
          </table:table-cell>
          <table:table-cell table:style-name="ce13" office:value-type="string" calcext:value-type="string">
            <text:p>MOLECULAR CONCENTRATION IN TOTAL</text:p>
          </table:table-cell>
          <table:table-cell table:style-name="ce13" office:value-type="string" calcext:value-type="string">
            <text:p>UNIT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Sodium</text:p>
          </table:table-cell>
          <table:table-cell table:style-name="ce4" office:value-type="float" office:value="4900" calcext:value-type="float">
            <text:p>4.90E+03</text:p>
          </table:table-cell>
          <table:table-cell table:style-name="ce6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2]*[.E2]*0.001/[.G2]" office:value-type="float" office:value="1.0656807307525" calcext:value-type="float">
            <text:p>1.07E+00</text:p>
          </table:table-cell>
          <table:table-cell table:style-name="ce4" office:value-type="string" calcext:value-type="string">
            <text:p>mmol/L</text:p>
          </table:table-cell>
          <table:table-cell table:style-name="ce6" office:value-type="string" calcext:value-type="string">
            <text:p>Sodium</text:p>
          </table:table-cell>
          <table:table-cell table:style-name="ce4" table:formula="of:=SUM([.H2];[.H64];[.H98])" office:value-type="float" office:value="186.931246183577" calcext:value-type="float">
            <text:p>1.87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1</text:p>
          </table:table-cell>
          <table:table-cell table:style-name="ce4" table:formula="of:=[.K2]" office:value-type="float" office:value="186.931246183577" calcext:value-type="float">
            <text:p>1.87E+02</text:p>
          </table:table-cell>
          <table:table-cell table:style-name="ce4" table:formula="of:=[.L2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38" calcext:value-type="float">
            <text:p>3.8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3]*[.B3]/100)*1000/[.G3]" office:value-type="float" office:value="0.535966149506347" calcext:value-type="float">
            <text:p>5.3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loride</text:p>
          </table:table-cell>
          <table:table-cell table:style-name="ce4" table:formula="of:=SUM([.H3];[.H65];[.H99])" office:value-type="float" office:value="171.820892813528" calcext:value-type="float">
            <text:p>1.72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l</text:p>
          </table:table-cell>
          <table:table-cell table:style-name="ce4" table:formula="of:=[.K3]" office:value-type="float" office:value="171.820892813528" calcext:value-type="float">
            <text:p>1.72E+02</text:p>
          </table:table-cell>
          <table:table-cell table:style-name="ce4" table:formula="of:=[.L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130" calcext:value-type="float">
            <text:p>1.30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4]*[.E4]*0.001/[.G4]" office:value-type="float" office:value="0.0162183741703678" calcext:value-type="float">
            <text:p>1.6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lcium</text:p>
          </table:table-cell>
          <table:table-cell table:style-name="ce4" table:formula="of:=SUM([.H4];[.H66])" office:value-type="float" office:value="0.0800938170567394" calcext:value-type="float">
            <text:p>8.01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a2</text:p>
          </table:table-cell>
          <table:table-cell table:style-name="ce4" table:formula="of:=[.K4]" office:value-type="float" office:value="0.0800938170567394" calcext:value-type="float">
            <text:p>8.01E-02</text:p>
          </table:table-cell>
          <table:table-cell table:style-name="ce4" table:formula="of:=[.L4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4864.5" calcext:value-type="float">
            <text:p>4.86E+03</text:p>
          </table:table-cell>
          <table:table-cell table:style-name="ce7" office:value-type="string" calcext:value-type="string">
            <text:p>μg/L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E5]*0.001/[.G5]" office:value-type="float" office:value="0.0871071716357776" calcext:value-type="float">
            <text:p>8.71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ron</text:p>
          </table:table-cell>
          <table:table-cell table:style-name="ce4" table:formula="of:=SUM([.H5];[.H67])" office:value-type="float" office:value="0.0912257140299042" calcext:value-type="float">
            <text:p>9.1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2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5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]*[.B6]/100)*1000/[.G6]" office:value-type="float" office:value="0.0468476721912218" calcext:value-type="float">
            <text:p>4.68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ulfate</text:p>
          </table:table-cell>
          <table:table-cell table:style-name="ce4" table:formula="of:=SUM([.H6];[.H68])" office:value-type="float" office:value="0.390397268260182" calcext:value-type="float">
            <text:p>3.90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3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6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3.27" calcext:value-type="float">
            <text:p>3.27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7]*[.B7]/100)*1000/[.G7]" office:value-type="float" office:value="1.72159629356639" calcext:value-type="float">
            <text:p>1.72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osphate</text:p>
          </table:table-cell>
          <table:table-cell table:style-name="ce4" table:formula="of:=SUM([.H7];[.H69])" office:value-type="float" office:value="4.43824365589133" calcext:value-type="float">
            <text:p>4.4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o4</text:p>
          </table:table-cell>
          <table:table-cell table:style-name="ce4" table:formula="of:=[.K6]" office:value-type="float" office:value="0.390397268260182" calcext:value-type="float">
            <text:p>3.90E-01</text:p>
          </table:table-cell>
          <table:table-cell table:style-name="ce4" table:formula="of:=[.L7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40.51" calcext:value-type="float">
            <text:p>4.05E+01</text:p>
          </table:table-cell>
          <table:table-cell table:style-name="ce7" office:value-type="string" calcext:value-type="string">
            <text:p>mg/L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E8]/[.G8]" office:value-type="float" office:value="1.66673523966262" calcext:value-type="float">
            <text:p>1.6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gnesium</text:p>
          </table:table-cell>
          <table:table-cell table:style-name="ce4" table:formula="of:=SUM([.H8];[.H70])" office:value-type="float" office:value="1.74696564492903" calcext:value-type="float">
            <text:p>1.7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i</text:p>
          </table:table-cell>
          <table:table-cell table:style-name="ce4" table:formula="of:=[.K7]" office:value-type="float" office:value="4.43824365589133" calcext:value-type="float">
            <text:p>4.44E+00</text:p>
          </table:table-cell>
          <table:table-cell table:style-name="ce4" table:formula="of:=[.L8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1950" calcext:value-type="float">
            <text:p>3.20E+04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9]*[.E9]*0.001/[.G9]" office:value-type="float" office:value="2.14291463218329" calcext:value-type="float">
            <text:p>2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otassium</text:p>
          </table:table-cell>
          <table:table-cell table:style-name="ce4" table:formula="of:=SUM([.H9];[.H71])" office:value-type="float" office:value="2.57981434780276" calcext:value-type="float">
            <text:p>2.5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g2</text:p>
          </table:table-cell>
          <table:table-cell table:style-name="ce4" table:formula="of:=[.K8]" office:value-type="float" office:value="1.74696564492903" calcext:value-type="float">
            <text:p>1.75E+00</text:p>
          </table:table-cell>
          <table:table-cell table:style-name="ce4" table:formula="of:=[.L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5.6" calcext:value-type="float">
            <text:p>5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10]*[.B10]/100)*1000/[.G10]" office:value-type="float" office:value="3.14274810873908" calcext:value-type="float">
            <text:p>3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anine</text:p>
          </table:table-cell>
          <table:table-cell table:style-name="ce4" table:formula="of:=SUM([.H10];[.H72])" office:value-type="float" office:value="6.73446023301232" calcext:value-type="float">
            <text:p>6.7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k</text:p>
          </table:table-cell>
          <table:table-cell table:style-name="ce4" table:formula="of:=[.K9]" office:value-type="float" office:value="2.57981434780276" calcext:value-type="float">
            <text:p>2.58E+00</text:p>
          </table:table-cell>
          <table:table-cell table:style-name="ce4" table:formula="of:=[.L1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3" calcext:value-type="float">
            <text:p>5.3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11]*[.B11]/100)*1000/[.G11]" office:value-type="float" office:value="1.99093934772319" calcext:value-type="float">
            <text:p>1.9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tic</text:p>
          </table:table-cell>
          <table:table-cell table:style-name="ce4" table:formula="of:=SUM([.H11];[.H73])" office:value-type="float" office:value="5.89768825646304" calcext:value-type="float">
            <text:p>5.9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la__L</text:p>
          </table:table-cell>
          <table:table-cell table:style-name="ce4" table:formula="of:=[.K10]" office:value-type="float" office:value="6.73446023301232" calcext:value-type="float">
            <text:p>6.73E+00</text:p>
          </table:table-cell>
          <table:table-cell table:style-name="ce4" table:formula="of:=[.L1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1" calcext:value-type="float">
            <text:p>1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12]*[.B12]/100)*1000/[.G12]" office:value-type="float" office:value="0.378446703350767" calcext:value-type="float">
            <text:p>3.7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agine</text:p>
          </table:table-cell>
          <table:table-cell table:style-name="ce4" table:formula="of:=SUM([.H12];[.H74])" office:value-type="float" office:value="0.832582747371688" calcext:value-type="float">
            <text:p>8.33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p__L</text:p>
          </table:table-cell>
          <table:table-cell table:style-name="ce4" table:formula="of:=[.K11]" office:value-type="float" office:value="5.89768825646304" calcext:value-type="float">
            <text:p>5.90E+00</text:p>
          </table:table-cell>
          <table:table-cell table:style-name="ce4" table:formula="of:=[.L12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9.4" calcext:value-type="float">
            <text:p>9.4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13]*[.B13]/100)*1000/[.G13]" office:value-type="float" office:value="3.19445388431999" calcext:value-type="float">
            <text:p>3.1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c</text:p>
          </table:table-cell>
          <table:table-cell table:style-name="ce4" table:formula="of:=SUM([.H13];[.H75])" office:value-type="float" office:value="13.457486576497" calcext:value-type="float">
            <text:p>1.35E+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n__L</text:p>
          </table:table-cell>
          <table:table-cell table:style-name="ce4" table:formula="of:=[.K12]" office:value-type="float" office:value="0.832582747371688" calcext:value-type="float">
            <text:p>8.33E-01</text:p>
          </table:table-cell>
          <table:table-cell table:style-name="ce4" table:formula="of:=[.L1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14]*[.B14]/100)*1000/[.G14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ne</text:p>
          </table:table-cell>
          <table:table-cell table:style-name="ce4" table:formula="of:=SUM([.H14];[.H76])" office:value-type="float" office:value="0.136849451917945" calcext:value-type="float">
            <text:p>1.3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u__L</text:p>
          </table:table-cell>
          <table:table-cell table:style-name="ce4" table:formula="of:=[.K13]" office:value-type="float" office:value="13.457486576497" calcext:value-type="float">
            <text:p>1.35E+01</text:p>
          </table:table-cell>
          <table:table-cell table:style-name="ce4" table:formula="of:=[.L14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15]*[.B15]/100)*1000/[.G15]" office:value-type="float" office:value="1.99821492799766" calcext:value-type="float">
            <text:p>2.0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ycine</text:p>
          </table:table-cell>
          <table:table-cell table:style-name="ce4" table:formula="of:=SUM([.H15];[.H77])" office:value-type="float" office:value="4.26285851306167" calcext:value-type="float">
            <text:p>4.26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n__L</text:p>
          </table:table-cell>
          <table:table-cell table:style-name="ce4" table:formula="of:=[.K14]" office:value-type="float" office:value="0.136849451917945" calcext:value-type="float">
            <text:p>1.37E-01</text:p>
          </table:table-cell>
          <table:table-cell table:style-name="ce4" table:formula="of:=[.L15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16]*[.B16]/100)*1000/[.G16]" office:value-type="float" office:value="0.418930502652152" calcext:value-type="float">
            <text:p>4.1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Histidine</text:p>
          </table:table-cell>
          <table:table-cell table:style-name="ce4" table:formula="of:=SUM([.H16];[.H78])" office:value-type="float" office:value="1.64349658732767" calcext:value-type="float">
            <text:p>1.6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y</text:p>
          </table:table-cell>
          <table:table-cell table:style-name="ce4" table:formula="of:=[.K15]" office:value-type="float" office:value="4.26285851306167" calcext:value-type="float">
            <text:p>4.26E+00</text:p>
          </table:table-cell>
          <table:table-cell table:style-name="ce4" table:formula="of:=[.L16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7]*[.B17]/100)*1000/[.G17]" office:value-type="float" office:value="1.14351057747284" calcext:value-type="float">
            <text:p>1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soleucine</text:p>
          </table:table-cell>
          <table:table-cell table:style-name="ce4" table:formula="of:=SUM([.H17];[.H79])" office:value-type="float" office:value="5.33638269487326" calcext:value-type="float">
            <text:p>5.3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is__L</text:p>
          </table:table-cell>
          <table:table-cell table:style-name="ce4" table:formula="of:=[.K16]" office:value-type="float" office:value="1.64349658732767" calcext:value-type="float">
            <text:p>1.64E+00</text:p>
          </table:table-cell>
          <table:table-cell table:style-name="ce4" table:formula="of:=[.L17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4.1" calcext:value-type="float">
            <text:p>4.1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8]*[.B18]/100)*1000/[.G18]" office:value-type="float" office:value="1.56279778921288" calcext:value-type="float">
            <text:p>1.56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ucine</text:p>
          </table:table-cell>
          <table:table-cell table:style-name="ce4" table:formula="of:=SUM([.H18];[.H80])" office:value-type="float" office:value="7.28035067657709" calcext:value-type="float">
            <text:p>7.2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ile__L</text:p>
          </table:table-cell>
          <table:table-cell table:style-name="ce4" table:formula="of:=[.K17]" office:value-type="float" office:value="5.33638269487326" calcext:value-type="float">
            <text:p>5.34E+00</text:p>
          </table:table-cell>
          <table:table-cell table:style-name="ce4" table:formula="of:=[.L18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4.6" calcext:value-type="float">
            <text:p>4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19]*[.B19]/100)*1000/[.G19]" office:value-type="float" office:value="1.57329502701963" calcext:value-type="float">
            <text:p>1.5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ysine</text:p>
          </table:table-cell>
          <table:table-cell table:style-name="ce4" table:formula="of:=SUM([.H19];[.H81])" office:value-type="float" office:value="5.81435118681168" calcext:value-type="float">
            <text:p>5.81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eu__L</text:p>
          </table:table-cell>
          <table:table-cell table:style-name="ce4" table:formula="of:=[.K18]" office:value-type="float" office:value="7.28035067657709" calcext:value-type="float">
            <text:p>7.28E+00</text:p>
          </table:table-cell>
          <table:table-cell table:style-name="ce4" table:formula="of:=[.L1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20]*[.B20]/100)*1000/[.G20]" office:value-type="float" office:value="0.268082140367809" calcext:value-type="float">
            <text:p>2.6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ethionine</text:p>
          </table:table-cell>
          <table:table-cell table:style-name="ce4" table:formula="of:=SUM([.H20];[.H82])" office:value-type="float" office:value="1.6755133772988" calcext:value-type="float">
            <text:p>1.6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ys__L</text:p>
          </table:table-cell>
          <table:table-cell table:style-name="ce4" table:formula="of:=[.K19]" office:value-type="float" office:value="5.81435118681168" calcext:value-type="float">
            <text:p>5.81E+00</text:p>
          </table:table-cell>
          <table:table-cell table:style-name="ce4" table:formula="of:=[.L2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21]*[.B21]/100)*1000/[.G21]" office:value-type="float" office:value="0.786963049058066" calcext:value-type="float">
            <text:p>7.8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enylalanine</text:p>
          </table:table-cell>
          <table:table-cell table:style-name="ce4" table:formula="of:=SUM([.H21];[.H83])" office:value-type="float" office:value="3.93481524529033" calcext:value-type="float">
            <text:p>3.9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et__L</text:p>
          </table:table-cell>
          <table:table-cell table:style-name="ce4" table:formula="of:=[.K20]" office:value-type="float" office:value="1.6755133772988" calcext:value-type="float">
            <text:p>1.68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2" calcext:value-type="float">
            <text:p>2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22]*[.B22]/100)*1000/[.G22]" office:value-type="float" office:value="0.86856825209325" calcext:value-type="float">
            <text:p>8.6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roline</text:p>
          </table:table-cell>
          <table:table-cell table:style-name="ce4" table:formula="of:=SUM([.H22];[.H84])" office:value-type="float" office:value="6.6011187159087" calcext:value-type="float">
            <text:p>6.6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he__L</text:p>
          </table:table-cell>
          <table:table-cell table:style-name="ce4" table:formula="of:=[.K21]" office:value-type="float" office:value="3.93481524529033" calcext:value-type="float">
            <text:p>3.93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23]*[.B23]/100)*1000/[.G23]" office:value-type="float" office:value="0.761230529150372" calcext:value-type="float">
            <text:p>7.6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rine</text:p>
          </table:table-cell>
          <table:table-cell table:style-name="ce4" table:formula="of:=SUM([.H23];[.H85])" office:value-type="float" office:value="2.85461448431389" calcext:value-type="float">
            <text:p>2.8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ro__L</text:p>
          </table:table-cell>
          <table:table-cell table:style-name="ce4" table:formula="of:=[.K22]" office:value-type="float" office:value="6.6011187159087" calcext:value-type="float">
            <text:p>6.60E+00</text:p>
          </table:table-cell>
          <table:table-cell table:style-name="ce4" table:formula="of:=[.L22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24]*[.B24]/100)*1000/[.G24]" office:value-type="float" office:value="0.671591672263264" calcext:value-type="float">
            <text:p>6.7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reonine</text:p>
          </table:table-cell>
          <table:table-cell table:style-name="ce4" table:formula="of:=SUM([.H24];[.H86])" office:value-type="float" office:value="2.18267293485561" calcext:value-type="float">
            <text:p>2.1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er__L</text:p>
          </table:table-cell>
          <table:table-cell table:style-name="ce4" table:formula="of:=[.K23]" office:value-type="float" office:value="2.85461448431389" calcext:value-type="float">
            <text:p>2.85E+00</text:p>
          </table:table-cell>
          <table:table-cell table:style-name="ce4" table:formula="of:=[.L2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25]*[.B25]/100)*1000/[.G25]" office:value-type="float" office:value="0.122411606578889" calcext:value-type="float">
            <text:p>1.2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ryptophan</text:p>
          </table:table-cell>
          <table:table-cell table:style-name="ce4" table:formula="of:=SUM([.H25];[.H87])" office:value-type="float" office:value="0.514128747631335" calcext:value-type="float">
            <text:p>5.1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r__L</text:p>
          </table:table-cell>
          <table:table-cell table:style-name="ce4" table:formula="of:=[.K24]" office:value-type="float" office:value="2.18267293485561" calcext:value-type="float">
            <text:p>2.18E+00</text:p>
          </table:table-cell>
          <table:table-cell table:style-name="ce4" table:formula="of:=[.L24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2" calcext:value-type="float">
            <text:p>1.2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26]*[.B26]/100)*1000/[.G26]" office:value-type="float" office:value="0.331142275278573" calcext:value-type="float">
            <text:p>3.3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yrosine</text:p>
          </table:table-cell>
          <table:table-cell table:style-name="ce4" table:formula="of:=SUM([.H26];[.H88])" office:value-type="float" office:value="1.04861720504882" calcext:value-type="float">
            <text:p>1.0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rp__L</text:p>
          </table:table-cell>
          <table:table-cell table:style-name="ce4" table:formula="of:=[.K25]" office:value-type="float" office:value="0.514128747631335" calcext:value-type="float">
            <text:p>5.14E-01</text:p>
          </table:table-cell>
          <table:table-cell table:style-name="ce4" table:formula="of:=[.L25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27]*[.B27]/100)*1000/[.G27]" office:value-type="float" office:value="1.49383685594291" calcext:value-type="float">
            <text:p>1.4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line</text:p>
          </table:table-cell>
          <table:table-cell table:style-name="ce4" table:formula="of:=SUM([.H27];[.H89])" office:value-type="float" office:value="6.53020111312186" calcext:value-type="float">
            <text:p>6.5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yr__L</text:p>
          </table:table-cell>
          <table:table-cell table:style-name="ce4" table:formula="of:=[.K26]" office:value-type="float" office:value="1.04861720504882" calcext:value-type="float">
            <text:p>1.05E+00</text:p>
          </table:table-cell>
          <table:table-cell table:style-name="ce4" table:formula="of:=[.L26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28]*[.B28]/100)*1000/[.G28]" office:value-type="float" office:value="0.746251521205024" calcext:value-type="float">
            <text:p>7.4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rginine</text:p>
          </table:table-cell>
          <table:table-cell table:style-name="ce4" table:formula="of:=SUM([.H28];[.H90])" office:value-type="float" office:value="3.61644967968589" calcext:value-type="float">
            <text:p>3.62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val__L</text:p>
          </table:table-cell>
          <table:table-cell table:style-name="ce4" table:formula="of:=[.K27]" office:value-type="float" office:value="6.53020111312186" calcext:value-type="float">
            <text:p>6.53E+00</text:p>
          </table:table-cell>
          <table:table-cell table:style-name="ce4" table:formula="of:=[.L27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29]*[.B29]/100)*1000/[.G29]" office:value-type="float" office:value="0.0416160338255123" calcext:value-type="float">
            <text:p>4.16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stine</text:p>
          </table:table-cell>
          <table:table-cell table:style-name="ce4" table:formula="of:=SUM([.H29];[.H91])" office:value-type="float" office:value="0.166464135302049" calcext:value-type="float">
            <text:p>1.6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rg__L</text:p>
          </table:table-cell>
          <table:table-cell table:style-name="ce4" table:formula="of:=[.K28]" office:value-type="float" office:value="3.61644967968589" calcext:value-type="float">
            <text:p>3.62E+00</text:p>
          </table:table-cell>
          <table:table-cell table:style-name="ce4" table:formula="of:=[.L28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uminum</text:p>
          </table:table-cell>
          <table:table-cell table:style-name="ce4" office:value-type="float" office:value="3.1" calcext:value-type="float">
            <text:p>3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6.982" calcext:value-type="float">
            <text:p>2.70E+01</text:p>
          </table:table-cell>
          <table:table-cell table:style-name="ce4" table:formula="of:=[.B30]*[.E30]*0.001/[.G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uminum</text:p>
          </table:table-cell>
          <table:table-cell table:style-name="ce4" table:formula="of:=[.H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ys__L</text:p>
          </table:table-cell>
          <table:table-cell table:style-name="ce4" table:formula="of:=[.K29]*2" office:value-type="float" office:value="0.332928270604098" calcext:value-type="float">
            <text:p>3.33E-01</text:p>
          </table:table-cell>
          <table:table-cell table:style-name="ce4" table:formula="of:=[.L2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arium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37.327" calcext:value-type="float">
            <text:p>1.37E+02</text:p>
          </table:table-cell>
          <table:table-cell table:style-name="ce4" table:formula="of:=[.B31]*[.E31]*0.001/[.G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arium</text:p>
          </table:table-cell>
          <table:table-cell table:style-name="ce4" table:formula="of:=[.H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d2</text:p>
          </table:table-cell>
          <table:table-cell table:style-name="ce4" table:formula="of:=[.K32]" office:value-type="float" office:value="0.0000667176686177878" calcext:value-type="float">
            <text:p>6.67E-05</text:p>
          </table:table-cell>
          <table:table-cell table:style-name="ce4" table:formula="of:=[.L3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dmium</text:p>
          </table:table-cell>
          <table:table-cell table:style-name="ce4" office:value-type="float" office:value="1.5" calcext:value-type="float">
            <text:p>1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12.414" calcext:value-type="float">
            <text:p>1.12E+02</text:p>
          </table:table-cell>
          <table:table-cell table:style-name="ce4" table:formula="of:=[.B32]*[.E32]*0.001/[.G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dmium</text:p>
          </table:table-cell>
          <table:table-cell table:style-name="ce4" table:formula="of:=[.H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obalt2</text:p>
          </table:table-cell>
          <table:table-cell table:style-name="ce4" table:formula="of:=[.K33]" office:value-type="float" office:value="0.0002969473809241" calcext:value-type="float">
            <text:p>2.97E-04</text:p>
          </table:table-cell>
          <table:table-cell table:style-name="ce4" table:formula="of:=[.L3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balt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8.933" calcext:value-type="float">
            <text:p>5.89E+01</text:p>
          </table:table-cell>
          <table:table-cell table:style-name="ce4" table:formula="of:=[.B33]*[.E33]*0.001/[.G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balt</text:p>
          </table:table-cell>
          <table:table-cell table:style-name="ce4" table:formula="of:=[.H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2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romium</text:p>
          </table:table-cell>
          <table:table-cell table:style-name="ce4" office:value-type="float" office:value="30.8449" calcext:value-type="float">
            <text:p>3.08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1.996" calcext:value-type="float">
            <text:p>5.20E+01</text:p>
          </table:table-cell>
          <table:table-cell table:style-name="ce4" table:formula="of:=[.E34]*0.001/[.G34]" office:value-type="float" office:value="0.000593216785906608" calcext:value-type="float">
            <text:p>5.9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romium</text:p>
          </table:table-cell>
          <table:table-cell table:style-name="ce4" table:formula="of:=[.H34]+[.H92]" office:value-type="float" office:value="0.0112530348488345" calcext:value-type="float">
            <text:p>1.13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2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allium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69.723" calcext:value-type="float">
            <text:p>6.97E+01</text:p>
          </table:table-cell>
          <table:table-cell table:style-name="ce4" table:formula="of:=[.B35]*[.E35]*0.001/[.G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allium</text:p>
          </table:table-cell>
          <table:table-cell table:style-name="ce4" table:formula="of:=[.H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n2</text:p>
          </table:table-cell>
          <table:table-cell table:style-name="ce4" table:formula="of:=[.K37]" office:value-type="float" office:value="0.0110323637555062" calcext:value-type="float">
            <text:p>1.10E-02</text:p>
          </table:table-cell>
          <table:table-cell table:style-name="ce4" table:formula="of:=[.L34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oper</text:p>
          </table:table-cell>
          <table:table-cell table:style-name="ce7" office:value-type="float" office:value="314.416" calcext:value-type="float">
            <text:p>3.1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63.55" calcext:value-type="float">
            <text:p>6.36E+01</text:p>
          </table:table-cell>
          <table:table-cell table:style-name="ce4" table:formula="of:=[.E36]*0.001/[.G36]" office:value-type="float" office:value="0.00494753737214792" calcext:value-type="float">
            <text:p>4.95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oper</text:p>
          </table:table-cell>
          <table:table-cell table:style-name="ce4" table:formula="of:=[.H36]+[.H93]" office:value-type="float" office:value="0.0105782376081825" calcext:value-type="float">
            <text:p>1.06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i2</text:p>
          </table:table-cell>
          <table:table-cell table:style-name="ce4" table:formula="of:=[.K38]" office:value-type="float" office:value="0.00207757313478609" calcext:value-type="float">
            <text:p>2.08E-03</text:p>
          </table:table-cell>
          <table:table-cell table:style-name="ce4" table:formula="of:=[.L35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ganese</text:p>
          </table:table-cell>
          <table:table-cell table:style-name="ce4" office:value-type="float" office:value="263.697" calcext:value-type="float">
            <text:p>2.6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4.938" calcext:value-type="float">
            <text:p>5.49E+01</text:p>
          </table:table-cell>
          <table:table-cell table:style-name="ce4" table:formula="of:=[.E37]*0.001/[.G37]" office:value-type="float" office:value="0.00479990170737923" calcext:value-type="float">
            <text:p>4.80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ganese</text:p>
          </table:table-cell>
          <table:table-cell table:style-name="ce4" table:formula="of:=[.H37]+[.H94]" office:value-type="float" office:value="0.0110323637555062" calcext:value-type="float">
            <text:p>1.10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zn2</text:p>
          </table:table-cell>
          <table:table-cell table:style-name="ce4" table:formula="of:=[.K43]" office:value-type="float" office:value="0.493721780360967" calcext:value-type="float">
            <text:p>4.94E-01</text:p>
          </table:table-cell>
          <table:table-cell table:style-name="ce4" table:formula="of:=[.L36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ckel</text:p>
          </table:table-cell>
          <table:table-cell table:style-name="ce4" office:value-type="float" office:value="31.973" calcext:value-type="float">
            <text:p>3.20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8.693" calcext:value-type="float">
            <text:p>5.87E+01</text:p>
          </table:table-cell>
          <table:table-cell table:style-name="ce4" table:formula="of:=[.E38]*0.001/[.G38]" office:value-type="float" office:value="0.000544749799805769" calcext:value-type="float">
            <text:p>5.45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ckel</text:p>
          </table:table-cell>
          <table:table-cell table:style-name="ce4" table:formula="of:=[.H38]+[.H95]" office:value-type="float" office:value="0.00207757313478609" calcext:value-type="float">
            <text:p>2.08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e</text:p>
          </table:table-cell>
          <table:table-cell table:style-name="ce4" table:formula="of:=[.K46]" office:value-type="float" office:value="0.327092429512321" calcext:value-type="float">
            <text:p>3.27E-01</text:p>
          </table:table-cell>
          <table:table-cell table:style-name="ce4" table:formula="of:=[.L37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ad</text:p>
          </table:table-cell>
          <table:table-cell table:style-name="ce4" office:value-type="float" office:value="1.736" calcext:value-type="float">
            <text:p>1.74E+00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207" calcext:value-type="float">
            <text:p>2.07E+02</text:p>
          </table:table-cell>
          <table:table-cell table:style-name="ce4" table:formula="of:=[.E39]*0.001/[.G39]" office:value-type="float" office:value="0.00000838647342995169" calcext:value-type="float">
            <text:p>8.3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ad</text:p>
          </table:table-cell>
          <table:table-cell table:style-name="ce4" table:formula="of:=[.H39]+[.H96]" office:value-type="float" office:value="0.00001743961352657" calcext:value-type="float">
            <text:p>1.74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<text:a xlink:href="http://bigg.ucsd.edu/universal/metabolites/gua" xlink:type="simple">gua</text:a></text:p>
          </table:table-cell>
          <table:table-cell table:style-name="ce4" table:formula="of:=[.K47]" office:value-type="float" office:value="0.306029947925282" calcext:value-type="float">
            <text:p>3.06E-01</text:p>
          </table:table-cell>
          <table:table-cell table:style-name="ce4" table:formula="of:=[.L38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rontium</text:p>
          </table:table-cell>
          <table:table-cell table:style-name="ce4" office:value-type="float" office:value="1.1" calcext:value-type="float">
            <text:p>1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87.6" calcext:value-type="float">
            <text:p>8.76E+01</text:p>
          </table:table-cell>
          <table:table-cell table:style-name="ce4" table:formula="of:=[.B40]*[.E40]*0.001/[.G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rontium</text:p>
          </table:table-cell>
          <table:table-cell table:style-name="ce4" table:formula="of:=[.H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sn</text:p>
          </table:table-cell>
          <table:table-cell table:style-name="ce4" table:formula="of:=[.K48]" office:value-type="float" office:value="0.196212557603687" calcext:value-type="float">
            <text:p>1.96E-01</text:p>
          </table:table-cell>
          <table:table-cell table:style-name="ce4" table:formula="of:=[.L3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nadium</text:p>
          </table:table-cell>
          <table:table-cell table:style-name="ce4" office:value-type="float" office:value="43.7" calcext:value-type="float">
            <text:p>4.37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0.941" calcext:value-type="float">
            <text:p>5.09E+01</text:p>
          </table:table-cell>
          <table:table-cell table:style-name="ce4" table:formula="of:=[.B41]*[.E41]*0.001/[.G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nadium</text:p>
          </table:table-cell>
          <table:table-cell table:style-name="ce4" table:formula="of:=[.H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ura</text:p>
          </table:table-cell>
          <table:table-cell table:style-name="ce4" table:formula="of:=[.K49]" office:value-type="float" office:value="0.281475269431161" calcext:value-type="float">
            <text:p>2.81E-01</text:p>
          </table:table-cell>
          <table:table-cell table:style-name="ce4" table:formula="of:=[.L4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in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118.71" calcext:value-type="float">
            <text:p>1.19E+02</text:p>
          </table:table-cell>
          <table:table-cell table:style-name="ce4" table:formula="of:=[.B42]*[.E42]*0.001/[.G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in</text:p>
          </table:table-cell>
          <table:table-cell table:style-name="ce4" table:formula="of:=[.H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h4</text:p>
          </table:table-cell>
          <table:table-cell table:style-name="ce4" table:formula="of:=[.K50]" office:value-type="float" office:value="2.30159170317786" calcext:value-type="float">
            <text:p>2.30E+00</text:p>
          </table:table-cell>
          <table:table-cell table:style-name="ce4" table:formula="of:=[.L4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Zinc</text:p>
          </table:table-cell>
          <table:table-cell table:style-name="ce4" office:value-type="float" office:value="18489.87" calcext:value-type="float">
            <text:p>1.85E+04</text:p>
          </table:table-cell>
          <table:table-cell table:style-name="ce7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43]*0.001/[.G43]" office:value-type="float" office:value="0.282806209850107" calcext:value-type="float">
            <text:p>2.83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Zinc</text:p>
          </table:table-cell>
          <table:table-cell table:style-name="ce4" table:formula="of:=[.H43]+[.H97]" office:value-type="float" office:value="0.493721780360967" calcext:value-type="float">
            <text:p>4.9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an</text:p>
          </table:table-cell>
          <table:table-cell table:style-name="ce4" table:formula="of:=[.K52]" office:value-type="float" office:value="1.27112058438242" calcext:value-type="float">
            <text:p>1.27E+00</text:p>
          </table:table-cell>
          <table:table-cell table:style-name="ce4" table:formula="of:=[.L4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itanium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7.867" calcext:value-type="float">
            <text:p>4.79E+01</text:p>
          </table:table-cell>
          <table:table-cell table:style-name="ce4" table:formula="of:=[.B44]*[.E44]*0.001/[.G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itanium</text:p>
          </table:table-cell>
          <table:table-cell table:style-name="ce4" table:formula="of:=[.H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nto__R</text:p>
          </table:table-cell>
          <table:table-cell table:style-name="ce4" table:formula="of:=[.K54]" office:value-type="float" office:value="0.00241749720619427" calcext:value-type="float">
            <text:p>2.42E-03</text:p>
          </table:table-cell>
          <table:table-cell table:style-name="ce4" table:formula="of:=[.L47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olybdenum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95.95" calcext:value-type="float">
            <text:p>9.60E+01</text:p>
          </table:table-cell>
          <table:table-cell table:style-name="ce4" table:formula="of:=[.B45]*[.E45]*0.001/[.G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olybdenum</text:p>
          </table:table-cell>
          <table:table-cell table:style-name="ce4" table:formula="of:=[.H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btn</text:p>
          </table:table-cell>
          <table:table-cell table:style-name="ce4" table:formula="of:=[.K55]" office:value-type="float" office:value="0.0000275720164609053" calcext:value-type="float">
            <text:p>2.76E-05</text:p>
          </table:table-cell>
          <table:table-cell table:style-name="ce4" table:formula="of:=[.L48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denine</text:p>
          </table:table-cell>
          <table:table-cell table:style-name="ce7" office:value-type="float" office:value="884" calcext:value-type="float">
            <text:p>8.84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35.13" calcext:value-type="float">
            <text:p>1.35E+02</text:p>
          </table:table-cell>
          <table:table-cell table:style-name="ce4" table:formula="of:=([.B46]*[.E46]/100)/[.G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denine</text:p>
          </table:table-cell>
          <table:table-cell table:style-name="ce4" table:formula="of:=[.H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cb__L</text:p>
          </table:table-cell>
          <table:table-cell table:style-name="ce4" table:formula="of:=[.K57]" office:value-type="float" office:value="0.0000851692028162617" calcext:value-type="float">
            <text:p>8.52E-05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uanine</text:p>
          </table:table-cell>
          <table:table-cell table:style-name="ce7" office:value-type="float" office:value="925" calcext:value-type="float">
            <text:p>9.25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51.129" calcext:value-type="float">
            <text:p>1.51E+02</text:p>
          </table:table-cell>
          <table:table-cell table:style-name="ce4" table:formula="of:=([.B47]*[.E47]/100)/[.G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uanine</text:p>
          </table:table-cell>
          <table:table-cell table:style-name="ce4" table:formula="of:=[.H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m</text:p>
          </table:table-cell>
          <table:table-cell table:style-name="ce4" table:formula="of:=[.K58]" office:value-type="float" office:value="0.00207077178173048" calcext:value-type="float">
            <text:p>2.07E-03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tosine</text:p>
          </table:table-cell>
          <table:table-cell table:style-name="ce7" office:value-type="float" office:value="436" calcext:value-type="float">
            <text:p>4.36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1.104" calcext:value-type="float">
            <text:p>1.11E+02</text:p>
          </table:table-cell>
          <table:table-cell table:style-name="ce4" table:formula="of:=([.B48]*[.E48]/100)/[.G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tosine</text:p>
          </table:table-cell>
          <table:table-cell table:style-name="ce4" table:formula="of:=[.H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c</text:p>
          </table:table-cell>
          <table:table-cell table:style-name="ce4" table:formula="of:=[.K60]" office:value-type="float" office:value="0.0163268621557956" calcext:value-type="float">
            <text:p>1.63E-02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Uracil</text:p>
          </table:table-cell>
          <table:table-cell table:style-name="ce7" office:value-type="float" office:value="631" calcext:value-type="float">
            <text:p>6.31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2.088" calcext:value-type="float">
            <text:p>1.12E+02</text:p>
          </table:table-cell>
          <table:table-cell table:style-name="ce4" table:formula="of:=([.B49]*[.E49]/100)/[.G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Uracil</text:p>
          </table:table-cell>
          <table:table-cell table:style-name="ce4" table:formula="of:=[.H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ydx</text:p>
          </table:table-cell>
          <table:table-cell table:style-name="ce4" table:formula="of:=[.K61]" office:value-type="float" office:value="0.000443314812625606" calcext:value-type="float">
            <text:p>4.43E-04</text:p>
          </table:table-cell>
          <table:table-cell table:style-name="ce4" table:formula="of:=[.L52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mmonia</text:p>
          </table:table-cell>
          <table:table-cell table:style-name="ce7" office:value-type="float" office:value="0.83" calcext:value-type="float">
            <text:p>8.3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.031" calcext:value-type="float">
            <text:p>1.80E+01</text:p>
          </table:table-cell>
          <table:table-cell table:style-name="ce4" table:formula="of:=([.E50]*[.B50]/100)*1000/[.G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mmonium</text:p>
          </table:table-cell>
          <table:table-cell table:style-name="ce4" table:formula="of:=[.H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hol</text:p>
          </table:table-cell>
          <table:table-cell table:style-name="ce4" table:formula="of:=[.K62]" office:value-type="float" office:value="0.0153595084957281" calcext:value-type="float">
            <text:p>1.54E-02</text:p>
          </table:table-cell>
          <table:table-cell table:style-name="ce4" table:formula="of:=[.L53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ellulose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342.2965" calcext:value-type="float">
            <text:p>3.42E+02</text:p>
          </table:table-cell>
          <table:table-cell table:style-name="ce4" table:formula="of:=([.E51]*[.B51]/100)*1000/[.G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ellobiose</text:p>
          </table:table-cell>
          <table:table-cell table:style-name="ce4" table:formula="of:=[.H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ocbl</text:p>
          </table:table-cell>
          <table:table-cell table:style-name="ce4" table:formula="of:=[.K63]" office:value-type="float" office:value="0.00000000258226353843884" calcext:value-type="float">
            <text:p>2.58E-09</text:p>
          </table:table-cell>
          <table:table-cell table:style-name="ce4" table:formula="of:=[.L54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nose</text:p>
          </table:table-cell>
          <table:table-cell table:style-name="ce7" table:formula="of:=11.45*2/5" office:value-type="float" office:value="4.58" calcext:value-type="float">
            <text:p>4.58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0.156" calcext:value-type="float">
            <text:p>1.80E+02</text:p>
          </table:table-cell>
          <table:table-cell table:style-name="ce4" table:formula="of:=([.E52]*[.B52]/100)*1000/[.G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nose</text:p>
          </table:table-cell>
          <table:table-cell table:style-name="ce4" table:formula="of:=[.H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o2</text:p>
          </table:table-cell>
          <table:table-cell table:style-name="ce4" table:formula="of:=[.K64]" office:value-type="float" office:value="18.2" calcext:value-type="float">
            <text:p>1.82E+01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Folate</text:p>
          </table:table-cell>
          <table:table-cell table:style-name="ce7" office:value-type="float" office:value="22.4" calcext:value-type="float">
            <text:p>2.24E+01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41.3975" calcext:value-type="float">
            <text:p>4.41E+02</text:p>
          </table:table-cell>
          <table:table-cell table:style-name="ce4" table:formula="of:=[.B53]*[.E53]*0.001/[.G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Folate</text:p>
          </table:table-cell>
          <table:table-cell table:style-name="ce4" table:formula="of:=[.H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2o</text:p>
          </table:table-cell>
          <table:table-cell table:style-name="ce4" table:formula="of:=[.K65]" office:value-type="float" office:value="55509.2978073827" calcext:value-type="float">
            <text:p>5.55E+04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antothenate</text:p>
          </table:table-cell>
          <table:table-cell table:style-name="ce7" office:value-type="float" office:value="106" calcext:value-type="float">
            <text:p>1.06E+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219.235" calcext:value-type="float">
            <text:p>2.19E+02</text:p>
          </table:table-cell>
          <table:table-cell table:style-name="ce4" table:formula="of:=[.B54]*[.E54]*0.001/[.G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antothenate</text:p>
          </table:table-cell>
          <table:table-cell table:style-name="ce4" table:formula="of:=[.H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</text:p>
          </table:table-cell>
          <table:table-cell table:style-name="ce4" table:formula="of:=[.K66]" office:value-type="float" office:value="0.0001" calcext:value-type="float">
            <text:p>1.00E-04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iotin</text:p>
          </table:table-cell>
          <table:table-cell table:style-name="ce7" office:value-type="float" office:value="1.34" calcext:value-type="float">
            <text:p>1.34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43" calcext:value-type="float">
            <text:p>2.43E+02</text:p>
          </table:table-cell>
          <table:table-cell table:style-name="ce4" table:formula="of:=[.B55]*[.E55]*0.001/[.G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iotin</text:p>
          </table:table-cell>
          <table:table-cell table:style-name="ce4" table:formula="of:=[.H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number-columns-repeated="3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lenium</text:p>
          </table:table-cell>
          <table:table-cell table:style-name="ce4" office:value-type="float" office:value="7.9" calcext:value-type="float">
            <text:p>7.90E+00</text:p>
          </table:table-cell>
          <table:table-cell table:style-name="ce7" office:value-type="string" calcext:value-type="string">
            <text:p>µg/100g</text:p>
          </table:table-cell>
          <table:table-cell table:style-name="ce4" office:value-type="float" office:value="71.927" calcext:value-type="float">
            <text:p>7.19E+01</text:p>
          </table:table-cell>
          <table:table-cell table:style-name="ce4" table:formula="of:=0.001*[.B56]*[.E56]/(100*[.G56])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lenium</text:p>
          </table:table-cell>
          <table:table-cell table:style-name="ce4" table:formula="of:=[.H56]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7" office:value-type="float" office:value="0.3" calcext:value-type="float">
            <text:p>3.00E-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76.12" calcext:value-type="float">
            <text:p>1.76E+02</text:p>
          </table:table-cell>
          <table:table-cell table:style-name="ce4" table:formula="of:=[.B57]*[.E57]/(100*[.G57])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4" table:formula="of:=[.H57]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/>
          <table:table-cell table:style-name="ce5" table:number-columns-repeated="12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iamin</text:p>
          </table:table-cell>
          <table:table-cell table:style-name="ce7" office:value-type="float" office:value="10.99" calcext:value-type="float">
            <text:p>1.1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265.36" calcext:value-type="float">
            <text:p>2.65E+02</text:p>
          </table:table-cell>
          <table:table-cell table:style-name="ce4" table:formula="of:=[.B58]*[.E58]/(100*[.G58])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iamin</text:p>
          </table:table-cell>
          <table:table-cell table:style-name="ce4" table:formula="of:=[.H58]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/>
          <table:table-cell table:style-name="ce5"/>
          <table:table-cell table:style-name="ce14"/>
          <table:table-cell table:style-name="ce5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Riboflavin</text:p>
          </table:table-cell>
          <table:table-cell table:style-name="ce7" office:value-type="float" office:value="4" calcext:value-type="float">
            <text:p>4.0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376.4" calcext:value-type="float">
            <text:p>3.76E+02</text:p>
          </table:table-cell>
          <table:table-cell table:style-name="ce4" table:formula="of:=[.B59]*[.E59]/(100*[.G59])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Riboflavin</text:p>
          </table:table-cell>
          <table:table-cell table:style-name="ce4" table:formula="of:=[.H59]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 table:number-columns-repeated="4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acin</text:p>
          </table:table-cell>
          <table:table-cell table:style-name="ce7" office:value-type="float" office:value="40.2" calcext:value-type="float">
            <text:p>4.02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23.11" calcext:value-type="float">
            <text:p>1.23E+02</text:p>
          </table:table-cell>
          <table:table-cell table:style-name="ce4" table:formula="of:=[.B60]*[.E60]/(100*[.G60])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acin</text:p>
          </table:table-cell>
          <table:table-cell table:style-name="ce4" table:formula="of:=[.H60]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 table:number-columns-repeated="4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6</text:p>
          </table:table-cell>
          <table:table-cell table:style-name="ce7" office:value-type="float" office:value="1.5" calcext:value-type="float">
            <text:p>1.5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69.18" calcext:value-type="float">
            <text:p>1.69E+02</text:p>
          </table:table-cell>
          <table:table-cell table:style-name="ce4" table:formula="of:=[.B61]*[.E61]/(100*[.G61])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6</text:p>
          </table:table-cell>
          <table:table-cell table:style-name="ce4" table:formula="of:=[.H61]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 table:number-columns-repeated="4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oline, total</text:p>
          </table:table-cell>
          <table:table-cell table:style-name="ce7" office:value-type="float" office:value="32" calcext:value-type="float">
            <text:p>3.2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04.17" calcext:value-type="float">
            <text:p>1.04E+02</text:p>
          </table:table-cell>
          <table:table-cell table:style-name="ce4" table:formula="of:=[.B62]*[.E62]/(100*[.G62])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oline, total</text:p>
          </table:table-cell>
          <table:table-cell table:style-name="ce4" table:formula="of:=[.H62]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 table:number-columns-repeated="4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12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µg/100g</text:p>
          </table:table-cell>
          <table:table-cell table:style-name="ce7" office:value-type="float" office:value="1355.4" calcext:value-type="float">
            <text:p>1.36E+03</text:p>
          </table:table-cell>
          <table:table-cell table:style-name="ce4" table:formula="of:=0.001*[.B63]*[.E63]/(100*[.G63])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12</text:p>
          </table:table-cell>
          <table:table-cell table:style-name="ce4" table:formula="of:=[.H63]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14" table:number-columns-repeated="4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office:value-type="float" office:value="33910" calcext:value-type="float">
            <text:p>3.39E+04</text:p>
          </table:table-cell>
          <table:table-cell table:style-name="ce7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64]*[.E64]*0.001/[.G64]" office:value-type="float" office:value="14.7498912570683" calcext:value-type="float">
            <text:p>1.47E+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Oxygen</text:p>
          </table:table-cell>
          <table:table-cell table:style-name="ce12" office:value-type="float" office:value="18.2" calcext:value-type="float">
            <text:p>1.82E+01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3"/>
          <table:table-cell table:style-name="ce5"/>
          <table:table-cell table:style-name="ce14" table:number-columns-repeated="3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06" calcext:value-type="float">
            <text:p>6.00E-02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65]*[.B65]/100)*1000/[.G65]" office:value-type="float" office:value="0.169252468265162" calcext:value-type="float">
            <text:p>1.69E-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Water</text:p>
          </table:table-cell>
          <table:table-cell table:style-name="ce11" table:formula="of:=1000*1000/18.015" office:value-type="float" office:value="55509.2978073827" calcext:value-type="float">
            <text:p>5.55E+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3"/>
          <table:table-cell table:style-name="ce5"/>
          <table:table-cell table:style-name="ce14" table:number-columns-repeated="3"/>
          <table:table-cell table:style-name="ce4"/>
          <table:table-cell table:style-name="ce5"/>
          <table:table-cell table:style-name="ce14"/>
          <table:table-cell table:style-name="ce4"/>
          <table:table-cell table:style-name="ce5" table:number-columns-repeated="5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256" calcext:value-type="float">
            <text:p>2.5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66]*[.E66]*0.001/[.G66]" office:value-type="float" office:value="0.0638754428863716" calcext:value-type="float">
            <text:p>6.39E-02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Protons</text:p>
          </table:table-cell>
          <table:table-cell table:style-name="ce11" table:formula="of:=1000*(10^-7)" office:value-type="float" office:value="0.0001" calcext:value-type="float">
            <text:p>1.00E-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23" calcext:value-type="float">
            <text:p>2.30E+01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B67]*[.E67]*0.001/[.G67]" office:value-type="float" office:value="0.0041185423941266" calcext:value-type="float">
            <text:p>4.12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33" calcext:value-type="float">
            <text:p>3.3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8]*[.B68]/100)*1000/[.G68]" office:value-type="float" office:value="0.34354959606896" calcext:value-type="float">
            <text:p>3.4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2.58" calcext:value-type="float">
            <text:p>2.58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69]*[.B69]/100)*1000/[.G69]" office:value-type="float" office:value="2.71664736232494" calcext:value-type="float">
            <text:p>2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195" calcext:value-type="float">
            <text:p>1.95E+02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B70]*[.E70]*0.001/[.G70]" office:value-type="float" office:value="0.0802304052664061" calcext:value-type="float">
            <text:p>8.02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257" calcext:value-type="float">
            <text:p>3.26E+03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71]*[.E71]*0.001/[.G71]" office:value-type="float" office:value="0.436899715619467" calcext:value-type="float">
            <text:p>4.3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3.2" calcext:value-type="float">
            <text:p>3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72]*[.B72]/100)*1000/[.G72]" office:value-type="float" office:value="3.59171212427324" calcext:value-type="float">
            <text:p>3.5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73]*[.B73]/100)*1000/[.G73]" office:value-type="float" office:value="3.90674890873985" calcext:value-type="float">
            <text:p>3.9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74]*[.B74]/100)*1000/[.G74]" office:value-type="float" office:value="0.454136044020921" calcext:value-type="float">
            <text:p>4.5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15.1" calcext:value-type="float">
            <text:p>1.51E+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75]*[.B75]/100)*1000/[.G75]" office:value-type="float" office:value="10.263032692177" calcext:value-type="float">
            <text:p>1.03E+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1" calcext:value-type="float">
            <text:p>1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76]*[.B76]/100)*1000/[.G76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1.7" calcext:value-type="float">
            <text:p>1.7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77]*[.B77]/100)*1000/[.G77]" office:value-type="float" office:value="2.26464358506401" calcext:value-type="float">
            <text:p>2.26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9" calcext:value-type="float">
            <text:p>1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78]*[.B78]/100)*1000/[.G78]" office:value-type="float" office:value="1.22456608467552" calcext:value-type="float">
            <text:p>1.2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5.5" calcext:value-type="float">
            <text:p>5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79]*[.B79]/100)*1000/[.G79]" office:value-type="float" office:value="4.19287211740042" calcext:value-type="float">
            <text:p>4.1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7.5" calcext:value-type="float">
            <text:p>7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80]*[.B80]/100)*1000/[.G80]" office:value-type="float" office:value="5.71755288736421" calcext:value-type="float">
            <text:p>5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6.2" calcext:value-type="float">
            <text:p>6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81]*[.B81]/100)*1000/[.G81]" office:value-type="float" office:value="4.24105615979205" calcext:value-type="float">
            <text:p>4.2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2.1" calcext:value-type="float">
            <text:p>2.1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82]*[.B82]/100)*1000/[.G82]" office:value-type="float" office:value="1.407431236931" calcext:value-type="float">
            <text:p>1.4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83]*[.B83]/100)*1000/[.G83]" office:value-type="float" office:value="3.14785219623226" calcext:value-type="float">
            <text:p>3.15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6.6" calcext:value-type="float">
            <text:p>6.6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84]*[.B84]/100)*1000/[.G84]" office:value-type="float" office:value="5.73255046381545" calcext:value-type="float">
            <text:p>5.73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2.2" calcext:value-type="float">
            <text:p>2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85]*[.B85]/100)*1000/[.G85]" office:value-type="float" office:value="2.09338395516352" calcext:value-type="float">
            <text:p>2.0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8" calcext:value-type="float">
            <text:p>1.8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86]*[.B86]/100)*1000/[.G86]" office:value-type="float" office:value="1.51108126259234" calcext:value-type="float">
            <text:p>1.5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87]*[.B87]/100)*1000/[.G87]" office:value-type="float" office:value="0.391717141052446" calcext:value-type="float">
            <text:p>3.92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88]*[.B88]/100)*1000/[.G88]" office:value-type="float" office:value="0.717474929770242" calcext:value-type="float">
            <text:p>7.1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89]*[.B89]/100)*1000/[.G89]" office:value-type="float" office:value="5.03636425717895" calcext:value-type="float">
            <text:p>5.0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90]*[.B90]/100)*1000/[.G90]" office:value-type="float" office:value="2.87019815848086" calcext:value-type="float">
            <text:p>2.87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3" calcext:value-type="float">
            <text:p>3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91]*[.B91]/100)*1000/[.G91]" office:value-type="float" office:value="0.124848101476537" calcext:value-type="float">
            <text:p>1.25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romium</text:p>
          </table:table-cell>
          <table:table-cell table:style-name="ce4" office:value-type="float" office:value="554.2679" calcext:value-type="float">
            <text:p>5.54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1.996" calcext:value-type="float">
            <text:p>5.20E+01</text:p>
          </table:table-cell>
          <table:table-cell table:style-name="ce4" table:formula="of:=[.E92]*0.001/[.G92]" office:value-type="float" office:value="0.0106598180629279" calcext:value-type="float">
            <text:p>1.07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float" office:value="357.831" calcext:value-type="float">
            <text:p>3.58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3.55" calcext:value-type="float">
            <text:p>6.36E+01</text:p>
          </table:table-cell>
          <table:table-cell table:style-name="ce4" table:formula="of:=[.E93]*0.001/[.G93]" office:value-type="float" office:value="0.00563070023603462" calcext:value-type="float">
            <text:p>5.6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anganese</text:p>
          </table:table-cell>
          <table:table-cell table:style-name="ce4" office:value-type="float" office:value="342.399" calcext:value-type="float">
            <text:p>3.42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4.938" calcext:value-type="float">
            <text:p>5.49E+01</text:p>
          </table:table-cell>
          <table:table-cell table:style-name="ce4" table:formula="of:=[.E94]*0.001/[.G94]" office:value-type="float" office:value="0.00623246204812698" calcext:value-type="float">
            <text:p>6.2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5" table:number-columns-repeated="13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ickel</text:p>
          </table:table-cell>
          <table:table-cell table:style-name="ce4" office:value-type="float" office:value="89.966" calcext:value-type="float">
            <text:p>9.00E+01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8.693" calcext:value-type="float">
            <text:p>5.87E+01</text:p>
          </table:table-cell>
          <table:table-cell table:style-name="ce4" table:formula="of:=[.E95]*0.001/[.G95]" office:value-type="float" office:value="0.00153282333498032" calcext:value-type="float">
            <text:p>1.5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float" office:value="1.874" calcext:value-type="float">
            <text:p>1.87E+00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207" calcext:value-type="float">
            <text:p>2.07E+02</text:p>
          </table:table-cell>
          <table:table-cell table:style-name="ce4" table:formula="of:=[.E96]*0.001/[.G96]" office:value-type="float" office:value="0.00000905314009661836" calcext:value-type="float">
            <text:p>9.05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inc</text:p>
          </table:table-cell>
          <table:table-cell table:style-name="ce4" office:value-type="float" office:value="13789.66" calcext:value-type="float">
            <text:p>1.38E+04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97]*0.001/[.G97]" office:value-type="float" office:value="0.21091557051086" calcext:value-type="float">
            <text:p>2.11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E98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loride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[.E99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16"/>
          <table:table-cell table:number-columns-repeated="996"/>
        </table:table-row>
        <table:table-row table:style-name="ro1">
          <table:table-cell table:style-name="ce5" table:number-columns-repeated="6"/>
          <table:table-cell table:style-name="ce9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2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6"/>
          <table:table-cell table:style-name="ce4"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3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902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 table:number-rows-repeated="5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number-columns-repeated="3"/>
          <table:table-cell table:style-name="ce5" table:number-columns-repeated="13"/>
          <table:table-cell table:number-columns-repeated="996"/>
        </table:table-row>
        <table:table-row table:style-name="ro1" table:number-rows-repeated="2">
          <table:table-cell table:number-columns-repeated="16"/>
          <table:table-cell table:style-name="ce5" table:number-columns-repeated="12"/>
          <table:table-cell table:number-columns-repeated="996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P 5" table:style-name="ta5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03" table:default-cell-style-name="Default"/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COMPOUND PER 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WEIGHT</text:p>
          </table:table-cell>
          <table:table-cell table:style-name="ce3" office:value-type="string" calcext:value-type="string">
            <text:p>MOLECULAR CONCENTRATION IN MEDIUM</text:p>
          </table:table-cell>
          <table:table-cell table:style-name="ce3" office:value-type="string" calcext:value-type="string">
            <text:p>UNIT</text:p>
          </table:table-cell>
          <table:table-cell table:style-name="ce10" office:value-type="string" calcext:value-type="string">
            <text:p>MOLECULAR COMPOUND IN TOTAL</text:p>
          </table:table-cell>
          <table:table-cell table:style-name="ce10" office:value-type="string" calcext:value-type="string">
            <text:p>MOLECULAR CONCENTRATION IN TOTAL</text:p>
          </table:table-cell>
          <table:table-cell table:style-name="ce10" office:value-type="string" calcext:value-type="string">
            <text:p>UNIT</text:p>
          </table:table-cell>
          <table:table-cell table:style-name="ce13" office:value-type="string" calcext:value-type="string">
            <text:p>BIGG METABOLITE IN TOTAL</text:p>
          </table:table-cell>
          <table:table-cell table:style-name="ce13" office:value-type="string" calcext:value-type="string">
            <text:p>MOLECULAR CONCENTRATION IN TOTAL</text:p>
          </table:table-cell>
          <table:table-cell table:style-name="ce13" office:value-type="string" calcext:value-type="string">
            <text:p>UNIT</text:p>
          </table:table-cell>
          <table:table-cell table:style-name="ce16" office:value-type="string" calcext:value-type="string">
            <text:p>PHYSIOLOGICAL/PHYSICOCHEMICAL FACTOR</text:p>
          </table:table-cell>
          <table:table-cell table:style-name="ce16" office:value-type="string" calcext:value-type="string">
            <text:p>MOLECULAR CONCENTRATION IN TOTAL</text:p>
          </table:table-cell>
          <table:table-cell table:style-name="ce16" office:value-type="string" calcext:value-type="string">
            <text:p>UNIT</text:p>
          </table:table-cell>
          <table:table-cell table:style-name="ce17" office:value-type="string" calcext:value-type="string">
            <text:p>EXCHANGE REACTION</text:p>
          </table:table-cell>
          <table:table-cell table:style-name="ce17" office:value-type="string" calcext:value-type="string">
            <text:p>MOLECULAR CONCENTRATION IN TOTAL</text:p>
          </table:table-cell>
          <table:table-cell table:style-name="ce17" office:value-type="string" calcext:value-type="string">
            <text:p>UNIT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Sodium</text:p>
          </table:table-cell>
          <table:table-cell table:style-name="ce4" office:value-type="float" office:value="4900" calcext:value-type="float">
            <text:p>4.90E+03</text:p>
          </table:table-cell>
          <table:table-cell table:style-name="ce6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2]*[.E2]*0.001/[.G2]" office:value-type="float" office:value="1.0656807307525" calcext:value-type="float">
            <text:p>1.07E+00</text:p>
          </table:table-cell>
          <table:table-cell table:style-name="ce4" office:value-type="string" calcext:value-type="string">
            <text:p>mmol/L</text:p>
          </table:table-cell>
          <table:table-cell table:style-name="ce6" office:value-type="string" calcext:value-type="string">
            <text:p>Sodium</text:p>
          </table:table-cell>
          <table:table-cell table:style-name="ce4" table:formula="of:=SUM([.H2];[.H64];[.H98])" office:value-type="float" office:value="186.931246183577" calcext:value-type="float">
            <text:p>1.87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1</text:p>
          </table:table-cell>
          <table:table-cell table:style-name="ce4" table:formula="of:=[.K2]" office:value-type="float" office:value="186.931246183577" calcext:value-type="float">
            <text:p>1.87E+02</text:p>
          </table:table-cell>
          <table:table-cell table:style-name="ce4" table:formula="of:=[.L2]" office:value-type="string" office:string-value="mmol/L" calcext:value-type="string">
            <text:p>mmol/L</text:p>
          </table:table-cell>
          <table:table-cell table:style-name="ce4" table:formula="of:=[.M2]" office:value-type="string" office:string-value="na1" calcext:value-type="string">
            <text:p>na1</text:p>
          </table:table-cell>
          <table:table-cell table:style-name="ce4" table:formula="of:=[.N2]" office:value-type="float" office:value="186.931246183577" calcext:value-type="float">
            <text:p>1.87E+02</text:p>
          </table:table-cell>
          <table:table-cell table:style-name="ce4" table:formula="of:=[.O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na1(e)</text:p>
          </table:table-cell>
          <table:table-cell table:style-name="ce18" table:formula="of:=[.Q2]" office:value-type="float" office:value="186.931246183577" calcext:value-type="float">
            <text:p>1.87E+02</text:p>
          </table:table-cell>
          <table:table-cell table:style-name="ce18" table:formula="of:=[.R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38" calcext:value-type="float">
            <text:p>3.8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3]*[.B3]/100)*1000/[.G3]" office:value-type="float" office:value="0.535966149506347" calcext:value-type="float">
            <text:p>5.3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loride</text:p>
          </table:table-cell>
          <table:table-cell table:style-name="ce4" table:formula="of:=SUM([.H3];[.H65];[.H99])" office:value-type="float" office:value="171.820892813528" calcext:value-type="float">
            <text:p>1.72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l</text:p>
          </table:table-cell>
          <table:table-cell table:style-name="ce4" table:formula="of:=[.K3]" office:value-type="float" office:value="171.820892813528" calcext:value-type="float">
            <text:p>1.72E+02</text:p>
          </table:table-cell>
          <table:table-cell table:style-name="ce4" table:formula="of:=[.L3]" office:value-type="string" office:string-value="mmol/L" calcext:value-type="string">
            <text:p>mmol/L</text:p>
          </table:table-cell>
          <table:table-cell table:style-name="ce4" table:formula="of:=[.M3]" office:value-type="string" office:string-value="cl" calcext:value-type="string">
            <text:p>cl</text:p>
          </table:table-cell>
          <table:table-cell table:style-name="ce4" table:formula="of:=[.N3]" office:value-type="float" office:value="171.820892813528" calcext:value-type="float">
            <text:p>1.72E+02</text:p>
          </table:table-cell>
          <table:table-cell table:style-name="ce4" table:formula="of:=[.O3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l(e)</text:p>
          </table:table-cell>
          <table:table-cell table:style-name="ce18" table:formula="of:=[.Q3]" office:value-type="float" office:value="171.820892813528" calcext:value-type="float">
            <text:p>1.72E+02</text:p>
          </table:table-cell>
          <table:table-cell table:style-name="ce18" table:formula="of:=[.R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130" calcext:value-type="float">
            <text:p>1.30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4]*[.E4]*0.001/[.G4]" office:value-type="float" office:value="0.0162183741703678" calcext:value-type="float">
            <text:p>1.6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lcium</text:p>
          </table:table-cell>
          <table:table-cell table:style-name="ce4" table:formula="of:=SUM([.H4];[.H66])" office:value-type="float" office:value="0.0800938170567394" calcext:value-type="float">
            <text:p>8.01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a2</text:p>
          </table:table-cell>
          <table:table-cell table:style-name="ce4" table:formula="of:=[.K4]" office:value-type="float" office:value="0.0800938170567394" calcext:value-type="float">
            <text:p>8.01E-02</text:p>
          </table:table-cell>
          <table:table-cell table:style-name="ce4" table:formula="of:=[.L4]" office:value-type="string" office:string-value="mmol/L" calcext:value-type="string">
            <text:p>mmol/L</text:p>
          </table:table-cell>
          <table:table-cell table:style-name="ce4" table:formula="of:=[.M4]" office:value-type="string" office:string-value="ca2" calcext:value-type="string">
            <text:p>ca2</text:p>
          </table:table-cell>
          <table:table-cell table:style-name="ce4" table:formula="of:=[.N4]" office:value-type="float" office:value="0.0800938170567394" calcext:value-type="float">
            <text:p>8.01E-02</text:p>
          </table:table-cell>
          <table:table-cell table:style-name="ce4" table:formula="of:=[.O4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a2(e)</text:p>
          </table:table-cell>
          <table:table-cell table:style-name="ce18" table:formula="of:=[.Q4]" office:value-type="float" office:value="0.0800938170567394" calcext:value-type="float">
            <text:p>8.01E-02</text:p>
          </table:table-cell>
          <table:table-cell table:style-name="ce18" table:formula="of:=[.R4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4864.5" calcext:value-type="float">
            <text:p>4.86E+03</text:p>
          </table:table-cell>
          <table:table-cell table:style-name="ce7" office:value-type="string" calcext:value-type="string">
            <text:p>μg/L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E5]*0.001/[.G5]" office:value-type="float" office:value="0.0871071716357776" calcext:value-type="float">
            <text:p>8.71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ron</text:p>
          </table:table-cell>
          <table:table-cell table:style-name="ce4" table:formula="of:=SUM([.H5];[.H67])" office:value-type="float" office:value="0.0912257140299042" calcext:value-type="float">
            <text:p>9.1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2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5]" office:value-type="string" office:string-value="mmol/L" calcext:value-type="string">
            <text:p>mmol/L</text:p>
          </table:table-cell>
          <table:table-cell table:style-name="ce4" table:formula="of:=[.M5]" office:value-type="string" office:string-value="fe2" calcext:value-type="string">
            <text:p>fe2</text:p>
          </table:table-cell>
          <table:table-cell table:style-name="ce4" table:formula="of:=[.N5]" office:value-type="float" office:value="0.0456128570149521" calcext:value-type="float">
            <text:p>4.56E-02</text:p>
          </table:table-cell>
          <table:table-cell table:style-name="ce4" table:formula="of:=[.O5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fe2(e)</text:p>
          </table:table-cell>
          <table:table-cell table:style-name="ce18" table:formula="of:=[.Q5]" office:value-type="float" office:value="0.0456128570149521" calcext:value-type="float">
            <text:p>4.56E-02</text:p>
          </table:table-cell>
          <table:table-cell table:style-name="ce18" table:formula="of:=[.R5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]*[.B6]/100)*1000/[.G6]" office:value-type="float" office:value="0.0468476721912218" calcext:value-type="float">
            <text:p>4.68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ulfate</text:p>
          </table:table-cell>
          <table:table-cell table:style-name="ce4" table:formula="of:=SUM([.H6];[.H68])" office:value-type="float" office:value="0.390397268260182" calcext:value-type="float">
            <text:p>3.90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3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6]" office:value-type="string" office:string-value="mmol/L" calcext:value-type="string">
            <text:p>mmol/L</text:p>
          </table:table-cell>
          <table:table-cell table:style-name="ce4" table:formula="of:=[.M6]" office:value-type="string" office:string-value="fe3" calcext:value-type="string">
            <text:p>fe3</text:p>
          </table:table-cell>
          <table:table-cell table:style-name="ce4" table:formula="of:=[.N6]" office:value-type="float" office:value="0.0456128570149521" calcext:value-type="float">
            <text:p>4.56E-02</text:p>
          </table:table-cell>
          <table:table-cell table:style-name="ce4" table:formula="of:=[.O6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fe3(e)</text:p>
          </table:table-cell>
          <table:table-cell table:style-name="ce18" table:formula="of:=[.Q6]" office:value-type="float" office:value="0.0456128570149521" calcext:value-type="float">
            <text:p>4.56E-02</text:p>
          </table:table-cell>
          <table:table-cell table:style-name="ce18" table:formula="of:=[.R6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3.27" calcext:value-type="float">
            <text:p>3.27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7]*[.B7]/100)*1000/[.G7]" office:value-type="float" office:value="1.72159629356639" calcext:value-type="float">
            <text:p>1.72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osphate</text:p>
          </table:table-cell>
          <table:table-cell table:style-name="ce4" table:formula="of:=SUM([.H7];[.H69])" office:value-type="float" office:value="4.43824365589133" calcext:value-type="float">
            <text:p>4.4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o4</text:p>
          </table:table-cell>
          <table:table-cell table:style-name="ce4" table:formula="of:=[.K6]" office:value-type="float" office:value="0.390397268260182" calcext:value-type="float">
            <text:p>3.90E-01</text:p>
          </table:table-cell>
          <table:table-cell table:style-name="ce4" table:formula="of:=[.L7]" office:value-type="string" office:string-value="mmol/L" calcext:value-type="string">
            <text:p>mmol/L</text:p>
          </table:table-cell>
          <table:table-cell table:style-name="ce4" table:formula="of:=[.M7]" office:value-type="string" office:string-value="so4" calcext:value-type="string">
            <text:p>so4</text:p>
          </table:table-cell>
          <table:table-cell table:style-name="ce4" table:formula="of:=[.N7]" office:value-type="float" office:value="0.390397268260182" calcext:value-type="float">
            <text:p>3.90E-01</text:p>
          </table:table-cell>
          <table:table-cell table:style-name="ce4" table:formula="of:=[.O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so4(e)</text:p>
          </table:table-cell>
          <table:table-cell table:style-name="ce18" table:formula="of:=[.Q7]" office:value-type="float" office:value="0.390397268260182" calcext:value-type="float">
            <text:p>3.90E-01</text:p>
          </table:table-cell>
          <table:table-cell table:style-name="ce18" table:formula="of:=[.R7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40.51" calcext:value-type="float">
            <text:p>4.05E+01</text:p>
          </table:table-cell>
          <table:table-cell table:style-name="ce7" office:value-type="string" calcext:value-type="string">
            <text:p>mg/L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E8]/[.G8]" office:value-type="float" office:value="1.66673523966262" calcext:value-type="float">
            <text:p>1.6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gnesium</text:p>
          </table:table-cell>
          <table:table-cell table:style-name="ce4" table:formula="of:=SUM([.H8];[.H70])" office:value-type="float" office:value="1.74696564492903" calcext:value-type="float">
            <text:p>1.7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i</text:p>
          </table:table-cell>
          <table:table-cell table:style-name="ce4" table:formula="of:=[.K7]" office:value-type="float" office:value="4.43824365589133" calcext:value-type="float">
            <text:p>4.44E+00</text:p>
          </table:table-cell>
          <table:table-cell table:style-name="ce4" table:formula="of:=[.L8]" office:value-type="string" office:string-value="mmol/L" calcext:value-type="string">
            <text:p>mmol/L</text:p>
          </table:table-cell>
          <table:table-cell table:style-name="ce4" table:formula="of:=[.M8]" office:value-type="string" office:string-value="pi" calcext:value-type="string">
            <text:p>pi</text:p>
          </table:table-cell>
          <table:table-cell table:style-name="ce4" table:formula="of:=[.N8]" office:value-type="float" office:value="4.43824365589133" calcext:value-type="float">
            <text:p>4.44E+00</text:p>
          </table:table-cell>
          <table:table-cell table:style-name="ce4" table:formula="of:=[.O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pi(e)</text:p>
          </table:table-cell>
          <table:table-cell table:style-name="ce18" table:formula="of:=[.Q8]" office:value-type="float" office:value="4.43824365589133" calcext:value-type="float">
            <text:p>4.44E+00</text:p>
          </table:table-cell>
          <table:table-cell table:style-name="ce18" table:formula="of:=[.R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1950" calcext:value-type="float">
            <text:p>3.20E+04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9]*[.E9]*0.001/[.G9]" office:value-type="float" office:value="2.14291463218329" calcext:value-type="float">
            <text:p>2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otassium</text:p>
          </table:table-cell>
          <table:table-cell table:style-name="ce4" table:formula="of:=SUM([.H9];[.H71])" office:value-type="float" office:value="2.57981434780276" calcext:value-type="float">
            <text:p>2.5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g2</text:p>
          </table:table-cell>
          <table:table-cell table:style-name="ce4" table:formula="of:=[.K8]" office:value-type="float" office:value="1.74696564492903" calcext:value-type="float">
            <text:p>1.75E+00</text:p>
          </table:table-cell>
          <table:table-cell table:style-name="ce4" table:formula="of:=[.L9]" office:value-type="string" office:string-value="mmol/L" calcext:value-type="string">
            <text:p>mmol/L</text:p>
          </table:table-cell>
          <table:table-cell table:style-name="ce4" table:formula="of:=[.M9]" office:value-type="string" office:string-value="mg2" calcext:value-type="string">
            <text:p>mg2</text:p>
          </table:table-cell>
          <table:table-cell table:style-name="ce4" table:formula="of:=[.N9]" office:value-type="float" office:value="1.74696564492903" calcext:value-type="float">
            <text:p>1.75E+00</text:p>
          </table:table-cell>
          <table:table-cell table:style-name="ce4" table:formula="of:=[.O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mg2(e)</text:p>
          </table:table-cell>
          <table:table-cell table:style-name="ce18" table:formula="of:=[.Q9]" office:value-type="float" office:value="1.74696564492903" calcext:value-type="float">
            <text:p>1.75E+00</text:p>
          </table:table-cell>
          <table:table-cell table:style-name="ce18" table:formula="of:=[.R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5.6" calcext:value-type="float">
            <text:p>5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10]*[.B10]/100)*1000/[.G10]" office:value-type="float" office:value="3.14274810873908" calcext:value-type="float">
            <text:p>3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anine</text:p>
          </table:table-cell>
          <table:table-cell table:style-name="ce4" table:formula="of:=SUM([.H10];[.H72])" office:value-type="float" office:value="6.73446023301232" calcext:value-type="float">
            <text:p>6.7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k</text:p>
          </table:table-cell>
          <table:table-cell table:style-name="ce4" table:formula="of:=[.K9]" office:value-type="float" office:value="2.57981434780276" calcext:value-type="float">
            <text:p>2.58E+00</text:p>
          </table:table-cell>
          <table:table-cell table:style-name="ce4" table:formula="of:=[.L10]" office:value-type="string" office:string-value="mmol/L" calcext:value-type="string">
            <text:p>mmol/L</text:p>
          </table:table-cell>
          <table:table-cell table:style-name="ce4" table:formula="of:=[.M10]" office:value-type="string" office:string-value="k" calcext:value-type="string">
            <text:p>k</text:p>
          </table:table-cell>
          <table:table-cell table:style-name="ce4" table:formula="of:=[.N10]" office:value-type="float" office:value="2.57981434780276" calcext:value-type="float">
            <text:p>2.58E+00</text:p>
          </table:table-cell>
          <table:table-cell table:style-name="ce4" table:formula="of:=[.O10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k(e)</text:p>
          </table:table-cell>
          <table:table-cell table:style-name="ce18" table:formula="of:=[.Q10]" office:value-type="float" office:value="2.57981434780276" calcext:value-type="float">
            <text:p>2.58E+00</text:p>
          </table:table-cell>
          <table:table-cell table:style-name="ce18" table:formula="of:=[.R10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3" calcext:value-type="float">
            <text:p>5.3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11]*[.B11]/100)*1000/[.G11]" office:value-type="float" office:value="1.99093934772319" calcext:value-type="float">
            <text:p>1.9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tic</text:p>
          </table:table-cell>
          <table:table-cell table:style-name="ce4" table:formula="of:=SUM([.H11];[.H73])" office:value-type="float" office:value="5.89768825646304" calcext:value-type="float">
            <text:p>5.9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la__L</text:p>
          </table:table-cell>
          <table:table-cell table:style-name="ce4" table:formula="of:=[.K10]" office:value-type="float" office:value="6.73446023301232" calcext:value-type="float">
            <text:p>6.73E+00</text:p>
          </table:table-cell>
          <table:table-cell table:style-name="ce4" table:formula="of:=[.L11]" office:value-type="string" office:string-value="mmol/L" calcext:value-type="string">
            <text:p>mmol/L</text:p>
          </table:table-cell>
          <table:table-cell table:style-name="ce4" table:formula="of:=[.M11]" office:value-type="string" office:string-value="ala__L" calcext:value-type="string">
            <text:p>ala__L</text:p>
          </table:table-cell>
          <table:table-cell table:style-name="ce4" table:formula="of:=[.N11]" office:value-type="float" office:value="6.73446023301232" calcext:value-type="float">
            <text:p>6.73E+00</text:p>
          </table:table-cell>
          <table:table-cell table:style-name="ce4" table:formula="of:=[.O11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la__L(e)</text:p>
          </table:table-cell>
          <table:table-cell table:style-name="ce18" table:formula="of:=[.Q11]" office:value-type="float" office:value="6.73446023301232" calcext:value-type="float">
            <text:p>6.73E+00</text:p>
          </table:table-cell>
          <table:table-cell table:style-name="ce18" table:formula="of:=[.R11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1" calcext:value-type="float">
            <text:p>1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12]*[.B12]/100)*1000/[.G12]" office:value-type="float" office:value="0.378446703350767" calcext:value-type="float">
            <text:p>3.7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agine</text:p>
          </table:table-cell>
          <table:table-cell table:style-name="ce4" table:formula="of:=SUM([.H12];[.H74])" office:value-type="float" office:value="0.832582747371688" calcext:value-type="float">
            <text:p>8.33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p__L</text:p>
          </table:table-cell>
          <table:table-cell table:style-name="ce4" table:formula="of:=[.K11]" office:value-type="float" office:value="5.89768825646304" calcext:value-type="float">
            <text:p>5.90E+00</text:p>
          </table:table-cell>
          <table:table-cell table:style-name="ce4" table:formula="of:=[.L12]" office:value-type="string" office:string-value="mmol/L" calcext:value-type="string">
            <text:p>mmol/L</text:p>
          </table:table-cell>
          <table:table-cell table:style-name="ce4" table:formula="of:=[.M12]" office:value-type="string" office:string-value="asp__L" calcext:value-type="string">
            <text:p>asp__L</text:p>
          </table:table-cell>
          <table:table-cell table:style-name="ce4" table:formula="of:=[.N12]" office:value-type="float" office:value="5.89768825646304" calcext:value-type="float">
            <text:p>5.90E+00</text:p>
          </table:table-cell>
          <table:table-cell table:style-name="ce4" table:formula="of:=[.O1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sp__L(e)</text:p>
          </table:table-cell>
          <table:table-cell table:style-name="ce18" table:formula="of:=[.Q12]" office:value-type="float" office:value="5.89768825646304" calcext:value-type="float">
            <text:p>5.90E+00</text:p>
          </table:table-cell>
          <table:table-cell table:style-name="ce18" table:formula="of:=[.R1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9.4" calcext:value-type="float">
            <text:p>9.4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13]*[.B13]/100)*1000/[.G13]" office:value-type="float" office:value="3.19445388431999" calcext:value-type="float">
            <text:p>3.1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c</text:p>
          </table:table-cell>
          <table:table-cell table:style-name="ce4" table:formula="of:=SUM([.H13];[.H75])" office:value-type="float" office:value="13.457486576497" calcext:value-type="float">
            <text:p>1.35E+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n__L</text:p>
          </table:table-cell>
          <table:table-cell table:style-name="ce4" table:formula="of:=[.K12]" office:value-type="float" office:value="0.832582747371688" calcext:value-type="float">
            <text:p>8.33E-01</text:p>
          </table:table-cell>
          <table:table-cell table:style-name="ce4" table:formula="of:=[.L13]" office:value-type="string" office:string-value="mmol/L" calcext:value-type="string">
            <text:p>mmol/L</text:p>
          </table:table-cell>
          <table:table-cell table:style-name="ce4" table:formula="of:=[.M13]" office:value-type="string" office:string-value="asn__L" calcext:value-type="string">
            <text:p>asn__L</text:p>
          </table:table-cell>
          <table:table-cell table:style-name="ce4" table:formula="of:=[.N13]" office:value-type="float" office:value="0.832582747371688" calcext:value-type="float">
            <text:p>8.33E-01</text:p>
          </table:table-cell>
          <table:table-cell table:style-name="ce4" table:formula="of:=[.O13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sn__L(e)</text:p>
          </table:table-cell>
          <table:table-cell table:style-name="ce18" table:formula="of:=[.Q13]" office:value-type="float" office:value="0.832582747371688" calcext:value-type="float">
            <text:p>8.33E-01</text:p>
          </table:table-cell>
          <table:table-cell table:style-name="ce18" table:formula="of:=[.R1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14]*[.B14]/100)*1000/[.G14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ne</text:p>
          </table:table-cell>
          <table:table-cell table:style-name="ce4" table:formula="of:=SUM([.H14];[.H76])" office:value-type="float" office:value="0.136849451917945" calcext:value-type="float">
            <text:p>1.3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u__L</text:p>
          </table:table-cell>
          <table:table-cell table:style-name="ce4" table:formula="of:=[.K13]" office:value-type="float" office:value="13.457486576497" calcext:value-type="float">
            <text:p>1.35E+01</text:p>
          </table:table-cell>
          <table:table-cell table:style-name="ce4" table:formula="of:=[.L14]" office:value-type="string" office:string-value="mmol/L" calcext:value-type="string">
            <text:p>mmol/L</text:p>
          </table:table-cell>
          <table:table-cell table:style-name="ce4" table:formula="of:=[.M14]" office:value-type="string" office:string-value="glu__L" calcext:value-type="string">
            <text:p>glu__L</text:p>
          </table:table-cell>
          <table:table-cell table:style-name="ce4" table:formula="of:=[.N14]" office:value-type="float" office:value="13.457486576497" calcext:value-type="float">
            <text:p>1.35E+01</text:p>
          </table:table-cell>
          <table:table-cell table:style-name="ce4" table:formula="of:=[.O14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glu__L(e)</text:p>
          </table:table-cell>
          <table:table-cell table:style-name="ce18" table:formula="of:=[.Q14]" office:value-type="float" office:value="13.457486576497" calcext:value-type="float">
            <text:p>1.35E+01</text:p>
          </table:table-cell>
          <table:table-cell table:style-name="ce18" table:formula="of:=[.R14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15]*[.B15]/100)*1000/[.G15]" office:value-type="float" office:value="1.99821492799766" calcext:value-type="float">
            <text:p>2.0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ycine</text:p>
          </table:table-cell>
          <table:table-cell table:style-name="ce4" table:formula="of:=SUM([.H15];[.H77])" office:value-type="float" office:value="4.26285851306167" calcext:value-type="float">
            <text:p>4.26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n__L</text:p>
          </table:table-cell>
          <table:table-cell table:style-name="ce4" table:formula="of:=[.K14]" office:value-type="float" office:value="0.136849451917945" calcext:value-type="float">
            <text:p>1.37E-01</text:p>
          </table:table-cell>
          <table:table-cell table:style-name="ce4" table:formula="of:=[.L15]" office:value-type="string" office:string-value="mmol/L" calcext:value-type="string">
            <text:p>mmol/L</text:p>
          </table:table-cell>
          <table:table-cell table:style-name="ce4" table:formula="of:=[.M15]" office:value-type="string" office:string-value="gln__L" calcext:value-type="string">
            <text:p>gln__L</text:p>
          </table:table-cell>
          <table:table-cell table:style-name="ce4" table:formula="of:=[.N15]" office:value-type="float" office:value="0.136849451917945" calcext:value-type="float">
            <text:p>1.37E-01</text:p>
          </table:table-cell>
          <table:table-cell table:style-name="ce4" table:formula="of:=[.O15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gln__L(e)</text:p>
          </table:table-cell>
          <table:table-cell table:style-name="ce18" table:formula="of:=[.Q15]" office:value-type="float" office:value="0.136849451917945" calcext:value-type="float">
            <text:p>1.37E-01</text:p>
          </table:table-cell>
          <table:table-cell table:style-name="ce18" table:formula="of:=[.R15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16]*[.B16]/100)*1000/[.G16]" office:value-type="float" office:value="0.418930502652152" calcext:value-type="float">
            <text:p>4.1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Histidine</text:p>
          </table:table-cell>
          <table:table-cell table:style-name="ce4" table:formula="of:=SUM([.H16];[.H78])" office:value-type="float" office:value="1.64349658732767" calcext:value-type="float">
            <text:p>1.6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y</text:p>
          </table:table-cell>
          <table:table-cell table:style-name="ce4" table:formula="of:=[.K15]" office:value-type="float" office:value="4.26285851306167" calcext:value-type="float">
            <text:p>4.26E+00</text:p>
          </table:table-cell>
          <table:table-cell table:style-name="ce4" table:formula="of:=[.L16]" office:value-type="string" office:string-value="mmol/L" calcext:value-type="string">
            <text:p>mmol/L</text:p>
          </table:table-cell>
          <table:table-cell table:style-name="ce4" table:formula="of:=[.M16]" office:value-type="string" office:string-value="gly" calcext:value-type="string">
            <text:p>gly</text:p>
          </table:table-cell>
          <table:table-cell table:style-name="ce4" table:formula="of:=[.N16]" office:value-type="float" office:value="4.26285851306167" calcext:value-type="float">
            <text:p>4.26E+00</text:p>
          </table:table-cell>
          <table:table-cell table:style-name="ce4" table:formula="of:=[.O16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gly(e)</text:p>
          </table:table-cell>
          <table:table-cell table:style-name="ce18" table:formula="of:=[.Q16]" office:value-type="float" office:value="4.26285851306167" calcext:value-type="float">
            <text:p>4.26E+00</text:p>
          </table:table-cell>
          <table:table-cell table:style-name="ce18" table:formula="of:=[.R16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7]*[.B17]/100)*1000/[.G17]" office:value-type="float" office:value="1.14351057747284" calcext:value-type="float">
            <text:p>1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soleucine</text:p>
          </table:table-cell>
          <table:table-cell table:style-name="ce4" table:formula="of:=SUM([.H17];[.H79])" office:value-type="float" office:value="5.33638269487326" calcext:value-type="float">
            <text:p>5.3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is__L</text:p>
          </table:table-cell>
          <table:table-cell table:style-name="ce4" table:formula="of:=[.K16]" office:value-type="float" office:value="1.64349658732767" calcext:value-type="float">
            <text:p>1.64E+00</text:p>
          </table:table-cell>
          <table:table-cell table:style-name="ce4" table:formula="of:=[.L17]" office:value-type="string" office:string-value="mmol/L" calcext:value-type="string">
            <text:p>mmol/L</text:p>
          </table:table-cell>
          <table:table-cell table:style-name="ce4" table:formula="of:=[.M17]" office:value-type="string" office:string-value="his__L" calcext:value-type="string">
            <text:p>his__L</text:p>
          </table:table-cell>
          <table:table-cell table:style-name="ce4" table:formula="of:=[.N17]" office:value-type="float" office:value="1.64349658732767" calcext:value-type="float">
            <text:p>1.64E+00</text:p>
          </table:table-cell>
          <table:table-cell table:style-name="ce4" table:formula="of:=[.O1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his__L(e)</text:p>
          </table:table-cell>
          <table:table-cell table:style-name="ce18" table:formula="of:=[.Q17]" office:value-type="float" office:value="1.64349658732767" calcext:value-type="float">
            <text:p>1.64E+00</text:p>
          </table:table-cell>
          <table:table-cell table:style-name="ce18" table:formula="of:=[.R17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4.1" calcext:value-type="float">
            <text:p>4.1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8]*[.B18]/100)*1000/[.G18]" office:value-type="float" office:value="1.56279778921288" calcext:value-type="float">
            <text:p>1.56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ucine</text:p>
          </table:table-cell>
          <table:table-cell table:style-name="ce4" table:formula="of:=SUM([.H18];[.H80])" office:value-type="float" office:value="7.28035067657709" calcext:value-type="float">
            <text:p>7.2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ile__L</text:p>
          </table:table-cell>
          <table:table-cell table:style-name="ce4" table:formula="of:=[.K17]" office:value-type="float" office:value="5.33638269487326" calcext:value-type="float">
            <text:p>5.34E+00</text:p>
          </table:table-cell>
          <table:table-cell table:style-name="ce4" table:formula="of:=[.L18]" office:value-type="string" office:string-value="mmol/L" calcext:value-type="string">
            <text:p>mmol/L</text:p>
          </table:table-cell>
          <table:table-cell table:style-name="ce4" table:formula="of:=[.M18]" office:value-type="string" office:string-value="ile__L" calcext:value-type="string">
            <text:p>ile__L</text:p>
          </table:table-cell>
          <table:table-cell table:style-name="ce4" table:formula="of:=[.N18]" office:value-type="float" office:value="5.33638269487326" calcext:value-type="float">
            <text:p>5.34E+00</text:p>
          </table:table-cell>
          <table:table-cell table:style-name="ce4" table:formula="of:=[.O1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ile__L(e)</text:p>
          </table:table-cell>
          <table:table-cell table:style-name="ce18" table:formula="of:=[.Q18]" office:value-type="float" office:value="5.33638269487326" calcext:value-type="float">
            <text:p>5.34E+00</text:p>
          </table:table-cell>
          <table:table-cell table:style-name="ce18" table:formula="of:=[.R1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4.6" calcext:value-type="float">
            <text:p>4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19]*[.B19]/100)*1000/[.G19]" office:value-type="float" office:value="1.57329502701963" calcext:value-type="float">
            <text:p>1.5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ysine</text:p>
          </table:table-cell>
          <table:table-cell table:style-name="ce4" table:formula="of:=SUM([.H19];[.H81])" office:value-type="float" office:value="5.81435118681168" calcext:value-type="float">
            <text:p>5.81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eu__L</text:p>
          </table:table-cell>
          <table:table-cell table:style-name="ce4" table:formula="of:=[.K18]" office:value-type="float" office:value="7.28035067657709" calcext:value-type="float">
            <text:p>7.28E+00</text:p>
          </table:table-cell>
          <table:table-cell table:style-name="ce4" table:formula="of:=[.L19]" office:value-type="string" office:string-value="mmol/L" calcext:value-type="string">
            <text:p>mmol/L</text:p>
          </table:table-cell>
          <table:table-cell table:style-name="ce4" table:formula="of:=[.M19]" office:value-type="string" office:string-value="leu__L" calcext:value-type="string">
            <text:p>leu__L</text:p>
          </table:table-cell>
          <table:table-cell table:style-name="ce4" table:formula="of:=[.N19]" office:value-type="float" office:value="7.28035067657709" calcext:value-type="float">
            <text:p>7.28E+00</text:p>
          </table:table-cell>
          <table:table-cell table:style-name="ce4" table:formula="of:=[.O1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leu__L(e)</text:p>
          </table:table-cell>
          <table:table-cell table:style-name="ce18" table:formula="of:=[.Q19]" office:value-type="float" office:value="7.28035067657709" calcext:value-type="float">
            <text:p>7.28E+00</text:p>
          </table:table-cell>
          <table:table-cell table:style-name="ce18" table:formula="of:=[.R1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20]*[.B20]/100)*1000/[.G20]" office:value-type="float" office:value="0.268082140367809" calcext:value-type="float">
            <text:p>2.6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ethionine</text:p>
          </table:table-cell>
          <table:table-cell table:style-name="ce4" table:formula="of:=SUM([.H20];[.H82])" office:value-type="float" office:value="1.6755133772988" calcext:value-type="float">
            <text:p>1.6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ys__L</text:p>
          </table:table-cell>
          <table:table-cell table:style-name="ce4" table:formula="of:=[.K19]" office:value-type="float" office:value="5.81435118681168" calcext:value-type="float">
            <text:p>5.81E+00</text:p>
          </table:table-cell>
          <table:table-cell table:style-name="ce4" table:formula="of:=[.L20]" office:value-type="string" office:string-value="mmol/L" calcext:value-type="string">
            <text:p>mmol/L</text:p>
          </table:table-cell>
          <table:table-cell table:style-name="ce4" table:formula="of:=[.M20]" office:value-type="string" office:string-value="lys__L" calcext:value-type="string">
            <text:p>lys__L</text:p>
          </table:table-cell>
          <table:table-cell table:style-name="ce4" table:formula="of:=[.N20]" office:value-type="float" office:value="5.81435118681168" calcext:value-type="float">
            <text:p>5.81E+00</text:p>
          </table:table-cell>
          <table:table-cell table:style-name="ce4" table:formula="of:=[.O20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lys__L(e)</text:p>
          </table:table-cell>
          <table:table-cell table:style-name="ce18" table:formula="of:=[.Q20]" office:value-type="float" office:value="5.81435118681168" calcext:value-type="float">
            <text:p>5.81E+00</text:p>
          </table:table-cell>
          <table:table-cell table:style-name="ce18" table:formula="of:=[.R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21]*[.B21]/100)*1000/[.G21]" office:value-type="float" office:value="0.786963049058066" calcext:value-type="float">
            <text:p>7.8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enylalanine</text:p>
          </table:table-cell>
          <table:table-cell table:style-name="ce4" table:formula="of:=SUM([.H21];[.H83])" office:value-type="float" office:value="3.93481524529033" calcext:value-type="float">
            <text:p>3.9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et__L</text:p>
          </table:table-cell>
          <table:table-cell table:style-name="ce4" table:formula="of:=[.K20]" office:value-type="float" office:value="1.6755133772988" calcext:value-type="float">
            <text:p>1.68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4" table:formula="of:=[.M21]" office:value-type="string" office:string-value="met__L" calcext:value-type="string">
            <text:p>met__L</text:p>
          </table:table-cell>
          <table:table-cell table:style-name="ce4" table:formula="of:=[.N21]" office:value-type="float" office:value="1.6755133772988" calcext:value-type="float">
            <text:p>1.68E+00</text:p>
          </table:table-cell>
          <table:table-cell table:style-name="ce4" table:formula="of:=[.O21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met__L(e)</text:p>
          </table:table-cell>
          <table:table-cell table:style-name="ce18" table:formula="of:=[.Q21]" office:value-type="float" office:value="1.6755133772988" calcext:value-type="float">
            <text:p>1.68E+00</text:p>
          </table:table-cell>
          <table:table-cell table:style-name="ce18" table:formula="of:=[.R20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2" calcext:value-type="float">
            <text:p>2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22]*[.B22]/100)*1000/[.G22]" office:value-type="float" office:value="0.86856825209325" calcext:value-type="float">
            <text:p>8.6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roline</text:p>
          </table:table-cell>
          <table:table-cell table:style-name="ce4" table:formula="of:=SUM([.H22];[.H84])" office:value-type="float" office:value="6.6011187159087" calcext:value-type="float">
            <text:p>6.6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he__L</text:p>
          </table:table-cell>
          <table:table-cell table:style-name="ce4" table:formula="of:=[.K21]" office:value-type="float" office:value="3.93481524529033" calcext:value-type="float">
            <text:p>3.93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4" table:formula="of:=[.M22]" office:value-type="string" office:string-value="phe__L" calcext:value-type="string">
            <text:p>phe__L</text:p>
          </table:table-cell>
          <table:table-cell table:style-name="ce4" table:formula="of:=[.N22]" office:value-type="float" office:value="3.93481524529033" calcext:value-type="float">
            <text:p>3.93E+00</text:p>
          </table:table-cell>
          <table:table-cell table:style-name="ce4" table:formula="of:=[.O2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phe__L(e)</text:p>
          </table:table-cell>
          <table:table-cell table:style-name="ce18" table:formula="of:=[.Q22]" office:value-type="float" office:value="3.93481524529033" calcext:value-type="float">
            <text:p>3.93E+00</text:p>
          </table:table-cell>
          <table:table-cell table:style-name="ce18" table:formula="of:=[.R21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23]*[.B23]/100)*1000/[.G23]" office:value-type="float" office:value="0.761230529150372" calcext:value-type="float">
            <text:p>7.6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rine</text:p>
          </table:table-cell>
          <table:table-cell table:style-name="ce4" table:formula="of:=SUM([.H23];[.H85])" office:value-type="float" office:value="2.85461448431389" calcext:value-type="float">
            <text:p>2.8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ro__L</text:p>
          </table:table-cell>
          <table:table-cell table:style-name="ce4" table:formula="of:=[.K22]" office:value-type="float" office:value="6.6011187159087" calcext:value-type="float">
            <text:p>6.60E+00</text:p>
          </table:table-cell>
          <table:table-cell table:style-name="ce4" table:formula="of:=[.L22]" office:value-type="string" office:string-value="mmol/L" calcext:value-type="string">
            <text:p>mmol/L</text:p>
          </table:table-cell>
          <table:table-cell table:style-name="ce4" table:formula="of:=[.M23]" office:value-type="string" office:string-value="pro__L" calcext:value-type="string">
            <text:p>pro__L</text:p>
          </table:table-cell>
          <table:table-cell table:style-name="ce4" table:formula="of:=[.N23]" office:value-type="float" office:value="6.6011187159087" calcext:value-type="float">
            <text:p>6.60E+00</text:p>
          </table:table-cell>
          <table:table-cell table:style-name="ce4" table:formula="of:=[.O23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pro__L(e)</text:p>
          </table:table-cell>
          <table:table-cell table:style-name="ce18" table:formula="of:=[.Q23]" office:value-type="float" office:value="6.6011187159087" calcext:value-type="float">
            <text:p>6.60E+00</text:p>
          </table:table-cell>
          <table:table-cell table:style-name="ce18" table:formula="of:=[.R2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24]*[.B24]/100)*1000/[.G24]" office:value-type="float" office:value="0.671591672263264" calcext:value-type="float">
            <text:p>6.7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reonine</text:p>
          </table:table-cell>
          <table:table-cell table:style-name="ce4" table:formula="of:=SUM([.H24];[.H86])" office:value-type="float" office:value="2.18267293485561" calcext:value-type="float">
            <text:p>2.1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er__L</text:p>
          </table:table-cell>
          <table:table-cell table:style-name="ce4" table:formula="of:=[.K23]" office:value-type="float" office:value="2.85461448431389" calcext:value-type="float">
            <text:p>2.85E+00</text:p>
          </table:table-cell>
          <table:table-cell table:style-name="ce4" table:formula="of:=[.L23]" office:value-type="string" office:string-value="mmol/L" calcext:value-type="string">
            <text:p>mmol/L</text:p>
          </table:table-cell>
          <table:table-cell table:style-name="ce4" table:formula="of:=[.M24]" office:value-type="string" office:string-value="ser__L" calcext:value-type="string">
            <text:p>ser__L</text:p>
          </table:table-cell>
          <table:table-cell table:style-name="ce4" table:formula="of:=[.N24]" office:value-type="float" office:value="2.85461448431389" calcext:value-type="float">
            <text:p>2.85E+00</text:p>
          </table:table-cell>
          <table:table-cell table:style-name="ce4" table:formula="of:=[.O24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ser__L(e)</text:p>
          </table:table-cell>
          <table:table-cell table:style-name="ce18" table:formula="of:=[.Q24]" office:value-type="float" office:value="2.85461448431389" calcext:value-type="float">
            <text:p>2.85E+00</text:p>
          </table:table-cell>
          <table:table-cell table:style-name="ce18" table:formula="of:=[.R2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25]*[.B25]/100)*1000/[.G25]" office:value-type="float" office:value="0.122411606578889" calcext:value-type="float">
            <text:p>1.2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ryptophan</text:p>
          </table:table-cell>
          <table:table-cell table:style-name="ce4" table:formula="of:=SUM([.H25];[.H87])" office:value-type="float" office:value="0.514128747631335" calcext:value-type="float">
            <text:p>5.1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r__L</text:p>
          </table:table-cell>
          <table:table-cell table:style-name="ce4" table:formula="of:=[.K24]" office:value-type="float" office:value="2.18267293485561" calcext:value-type="float">
            <text:p>2.18E+00</text:p>
          </table:table-cell>
          <table:table-cell table:style-name="ce4" table:formula="of:=[.L24]" office:value-type="string" office:string-value="mmol/L" calcext:value-type="string">
            <text:p>mmol/L</text:p>
          </table:table-cell>
          <table:table-cell table:style-name="ce4" table:formula="of:=[.M25]" office:value-type="string" office:string-value="thr__L" calcext:value-type="string">
            <text:p>thr__L</text:p>
          </table:table-cell>
          <table:table-cell table:style-name="ce4" table:formula="of:=[.N25]" office:value-type="float" office:value="2.18267293485561" calcext:value-type="float">
            <text:p>2.18E+00</text:p>
          </table:table-cell>
          <table:table-cell table:style-name="ce4" table:formula="of:=[.O25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thr__L(e)</text:p>
          </table:table-cell>
          <table:table-cell table:style-name="ce18" table:formula="of:=[.Q25]" office:value-type="float" office:value="2.18267293485561" calcext:value-type="float">
            <text:p>2.18E+00</text:p>
          </table:table-cell>
          <table:table-cell table:style-name="ce18" table:formula="of:=[.R24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2" calcext:value-type="float">
            <text:p>1.2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26]*[.B26]/100)*1000/[.G26]" office:value-type="float" office:value="0.331142275278573" calcext:value-type="float">
            <text:p>3.3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yrosine</text:p>
          </table:table-cell>
          <table:table-cell table:style-name="ce4" table:formula="of:=SUM([.H26];[.H88])" office:value-type="float" office:value="1.04861720504882" calcext:value-type="float">
            <text:p>1.0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rp__L</text:p>
          </table:table-cell>
          <table:table-cell table:style-name="ce4" table:formula="of:=[.K25]" office:value-type="float" office:value="0.514128747631335" calcext:value-type="float">
            <text:p>5.14E-01</text:p>
          </table:table-cell>
          <table:table-cell table:style-name="ce4" table:formula="of:=[.L25]" office:value-type="string" office:string-value="mmol/L" calcext:value-type="string">
            <text:p>mmol/L</text:p>
          </table:table-cell>
          <table:table-cell table:style-name="ce4" table:formula="of:=[.M26]" office:value-type="string" office:string-value="trp__L" calcext:value-type="string">
            <text:p>trp__L</text:p>
          </table:table-cell>
          <table:table-cell table:style-name="ce4" table:formula="of:=[.N26]" office:value-type="float" office:value="0.514128747631335" calcext:value-type="float">
            <text:p>5.14E-01</text:p>
          </table:table-cell>
          <table:table-cell table:style-name="ce4" table:formula="of:=[.O26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trp__L(e)</text:p>
          </table:table-cell>
          <table:table-cell table:style-name="ce18" table:formula="of:=[.Q26]" office:value-type="float" office:value="0.514128747631335" calcext:value-type="float">
            <text:p>5.14E-01</text:p>
          </table:table-cell>
          <table:table-cell table:style-name="ce18" table:formula="of:=[.R25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27]*[.B27]/100)*1000/[.G27]" office:value-type="float" office:value="1.49383685594291" calcext:value-type="float">
            <text:p>1.4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line</text:p>
          </table:table-cell>
          <table:table-cell table:style-name="ce4" table:formula="of:=SUM([.H27];[.H89])" office:value-type="float" office:value="6.53020111312186" calcext:value-type="float">
            <text:p>6.5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yr__L</text:p>
          </table:table-cell>
          <table:table-cell table:style-name="ce4" table:formula="of:=[.K26]" office:value-type="float" office:value="1.04861720504882" calcext:value-type="float">
            <text:p>1.05E+00</text:p>
          </table:table-cell>
          <table:table-cell table:style-name="ce4" table:formula="of:=[.L26]" office:value-type="string" office:string-value="mmol/L" calcext:value-type="string">
            <text:p>mmol/L</text:p>
          </table:table-cell>
          <table:table-cell table:style-name="ce4" table:formula="of:=[.M27]" office:value-type="string" office:string-value="tyr__L" calcext:value-type="string">
            <text:p>tyr__L</text:p>
          </table:table-cell>
          <table:table-cell table:style-name="ce4" table:formula="of:=[.N27]" office:value-type="float" office:value="1.04861720504882" calcext:value-type="float">
            <text:p>1.05E+00</text:p>
          </table:table-cell>
          <table:table-cell table:style-name="ce4" table:formula="of:=[.O2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tyr__L(e)</text:p>
          </table:table-cell>
          <table:table-cell table:style-name="ce18" table:formula="of:=[.Q27]" office:value-type="float" office:value="1.04861720504882" calcext:value-type="float">
            <text:p>1.05E+00</text:p>
          </table:table-cell>
          <table:table-cell table:style-name="ce18" table:formula="of:=[.R26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28]*[.B28]/100)*1000/[.G28]" office:value-type="float" office:value="0.746251521205024" calcext:value-type="float">
            <text:p>7.4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rginine</text:p>
          </table:table-cell>
          <table:table-cell table:style-name="ce4" table:formula="of:=SUM([.H28];[.H90])" office:value-type="float" office:value="3.61644967968589" calcext:value-type="float">
            <text:p>3.62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val__L</text:p>
          </table:table-cell>
          <table:table-cell table:style-name="ce4" table:formula="of:=[.K27]" office:value-type="float" office:value="6.53020111312186" calcext:value-type="float">
            <text:p>6.53E+00</text:p>
          </table:table-cell>
          <table:table-cell table:style-name="ce4" table:formula="of:=[.L27]" office:value-type="string" office:string-value="mmol/L" calcext:value-type="string">
            <text:p>mmol/L</text:p>
          </table:table-cell>
          <table:table-cell table:style-name="ce4" table:formula="of:=[.M28]" office:value-type="string" office:string-value="val__L" calcext:value-type="string">
            <text:p>val__L</text:p>
          </table:table-cell>
          <table:table-cell table:style-name="ce4" table:formula="of:=[.N28]" office:value-type="float" office:value="6.53020111312186" calcext:value-type="float">
            <text:p>6.53E+00</text:p>
          </table:table-cell>
          <table:table-cell table:style-name="ce4" table:formula="of:=[.O2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val__L(e)</text:p>
          </table:table-cell>
          <table:table-cell table:style-name="ce18" table:formula="of:=[.Q28]" office:value-type="float" office:value="6.53020111312186" calcext:value-type="float">
            <text:p>6.53E+00</text:p>
          </table:table-cell>
          <table:table-cell table:style-name="ce18" table:formula="of:=[.R27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29]*[.B29]/100)*1000/[.G29]" office:value-type="float" office:value="0.0416160338255123" calcext:value-type="float">
            <text:p>4.16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stine</text:p>
          </table:table-cell>
          <table:table-cell table:style-name="ce4" table:formula="of:=SUM([.H29];[.H91])" office:value-type="float" office:value="0.166464135302049" calcext:value-type="float">
            <text:p>1.6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rg__L</text:p>
          </table:table-cell>
          <table:table-cell table:style-name="ce4" table:formula="of:=[.K28]" office:value-type="float" office:value="3.61644967968589" calcext:value-type="float">
            <text:p>3.62E+00</text:p>
          </table:table-cell>
          <table:table-cell table:style-name="ce4" table:formula="of:=[.L28]" office:value-type="string" office:string-value="mmol/L" calcext:value-type="string">
            <text:p>mmol/L</text:p>
          </table:table-cell>
          <table:table-cell table:style-name="ce4" table:formula="of:=[.M29]" office:value-type="string" office:string-value="arg__L" calcext:value-type="string">
            <text:p>arg__L</text:p>
          </table:table-cell>
          <table:table-cell table:style-name="ce4" table:formula="of:=[.N29]" office:value-type="float" office:value="3.61644967968589" calcext:value-type="float">
            <text:p>3.62E+00</text:p>
          </table:table-cell>
          <table:table-cell table:style-name="ce4" table:formula="of:=[.O2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rg__L(e)</text:p>
          </table:table-cell>
          <table:table-cell table:style-name="ce18" table:formula="of:=[.Q29]" office:value-type="float" office:value="3.61644967968589" calcext:value-type="float">
            <text:p>3.62E+00</text:p>
          </table:table-cell>
          <table:table-cell table:style-name="ce18" table:formula="of:=[.R2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uminum</text:p>
          </table:table-cell>
          <table:table-cell table:style-name="ce4" office:value-type="float" office:value="3.1" calcext:value-type="float">
            <text:p>3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6.982" calcext:value-type="float">
            <text:p>2.70E+01</text:p>
          </table:table-cell>
          <table:table-cell table:style-name="ce4" table:formula="of:=[.B30]*[.E30]*0.001/[.G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uminum</text:p>
          </table:table-cell>
          <table:table-cell table:style-name="ce4" table:formula="of:=[.H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ys__L</text:p>
          </table:table-cell>
          <table:table-cell table:style-name="ce4" table:formula="of:=[.K29]*2" office:value-type="float" office:value="0.332928270604098" calcext:value-type="float">
            <text:p>3.33E-01</text:p>
          </table:table-cell>
          <table:table-cell table:style-name="ce4" table:formula="of:=[.L2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ys__L</text:p>
          </table:table-cell>
          <table:table-cell table:style-name="ce4" table:formula="of:=[.N30]" office:value-type="float" office:value="0.332928270604098" calcext:value-type="float">
            <text:p>3.33E-01</text:p>
          </table:table-cell>
          <table:table-cell table:style-name="ce4" table:formula="of:=[.O30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ys__L(e)</text:p>
          </table:table-cell>
          <table:table-cell table:style-name="ce18" table:formula="of:=[.Q30]" office:value-type="float" office:value="0.332928270604098" calcext:value-type="float">
            <text:p>3.33E-01</text:p>
          </table:table-cell>
          <table:table-cell table:style-name="ce18" table:formula="of:=[.R2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arium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37.327" calcext:value-type="float">
            <text:p>1.37E+02</text:p>
          </table:table-cell>
          <table:table-cell table:style-name="ce4" table:formula="of:=[.B31]*[.E31]*0.001/[.G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arium</text:p>
          </table:table-cell>
          <table:table-cell table:style-name="ce4" table:formula="of:=[.H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d2</text:p>
          </table:table-cell>
          <table:table-cell table:style-name="ce4" table:formula="of:=[.K32]" office:value-type="float" office:value="0.0000667176686177878" calcext:value-type="float">
            <text:p>6.67E-05</text:p>
          </table:table-cell>
          <table:table-cell table:style-name="ce4" table:formula="of:=[.L3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d2</text:p>
          </table:table-cell>
          <table:table-cell table:style-name="ce4" table:formula="of:=[.N31]" office:value-type="float" office:value="0.0000667176686177878" calcext:value-type="float">
            <text:p>6.67E-05</text:p>
          </table:table-cell>
          <table:table-cell table:style-name="ce4" table:formula="of:=[.O2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d2(e)</text:p>
          </table:table-cell>
          <table:table-cell table:style-name="ce18" table:formula="of:=[.Q31]" office:value-type="float" office:value="0.0000667176686177878" calcext:value-type="float">
            <text:p>6.67E-05</text:p>
          </table:table-cell>
          <table:table-cell table:style-name="ce18" table:formula="of:=[.R2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dmium</text:p>
          </table:table-cell>
          <table:table-cell table:style-name="ce4" office:value-type="float" office:value="1.5" calcext:value-type="float">
            <text:p>1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12.414" calcext:value-type="float">
            <text:p>1.12E+02</text:p>
          </table:table-cell>
          <table:table-cell table:style-name="ce4" table:formula="of:=[.B32]*[.E32]*0.001/[.G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dmium</text:p>
          </table:table-cell>
          <table:table-cell table:style-name="ce4" table:formula="of:=[.H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obalt2</text:p>
          </table:table-cell>
          <table:table-cell table:style-name="ce4" table:formula="of:=[.K33]" office:value-type="float" office:value="0.0002969473809241" calcext:value-type="float">
            <text:p>2.97E-04</text:p>
          </table:table-cell>
          <table:table-cell table:style-name="ce4" table:formula="of:=[.L3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obalt2</text:p>
          </table:table-cell>
          <table:table-cell table:style-name="ce4" table:formula="of:=[.N32]" office:value-type="float" office:value="0.0002969473809241" calcext:value-type="float">
            <text:p>2.97E-04</text:p>
          </table:table-cell>
          <table:table-cell table:style-name="ce4" table:formula="of:=[.O3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obalt2(e)</text:p>
          </table:table-cell>
          <table:table-cell table:style-name="ce18" table:formula="of:=[.Q32]" office:value-type="float" office:value="0.0002969473809241" calcext:value-type="float">
            <text:p>2.97E-04</text:p>
          </table:table-cell>
          <table:table-cell table:style-name="ce18" table:formula="of:=[.R31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balt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8.933" calcext:value-type="float">
            <text:p>5.89E+01</text:p>
          </table:table-cell>
          <table:table-cell table:style-name="ce4" table:formula="of:=[.B33]*[.E33]*0.001/[.G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balt</text:p>
          </table:table-cell>
          <table:table-cell table:style-name="ce4" table:formula="of:=[.H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2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u</text:p>
          </table:table-cell>
          <table:table-cell table:style-name="ce4" table:formula="of:=[.N33]" office:value-type="float" office:value="0.00528911880409127" calcext:value-type="float">
            <text:p>5.29E-03</text:p>
          </table:table-cell>
          <table:table-cell table:style-name="ce4" table:formula="of:=[.O33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u(e)</text:p>
          </table:table-cell>
          <table:table-cell table:style-name="ce18" table:formula="of:=[.Q33]" office:value-type="float" office:value="0.00528911880409127" calcext:value-type="float">
            <text:p>5.29E-03</text:p>
          </table:table-cell>
          <table:table-cell table:style-name="ce18" table:formula="of:=[.R3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romium</text:p>
          </table:table-cell>
          <table:table-cell table:style-name="ce4" office:value-type="float" office:value="30.8449" calcext:value-type="float">
            <text:p>3.08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1.996" calcext:value-type="float">
            <text:p>5.20E+01</text:p>
          </table:table-cell>
          <table:table-cell table:style-name="ce4" table:formula="of:=[.E34]*0.001/[.G34]" office:value-type="float" office:value="0.000593216785906608" calcext:value-type="float">
            <text:p>5.9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romium</text:p>
          </table:table-cell>
          <table:table-cell table:style-name="ce4" table:formula="of:=[.H34]+[.H92]" office:value-type="float" office:value="0.0112530348488345" calcext:value-type="float">
            <text:p>1.13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2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3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u2</text:p>
          </table:table-cell>
          <table:table-cell table:style-name="ce4" table:formula="of:=[.N34]" office:value-type="float" office:value="0.00528911880409127" calcext:value-type="float">
            <text:p>5.29E-03</text:p>
          </table:table-cell>
          <table:table-cell table:style-name="ce4" table:formula="of:=[.O34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u2(e)</text:p>
          </table:table-cell>
          <table:table-cell table:style-name="ce18" table:formula="of:=[.Q34]" office:value-type="float" office:value="0.00528911880409127" calcext:value-type="float">
            <text:p>5.29E-03</text:p>
          </table:table-cell>
          <table:table-cell table:style-name="ce18" table:formula="of:=[.R3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allium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69.723" calcext:value-type="float">
            <text:p>6.97E+01</text:p>
          </table:table-cell>
          <table:table-cell table:style-name="ce4" table:formula="of:=[.B35]*[.E35]*0.001/[.G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allium</text:p>
          </table:table-cell>
          <table:table-cell table:style-name="ce4" table:formula="of:=[.H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n2</text:p>
          </table:table-cell>
          <table:table-cell table:style-name="ce4" table:formula="of:=[.K37]" office:value-type="float" office:value="0.0110323637555062" calcext:value-type="float">
            <text:p>1.10E-02</text:p>
          </table:table-cell>
          <table:table-cell table:style-name="ce4" table:formula="of:=[.L34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mn2</text:p>
          </table:table-cell>
          <table:table-cell table:style-name="ce4" table:formula="of:=[.N35]" office:value-type="float" office:value="0.0110323637555062" calcext:value-type="float">
            <text:p>1.10E-02</text:p>
          </table:table-cell>
          <table:table-cell table:style-name="ce4" table:formula="of:=[.O35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mn2(e)</text:p>
          </table:table-cell>
          <table:table-cell table:style-name="ce18" table:formula="of:=[.Q35]" office:value-type="float" office:value="0.0110323637555062" calcext:value-type="float">
            <text:p>1.10E-02</text:p>
          </table:table-cell>
          <table:table-cell table:style-name="ce18" table:formula="of:=[.R34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oper</text:p>
          </table:table-cell>
          <table:table-cell table:style-name="ce7" office:value-type="float" office:value="314.416" calcext:value-type="float">
            <text:p>3.1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63.55" calcext:value-type="float">
            <text:p>6.36E+01</text:p>
          </table:table-cell>
          <table:table-cell table:style-name="ce4" table:formula="of:=[.E36]*0.001/[.G36]" office:value-type="float" office:value="0.00494753737214792" calcext:value-type="float">
            <text:p>4.95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oper</text:p>
          </table:table-cell>
          <table:table-cell table:style-name="ce4" table:formula="of:=[.H36]+[.H93]" office:value-type="float" office:value="0.0105782376081825" calcext:value-type="float">
            <text:p>1.06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i2</text:p>
          </table:table-cell>
          <table:table-cell table:style-name="ce4" table:formula="of:=[.K38]" office:value-type="float" office:value="0.00207757313478609" calcext:value-type="float">
            <text:p>2.08E-03</text:p>
          </table:table-cell>
          <table:table-cell table:style-name="ce4" table:formula="of:=[.L35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ni2</text:p>
          </table:table-cell>
          <table:table-cell table:style-name="ce4" table:formula="of:=[.N36]" office:value-type="float" office:value="0.00207757313478609" calcext:value-type="float">
            <text:p>2.08E-03</text:p>
          </table:table-cell>
          <table:table-cell table:style-name="ce4" table:formula="of:=[.O36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ni2(e)</text:p>
          </table:table-cell>
          <table:table-cell table:style-name="ce18" table:formula="of:=[.Q36]" office:value-type="float" office:value="0.00207757313478609" calcext:value-type="float">
            <text:p>2.08E-03</text:p>
          </table:table-cell>
          <table:table-cell table:style-name="ce18" table:formula="of:=[.R35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ganese</text:p>
          </table:table-cell>
          <table:table-cell table:style-name="ce4" office:value-type="float" office:value="263.697" calcext:value-type="float">
            <text:p>2.6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4.938" calcext:value-type="float">
            <text:p>5.49E+01</text:p>
          </table:table-cell>
          <table:table-cell table:style-name="ce4" table:formula="of:=[.E37]*0.001/[.G37]" office:value-type="float" office:value="0.00479990170737923" calcext:value-type="float">
            <text:p>4.80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ganese</text:p>
          </table:table-cell>
          <table:table-cell table:style-name="ce4" table:formula="of:=[.H37]+[.H94]" office:value-type="float" office:value="0.0110323637555062" calcext:value-type="float">
            <text:p>1.10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zn2</text:p>
          </table:table-cell>
          <table:table-cell table:style-name="ce4" table:formula="of:=[.K43]" office:value-type="float" office:value="0.493721780360967" calcext:value-type="float">
            <text:p>4.94E-01</text:p>
          </table:table-cell>
          <table:table-cell table:style-name="ce4" table:formula="of:=[.L36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zn2</text:p>
          </table:table-cell>
          <table:table-cell table:style-name="ce4" table:formula="of:=[.N37]" office:value-type="float" office:value="0.493721780360967" calcext:value-type="float">
            <text:p>4.94E-01</text:p>
          </table:table-cell>
          <table:table-cell table:style-name="ce4" table:formula="of:=[.O3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zn2(e)</text:p>
          </table:table-cell>
          <table:table-cell table:style-name="ce18" table:formula="of:=[.Q37]" office:value-type="float" office:value="0.493721780360967" calcext:value-type="float">
            <text:p>4.94E-01</text:p>
          </table:table-cell>
          <table:table-cell table:style-name="ce18" table:formula="of:=[.R36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ckel</text:p>
          </table:table-cell>
          <table:table-cell table:style-name="ce4" office:value-type="float" office:value="31.973" calcext:value-type="float">
            <text:p>3.20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8.693" calcext:value-type="float">
            <text:p>5.87E+01</text:p>
          </table:table-cell>
          <table:table-cell table:style-name="ce4" table:formula="of:=[.E38]*0.001/[.G38]" office:value-type="float" office:value="0.000544749799805769" calcext:value-type="float">
            <text:p>5.45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ckel</text:p>
          </table:table-cell>
          <table:table-cell table:style-name="ce4" table:formula="of:=[.H38]+[.H95]" office:value-type="float" office:value="0.00207757313478609" calcext:value-type="float">
            <text:p>2.08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e</text:p>
          </table:table-cell>
          <table:table-cell table:style-name="ce4" table:formula="of:=[.K46]" office:value-type="float" office:value="0.327092429512321" calcext:value-type="float">
            <text:p>3.27E-01</text:p>
          </table:table-cell>
          <table:table-cell table:style-name="ce4" table:formula="of:=[.L37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ade</text:p>
          </table:table-cell>
          <table:table-cell table:style-name="ce4" table:formula="of:=[.N38]" office:value-type="float" office:value="0.327092429512321" calcext:value-type="float">
            <text:p>3.27E-01</text:p>
          </table:table-cell>
          <table:table-cell table:style-name="ce4" table:formula="of:=[.O3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de(e)</text:p>
          </table:table-cell>
          <table:table-cell table:style-name="ce18" table:formula="of:=[.Q38]" office:value-type="float" office:value="0.327092429512321" calcext:value-type="float">
            <text:p>3.27E-01</text:p>
          </table:table-cell>
          <table:table-cell table:style-name="ce18" table:formula="of:=[.R3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ad</text:p>
          </table:table-cell>
          <table:table-cell table:style-name="ce4" office:value-type="float" office:value="1.736" calcext:value-type="float">
            <text:p>1.74E+00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207" calcext:value-type="float">
            <text:p>2.07E+02</text:p>
          </table:table-cell>
          <table:table-cell table:style-name="ce4" table:formula="of:=[.E39]*0.001/[.G39]" office:value-type="float" office:value="0.00000838647342995169" calcext:value-type="float">
            <text:p>8.3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ad</text:p>
          </table:table-cell>
          <table:table-cell table:style-name="ce4" table:formula="of:=[.H39]+[.H96]" office:value-type="float" office:value="0.00001743961352657" calcext:value-type="float">
            <text:p>1.74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<text:a xlink:href="http://bigg.ucsd.edu/universal/metabolites/gua" xlink:type="simple">gua</text:a></text:p>
          </table:table-cell>
          <table:table-cell table:style-name="ce4" table:formula="of:=[.K47]" office:value-type="float" office:value="0.306029947925282" calcext:value-type="float">
            <text:p>3.06E-01</text:p>
          </table:table-cell>
          <table:table-cell table:style-name="ce4" table:formula="of:=[.L38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<text:a xlink:href="http://bigg.ucsd.edu/universal/metabolites/gua" xlink:type="simple">gua</text:a></text:p>
          </table:table-cell>
          <table:table-cell table:style-name="ce4" table:formula="of:=[.N39]" office:value-type="float" office:value="0.306029947925282" calcext:value-type="float">
            <text:p>3.06E-01</text:p>
          </table:table-cell>
          <table:table-cell table:style-name="ce4" table:formula="of:=[.O3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gua(e)</text:p>
          </table:table-cell>
          <table:table-cell table:style-name="ce18" table:formula="of:=[.Q39]" office:value-type="float" office:value="0.306029947925282" calcext:value-type="float">
            <text:p>3.06E-01</text:p>
          </table:table-cell>
          <table:table-cell table:style-name="ce18" table:formula="of:=[.R3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rontium</text:p>
          </table:table-cell>
          <table:table-cell table:style-name="ce4" office:value-type="float" office:value="1.1" calcext:value-type="float">
            <text:p>1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87.6" calcext:value-type="float">
            <text:p>8.76E+01</text:p>
          </table:table-cell>
          <table:table-cell table:style-name="ce4" table:formula="of:=[.B40]*[.E40]*0.001/[.G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rontium</text:p>
          </table:table-cell>
          <table:table-cell table:style-name="ce4" table:formula="of:=[.H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sn</text:p>
          </table:table-cell>
          <table:table-cell table:style-name="ce4" table:formula="of:=[.K48]" office:value-type="float" office:value="0.196212557603687" calcext:value-type="float">
            <text:p>1.96E-01</text:p>
          </table:table-cell>
          <table:table-cell table:style-name="ce4" table:formula="of:=[.L3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sn</text:p>
          </table:table-cell>
          <table:table-cell table:style-name="ce4" table:formula="of:=[.N40]" office:value-type="float" office:value="0.196212557603687" calcext:value-type="float">
            <text:p>1.96E-01</text:p>
          </table:table-cell>
          <table:table-cell table:style-name="ce4" table:formula="of:=[.O40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sn(e)</text:p>
          </table:table-cell>
          <table:table-cell table:style-name="ce18" table:formula="of:=[.Q40]" office:value-type="float" office:value="0.196212557603687" calcext:value-type="float">
            <text:p>1.96E-01</text:p>
          </table:table-cell>
          <table:table-cell table:style-name="ce18" table:formula="of:=[.R40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nadium</text:p>
          </table:table-cell>
          <table:table-cell table:style-name="ce4" office:value-type="float" office:value="43.7" calcext:value-type="float">
            <text:p>4.37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0.941" calcext:value-type="float">
            <text:p>5.09E+01</text:p>
          </table:table-cell>
          <table:table-cell table:style-name="ce4" table:formula="of:=[.B41]*[.E41]*0.001/[.G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nadium</text:p>
          </table:table-cell>
          <table:table-cell table:style-name="ce4" table:formula="of:=[.H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ura</text:p>
          </table:table-cell>
          <table:table-cell table:style-name="ce4" table:formula="of:=[.K49]" office:value-type="float" office:value="0.281475269431161" calcext:value-type="float">
            <text:p>2.81E-01</text:p>
          </table:table-cell>
          <table:table-cell table:style-name="ce4" table:formula="of:=[.L4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ura</text:p>
          </table:table-cell>
          <table:table-cell table:style-name="ce4" table:formula="of:=[.N41]" office:value-type="float" office:value="0.281475269431161" calcext:value-type="float">
            <text:p>2.81E-01</text:p>
          </table:table-cell>
          <table:table-cell table:style-name="ce4" table:formula="of:=[.O41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ura(e)</text:p>
          </table:table-cell>
          <table:table-cell table:style-name="ce18" table:formula="of:=[.Q41]" office:value-type="float" office:value="0.281475269431161" calcext:value-type="float">
            <text:p>2.81E-01</text:p>
          </table:table-cell>
          <table:table-cell table:style-name="ce18" table:formula="of:=[.R41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in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118.71" calcext:value-type="float">
            <text:p>1.19E+02</text:p>
          </table:table-cell>
          <table:table-cell table:style-name="ce4" table:formula="of:=[.B42]*[.E42]*0.001/[.G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in</text:p>
          </table:table-cell>
          <table:table-cell table:style-name="ce4" table:formula="of:=[.H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h4</text:p>
          </table:table-cell>
          <table:table-cell table:style-name="ce4" table:formula="of:=[.K50]" office:value-type="float" office:value="2.30159170317786" calcext:value-type="float">
            <text:p>2.30E+00</text:p>
          </table:table-cell>
          <table:table-cell table:style-name="ce4" table:formula="of:=[.L4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nh4</text:p>
          </table:table-cell>
          <table:table-cell table:style-name="ce4" table:formula="of:=[.N42]" office:value-type="float" office:value="2.30159170317786" calcext:value-type="float">
            <text:p>2.30E+00</text:p>
          </table:table-cell>
          <table:table-cell table:style-name="ce4" table:formula="of:=[.O4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nh4(e)</text:p>
          </table:table-cell>
          <table:table-cell table:style-name="ce18" table:formula="of:=[.Q42]" office:value-type="float" office:value="2.30159170317786" calcext:value-type="float">
            <text:p>2.30E+00</text:p>
          </table:table-cell>
          <table:table-cell table:style-name="ce18" table:formula="of:=[.R4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Zinc</text:p>
          </table:table-cell>
          <table:table-cell table:style-name="ce4" office:value-type="float" office:value="18489.87" calcext:value-type="float">
            <text:p>1.85E+04</text:p>
          </table:table-cell>
          <table:table-cell table:style-name="ce7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43]*0.001/[.G43]" office:value-type="float" office:value="0.282806209850107" calcext:value-type="float">
            <text:p>2.83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Zinc</text:p>
          </table:table-cell>
          <table:table-cell table:style-name="ce4" table:formula="of:=[.H43]+[.H97]" office:value-type="float" office:value="0.493721780360967" calcext:value-type="float">
            <text:p>4.9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an</text:p>
          </table:table-cell>
          <table:table-cell table:style-name="ce4" table:formula="of:=[.K52]" office:value-type="float" office:value="1.27112058438242" calcext:value-type="float">
            <text:p>1.27E+00</text:p>
          </table:table-cell>
          <table:table-cell table:style-name="ce4" table:formula="of:=[.L43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man</text:p>
          </table:table-cell>
          <table:table-cell table:style-name="ce4" table:formula="of:=[.N43]" office:value-type="float" office:value="1.27112058438242" calcext:value-type="float">
            <text:p>1.27E+00</text:p>
          </table:table-cell>
          <table:table-cell table:style-name="ce4" table:formula="of:=[.O43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man(e)</text:p>
          </table:table-cell>
          <table:table-cell table:style-name="ce18" table:formula="of:=[.Q43]" office:value-type="float" office:value="1.27112058438242" calcext:value-type="float">
            <text:p>1.27E+00</text:p>
          </table:table-cell>
          <table:table-cell table:style-name="ce18" table:formula="of:=[.R4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itanium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7.867" calcext:value-type="float">
            <text:p>4.79E+01</text:p>
          </table:table-cell>
          <table:table-cell table:style-name="ce4" table:formula="of:=[.B44]*[.E44]*0.001/[.G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itanium</text:p>
          </table:table-cell>
          <table:table-cell table:style-name="ce4" table:formula="of:=[.H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nto__R</text:p>
          </table:table-cell>
          <table:table-cell table:style-name="ce4" table:formula="of:=[.K54]" office:value-type="float" office:value="0.00241749720619427" calcext:value-type="float">
            <text:p>2.42E-03</text:p>
          </table:table-cell>
          <table:table-cell table:style-name="ce4" table:formula="of:=[.L47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pnto__R</text:p>
          </table:table-cell>
          <table:table-cell table:style-name="ce4" table:formula="of:=[.N44]" office:value-type="float" office:value="0.00241749720619427" calcext:value-type="float">
            <text:p>2.42E-03</text:p>
          </table:table-cell>
          <table:table-cell table:style-name="ce4" table:formula="of:=[.O44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pnto__R(e)</text:p>
          </table:table-cell>
          <table:table-cell table:style-name="ce18" table:formula="of:=[.Q44]" office:value-type="float" office:value="0.00241749720619427" calcext:value-type="float">
            <text:p>2.42E-03</text:p>
          </table:table-cell>
          <table:table-cell table:style-name="ce18" table:formula="of:=[.R44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olybdenum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95.95" calcext:value-type="float">
            <text:p>9.60E+01</text:p>
          </table:table-cell>
          <table:table-cell table:style-name="ce4" table:formula="of:=[.B45]*[.E45]*0.001/[.G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olybdenum</text:p>
          </table:table-cell>
          <table:table-cell table:style-name="ce4" table:formula="of:=[.H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btn</text:p>
          </table:table-cell>
          <table:table-cell table:style-name="ce4" table:formula="of:=[.K55]" office:value-type="float" office:value="0.0000275720164609053" calcext:value-type="float">
            <text:p>2.76E-05</text:p>
          </table:table-cell>
          <table:table-cell table:style-name="ce4" table:formula="of:=[.L48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btn</text:p>
          </table:table-cell>
          <table:table-cell table:style-name="ce4" table:formula="of:=[.N45]" office:value-type="float" office:value="0.0000275720164609053" calcext:value-type="float">
            <text:p>2.76E-05</text:p>
          </table:table-cell>
          <table:table-cell table:style-name="ce4" table:formula="of:=[.O45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btn(e)</text:p>
          </table:table-cell>
          <table:table-cell table:style-name="ce18" table:formula="of:=[.Q45]" office:value-type="float" office:value="0.0000275720164609053" calcext:value-type="float">
            <text:p>2.76E-05</text:p>
          </table:table-cell>
          <table:table-cell table:style-name="ce18" table:formula="of:=[.R45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denine</text:p>
          </table:table-cell>
          <table:table-cell table:style-name="ce7" office:value-type="float" office:value="884" calcext:value-type="float">
            <text:p>8.84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35.13" calcext:value-type="float">
            <text:p>1.35E+02</text:p>
          </table:table-cell>
          <table:table-cell table:style-name="ce4" table:formula="of:=([.B46]*[.E46]/100)/[.G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denine</text:p>
          </table:table-cell>
          <table:table-cell table:style-name="ce4" table:formula="of:=[.H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cb__L</text:p>
          </table:table-cell>
          <table:table-cell table:style-name="ce4" table:formula="of:=[.K57]" office:value-type="float" office:value="0.0000851692028162617" calcext:value-type="float">
            <text:p>8.52E-05</text:p>
          </table:table-cell>
          <table:table-cell table:style-name="ce4" table:formula="of:=[.L48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ascb__L</text:p>
          </table:table-cell>
          <table:table-cell table:style-name="ce4" table:formula="of:=[.N46]" office:value-type="float" office:value="0.0000851692028162617" calcext:value-type="float">
            <text:p>8.52E-05</text:p>
          </table:table-cell>
          <table:table-cell table:style-name="ce4" table:formula="of:=[.O4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scb__L(e)</text:p>
          </table:table-cell>
          <table:table-cell table:style-name="ce18" table:formula="of:=[.Q46]" office:value-type="float" office:value="0.0000851692028162617" calcext:value-type="float">
            <text:p>8.52E-05</text:p>
          </table:table-cell>
          <table:table-cell table:style-name="ce18" table:formula="of:=[.R47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uanine</text:p>
          </table:table-cell>
          <table:table-cell table:style-name="ce7" office:value-type="float" office:value="925" calcext:value-type="float">
            <text:p>9.25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51.129" calcext:value-type="float">
            <text:p>1.51E+02</text:p>
          </table:table-cell>
          <table:table-cell table:style-name="ce4" table:formula="of:=([.B47]*[.E47]/100)/[.G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uanine</text:p>
          </table:table-cell>
          <table:table-cell table:style-name="ce4" table:formula="of:=[.H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m</text:p>
          </table:table-cell>
          <table:table-cell table:style-name="ce4" table:formula="of:=[.K58]" office:value-type="float" office:value="0.00207077178173048" calcext:value-type="float">
            <text:p>2.07E-03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thm</text:p>
          </table:table-cell>
          <table:table-cell table:style-name="ce4" table:formula="of:=[.N47]" office:value-type="float" office:value="0.00207077178173048" calcext:value-type="float">
            <text:p>2.07E-03</text:p>
          </table:table-cell>
          <table:table-cell table:style-name="ce4" table:formula="of:=[.O4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thm(e)</text:p>
          </table:table-cell>
          <table:table-cell table:style-name="ce18" table:formula="of:=[.Q47]" office:value-type="float" office:value="0.00207077178173048" calcext:value-type="float">
            <text:p>2.07E-03</text:p>
          </table:table-cell>
          <table:table-cell table:style-name="ce18" table:formula="of:=[.R4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tosine</text:p>
          </table:table-cell>
          <table:table-cell table:style-name="ce7" office:value-type="float" office:value="436" calcext:value-type="float">
            <text:p>4.36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1.104" calcext:value-type="float">
            <text:p>1.11E+02</text:p>
          </table:table-cell>
          <table:table-cell table:style-name="ce4" table:formula="of:=([.B48]*[.E48]/100)/[.G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tosine</text:p>
          </table:table-cell>
          <table:table-cell table:style-name="ce4" table:formula="of:=[.H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c</text:p>
          </table:table-cell>
          <table:table-cell table:style-name="ce4" table:formula="of:=[.K60]" office:value-type="float" office:value="0.0163268621557956" calcext:value-type="float">
            <text:p>1.63E-02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nac</text:p>
          </table:table-cell>
          <table:table-cell table:style-name="ce4" table:formula="of:=[.N48]" office:value-type="float" office:value="0.0163268621557956" calcext:value-type="float">
            <text:p>1.63E-02</text:p>
          </table:table-cell>
          <table:table-cell table:style-name="ce4" table:formula="of:=[.O4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nac(e)</text:p>
          </table:table-cell>
          <table:table-cell table:style-name="ce18" table:formula="of:=[.Q48]" office:value-type="float" office:value="0.0163268621557956" calcext:value-type="float">
            <text:p>1.63E-02</text:p>
          </table:table-cell>
          <table:table-cell table:style-name="ce18" table:formula="of:=[.R4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Uracil</text:p>
          </table:table-cell>
          <table:table-cell table:style-name="ce7" office:value-type="float" office:value="631" calcext:value-type="float">
            <text:p>6.31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2.088" calcext:value-type="float">
            <text:p>1.12E+02</text:p>
          </table:table-cell>
          <table:table-cell table:style-name="ce4" table:formula="of:=([.B49]*[.E49]/100)/[.G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Uracil</text:p>
          </table:table-cell>
          <table:table-cell table:style-name="ce4" table:formula="of:=[.H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ydx</text:p>
          </table:table-cell>
          <table:table-cell table:style-name="ce4" table:formula="of:=[.K61]" office:value-type="float" office:value="0.000443314812625606" calcext:value-type="float">
            <text:p>4.43E-04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pydx</text:p>
          </table:table-cell>
          <table:table-cell table:style-name="ce4" table:formula="of:=[.N49]" office:value-type="float" office:value="0.000443314812625606" calcext:value-type="float">
            <text:p>4.43E-04</text:p>
          </table:table-cell>
          <table:table-cell table:style-name="ce4" table:formula="of:=[.O50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pydx(e)</text:p>
          </table:table-cell>
          <table:table-cell table:style-name="ce18" table:formula="of:=[.Q49]" office:value-type="float" office:value="0.000443314812625606" calcext:value-type="float">
            <text:p>4.43E-04</text:p>
          </table:table-cell>
          <table:table-cell table:style-name="ce18" table:formula="of:=[.R50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mmonia</text:p>
          </table:table-cell>
          <table:table-cell table:style-name="ce7" office:value-type="float" office:value="0.83" calcext:value-type="float">
            <text:p>8.3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.031" calcext:value-type="float">
            <text:p>1.80E+01</text:p>
          </table:table-cell>
          <table:table-cell table:style-name="ce4" table:formula="of:=([.E50]*[.B50]/100)*1000/[.G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mmonium</text:p>
          </table:table-cell>
          <table:table-cell table:style-name="ce4" table:formula="of:=[.H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hol</text:p>
          </table:table-cell>
          <table:table-cell table:style-name="ce4" table:formula="of:=[.K62]" office:value-type="float" office:value="0.0153595084957281" calcext:value-type="float">
            <text:p>1.54E-02</text:p>
          </table:table-cell>
          <table:table-cell table:style-name="ce4" table:formula="of:=[.L52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hol</text:p>
          </table:table-cell>
          <table:table-cell table:style-name="ce4" table:formula="of:=[.N50]" office:value-type="float" office:value="0.0153595084957281" calcext:value-type="float">
            <text:p>1.54E-02</text:p>
          </table:table-cell>
          <table:table-cell table:style-name="ce4" table:formula="of:=[.O51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chol(e)</text:p>
          </table:table-cell>
          <table:table-cell table:style-name="ce18" table:formula="of:=[.Q50]" office:value-type="float" office:value="0.0153595084957281" calcext:value-type="float">
            <text:p>1.54E-02</text:p>
          </table:table-cell>
          <table:table-cell table:style-name="ce18" table:formula="of:=[.R51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ellulose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342.2965" calcext:value-type="float">
            <text:p>3.42E+02</text:p>
          </table:table-cell>
          <table:table-cell table:style-name="ce4" table:formula="of:=([.E51]*[.B51]/100)*1000/[.G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ellobiose</text:p>
          </table:table-cell>
          <table:table-cell table:style-name="ce4" table:formula="of:=[.H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ocbl</text:p>
          </table:table-cell>
          <table:table-cell table:style-name="ce4" table:formula="of:=[.K63]" office:value-type="float" office:value="0.00000000258226353843884" calcext:value-type="float">
            <text:p>2.58E-09</text:p>
          </table:table-cell>
          <table:table-cell table:style-name="ce4" table:formula="of:=[.L53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adocbl</text:p>
          </table:table-cell>
          <table:table-cell table:style-name="ce4" table:formula="of:=[.N51]" office:value-type="float" office:value="0.00000000258226353843884" calcext:value-type="float">
            <text:p>2.58E-09</text:p>
          </table:table-cell>
          <table:table-cell table:style-name="ce4" table:formula="of:=[.O52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adocbl(e)</text:p>
          </table:table-cell>
          <table:table-cell table:style-name="ce18" table:formula="of:=[.Q51]" office:value-type="float" office:value="0.00000000258226353843884" calcext:value-type="float">
            <text:p>2.58E-09</text:p>
          </table:table-cell>
          <table:table-cell table:style-name="ce18" table:formula="of:=[.R52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nose</text:p>
          </table:table-cell>
          <table:table-cell table:style-name="ce7" table:formula="of:=11.45*2/5" office:value-type="float" office:value="4.58" calcext:value-type="float">
            <text:p>4.58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0.156" calcext:value-type="float">
            <text:p>1.80E+02</text:p>
          </table:table-cell>
          <table:table-cell table:style-name="ce4" table:formula="of:=([.E52]*[.B52]/100)*1000/[.G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nose</text:p>
          </table:table-cell>
          <table:table-cell table:style-name="ce4" table:formula="of:=[.H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o2</text:p>
          </table:table-cell>
          <table:table-cell table:style-name="ce4" table:formula="of:=[.K64]" office:value-type="float" office:value="18.2" calcext:value-type="float">
            <text:p>1.82E+01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o2</text:p>
          </table:table-cell>
          <table:table-cell table:style-name="ce4" table:formula="of:=[.N52]" office:value-type="float" office:value="18.2" calcext:value-type="float">
            <text:p>1.82E+01</text:p>
          </table:table-cell>
          <table:table-cell table:style-name="ce4" table:formula="of:=[.O47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o2(e)</text:p>
          </table:table-cell>
          <table:table-cell table:style-name="ce18" table:formula="of:=[.Q52]" office:value-type="float" office:value="18.2" calcext:value-type="float">
            <text:p>1.82E+01</text:p>
          </table:table-cell>
          <table:table-cell table:style-name="ce18" table:formula="of:=[.R53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Folate</text:p>
          </table:table-cell>
          <table:table-cell table:style-name="ce7" office:value-type="float" office:value="22.4" calcext:value-type="float">
            <text:p>2.24E+01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41.3975" calcext:value-type="float">
            <text:p>4.41E+02</text:p>
          </table:table-cell>
          <table:table-cell table:style-name="ce4" table:formula="of:=[.B53]*[.E53]*0.001/[.G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Folate</text:p>
          </table:table-cell>
          <table:table-cell table:style-name="ce4" table:formula="of:=[.H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2o</text:p>
          </table:table-cell>
          <table:table-cell table:style-name="ce4" table:formula="of:=[.K65]" office:value-type="float" office:value="55509.2978073827" calcext:value-type="float">
            <text:p>5.55E+04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h2o</text:p>
          </table:table-cell>
          <table:table-cell table:style-name="ce4" table:formula="of:=[.N53]" office:value-type="float" office:value="55509.2978073827" calcext:value-type="float">
            <text:p>5.55E+04</text:p>
          </table:table-cell>
          <table:table-cell table:style-name="ce4" table:formula="of:=[.O48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h2o(e)</text:p>
          </table:table-cell>
          <table:table-cell table:style-name="ce18" table:formula="of:=[.Q53]" office:value-type="float" office:value="55509.2978073827" calcext:value-type="float">
            <text:p>5.55E+04</text:p>
          </table:table-cell>
          <table:table-cell table:style-name="ce18" table:formula="of:=[.R48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antothenate</text:p>
          </table:table-cell>
          <table:table-cell table:style-name="ce7" office:value-type="float" office:value="106" calcext:value-type="float">
            <text:p>1.06E+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219.235" calcext:value-type="float">
            <text:p>2.19E+02</text:p>
          </table:table-cell>
          <table:table-cell table:style-name="ce4" table:formula="of:=[.B54]*[.E54]*0.001/[.G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antothenate</text:p>
          </table:table-cell>
          <table:table-cell table:style-name="ce4" table:formula="of:=[.H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</text:p>
          </table:table-cell>
          <table:table-cell table:style-name="ce4" table:formula="of:=[.K66]" office:value-type="float" office:value="0.0001" calcext:value-type="float">
            <text:p>1.00E-04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h</text:p>
          </table:table-cell>
          <table:table-cell table:style-name="ce4" table:formula="of:=[.N54]" office:value-type="float" office:value="0.0001" calcext:value-type="float">
            <text:p>1.00E-04</text:p>
          </table:table-cell>
          <table:table-cell table:style-name="ce4" table:formula="of:=[.O49]" office:value-type="string" office:string-value="mmol/L" calcext:value-type="string">
            <text:p>mmol/L</text:p>
          </table:table-cell>
          <table:table-cell table:style-name="ce18" office:value-type="string" calcext:value-type="string">
            <text:p>EX_h(e)</text:p>
          </table:table-cell>
          <table:table-cell table:style-name="ce18" table:formula="of:=[.Q54]" office:value-type="float" office:value="0.0001" calcext:value-type="float">
            <text:p>1.00E-04</text:p>
          </table:table-cell>
          <table:table-cell table:style-name="ce18" table:formula="of:=[.R49]" office:value-type="string" office:string-value="mmol/L" calcext:value-type="string">
            <text:p>mmol/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iotin</text:p>
          </table:table-cell>
          <table:table-cell table:style-name="ce7" office:value-type="float" office:value="1.34" calcext:value-type="float">
            <text:p>1.34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43" calcext:value-type="float">
            <text:p>2.43E+02</text:p>
          </table:table-cell>
          <table:table-cell table:style-name="ce4" table:formula="of:=[.B55]*[.E55]*0.001/[.G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iotin</text:p>
          </table:table-cell>
          <table:table-cell table:style-name="ce4" table:formula="of:=[.H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lenium</text:p>
          </table:table-cell>
          <table:table-cell table:style-name="ce4" office:value-type="float" office:value="7.9" calcext:value-type="float">
            <text:p>7.90E+00</text:p>
          </table:table-cell>
          <table:table-cell table:style-name="ce7" office:value-type="string" calcext:value-type="string">
            <text:p>µg/100g</text:p>
          </table:table-cell>
          <table:table-cell table:style-name="ce4" office:value-type="float" office:value="71.927" calcext:value-type="float">
            <text:p>7.19E+01</text:p>
          </table:table-cell>
          <table:table-cell table:style-name="ce4" table:formula="of:=0.001*[.B56]*[.E56]/(100*[.G56])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lenium</text:p>
          </table:table-cell>
          <table:table-cell table:style-name="ce4" table:formula="of:=[.H56]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7" office:value-type="float" office:value="0.3" calcext:value-type="float">
            <text:p>3.00E-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76.12" calcext:value-type="float">
            <text:p>1.76E+02</text:p>
          </table:table-cell>
          <table:table-cell table:style-name="ce4" table:formula="of:=[.B57]*[.E57]/(100*[.G57])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4" table:formula="of:=[.H57]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iamin</text:p>
          </table:table-cell>
          <table:table-cell table:style-name="ce7" office:value-type="float" office:value="10.99" calcext:value-type="float">
            <text:p>1.1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265.36" calcext:value-type="float">
            <text:p>2.65E+02</text:p>
          </table:table-cell>
          <table:table-cell table:style-name="ce4" table:formula="of:=[.B58]*[.E58]/(100*[.G58])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iamin</text:p>
          </table:table-cell>
          <table:table-cell table:style-name="ce4" table:formula="of:=[.H58]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Riboflavin</text:p>
          </table:table-cell>
          <table:table-cell table:style-name="ce7" office:value-type="float" office:value="4" calcext:value-type="float">
            <text:p>4.0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376.4" calcext:value-type="float">
            <text:p>3.76E+02</text:p>
          </table:table-cell>
          <table:table-cell table:style-name="ce4" table:formula="of:=[.B59]*[.E59]/(100*[.G59])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Riboflavin</text:p>
          </table:table-cell>
          <table:table-cell table:style-name="ce4" table:formula="of:=[.H59]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acin</text:p>
          </table:table-cell>
          <table:table-cell table:style-name="ce7" office:value-type="float" office:value="40.2" calcext:value-type="float">
            <text:p>4.02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23.11" calcext:value-type="float">
            <text:p>1.23E+02</text:p>
          </table:table-cell>
          <table:table-cell table:style-name="ce4" table:formula="of:=[.B60]*[.E60]/(100*[.G60])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acin</text:p>
          </table:table-cell>
          <table:table-cell table:style-name="ce4" table:formula="of:=[.H60]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6</text:p>
          </table:table-cell>
          <table:table-cell table:style-name="ce7" office:value-type="float" office:value="1.5" calcext:value-type="float">
            <text:p>1.5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69.18" calcext:value-type="float">
            <text:p>1.69E+02</text:p>
          </table:table-cell>
          <table:table-cell table:style-name="ce4" table:formula="of:=[.B61]*[.E61]/(100*[.G61])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6</text:p>
          </table:table-cell>
          <table:table-cell table:style-name="ce4" table:formula="of:=[.H61]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oline, total</text:p>
          </table:table-cell>
          <table:table-cell table:style-name="ce7" office:value-type="float" office:value="32" calcext:value-type="float">
            <text:p>3.2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04.17" calcext:value-type="float">
            <text:p>1.04E+02</text:p>
          </table:table-cell>
          <table:table-cell table:style-name="ce4" table:formula="of:=[.B62]*[.E62]/(100*[.G62])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oline, total</text:p>
          </table:table-cell>
          <table:table-cell table:style-name="ce4" table:formula="of:=[.H62]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12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µg/100g</text:p>
          </table:table-cell>
          <table:table-cell table:style-name="ce7" office:value-type="float" office:value="1355.4" calcext:value-type="float">
            <text:p>1.36E+03</text:p>
          </table:table-cell>
          <table:table-cell table:style-name="ce4" table:formula="of:=0.001*[.B63]*[.E63]/(100*[.G63])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12</text:p>
          </table:table-cell>
          <table:table-cell table:style-name="ce4" table:formula="of:=[.H63]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8"/>
          <table:table-cell table:style-name="ce19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office:value-type="float" office:value="33910" calcext:value-type="float">
            <text:p>3.39E+04</text:p>
          </table:table-cell>
          <table:table-cell table:style-name="ce7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64]*[.E64]*0.001/[.G64]" office:value-type="float" office:value="14.7498912570683" calcext:value-type="float">
            <text:p>1.47E+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Oxygen</text:p>
          </table:table-cell>
          <table:table-cell table:style-name="ce12" office:value-type="float" office:value="18.2" calcext:value-type="float">
            <text:p>1.82E+01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06" calcext:value-type="float">
            <text:p>6.00E-02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65]*[.B65]/100)*1000/[.G65]" office:value-type="float" office:value="0.169252468265162" calcext:value-type="float">
            <text:p>1.69E-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Water</text:p>
          </table:table-cell>
          <table:table-cell table:style-name="ce11" table:formula="of:=1000*1000/18.015" office:value-type="float" office:value="55509.2978073827" calcext:value-type="float">
            <text:p>5.55E+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256" calcext:value-type="float">
            <text:p>2.5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66]*[.E66]*0.001/[.G66]" office:value-type="float" office:value="0.0638754428863716" calcext:value-type="float">
            <text:p>6.39E-02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Protons</text:p>
          </table:table-cell>
          <table:table-cell table:style-name="ce11" table:formula="of:=1000*(10^-7)" office:value-type="float" office:value="0.0001" calcext:value-type="float">
            <text:p>1.00E-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23" calcext:value-type="float">
            <text:p>2.30E+01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B67]*[.E67]*0.001/[.G67]" office:value-type="float" office:value="0.0041185423941266" calcext:value-type="float">
            <text:p>4.12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33" calcext:value-type="float">
            <text:p>3.3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8]*[.B68]/100)*1000/[.G68]" office:value-type="float" office:value="0.34354959606896" calcext:value-type="float">
            <text:p>3.4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2.58" calcext:value-type="float">
            <text:p>2.58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69]*[.B69]/100)*1000/[.G69]" office:value-type="float" office:value="2.71664736232494" calcext:value-type="float">
            <text:p>2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195" calcext:value-type="float">
            <text:p>1.95E+02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B70]*[.E70]*0.001/[.G70]" office:value-type="float" office:value="0.0802304052664061" calcext:value-type="float">
            <text:p>8.02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257" calcext:value-type="float">
            <text:p>3.26E+03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71]*[.E71]*0.001/[.G71]" office:value-type="float" office:value="0.436899715619467" calcext:value-type="float">
            <text:p>4.3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3.2" calcext:value-type="float">
            <text:p>3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72]*[.B72]/100)*1000/[.G72]" office:value-type="float" office:value="3.59171212427324" calcext:value-type="float">
            <text:p>3.5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73]*[.B73]/100)*1000/[.G73]" office:value-type="float" office:value="3.90674890873985" calcext:value-type="float">
            <text:p>3.9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74]*[.B74]/100)*1000/[.G74]" office:value-type="float" office:value="0.454136044020921" calcext:value-type="float">
            <text:p>4.5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15.1" calcext:value-type="float">
            <text:p>1.51E+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75]*[.B75]/100)*1000/[.G75]" office:value-type="float" office:value="10.263032692177" calcext:value-type="float">
            <text:p>1.03E+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1" calcext:value-type="float">
            <text:p>1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76]*[.B76]/100)*1000/[.G76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1.7" calcext:value-type="float">
            <text:p>1.7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77]*[.B77]/100)*1000/[.G77]" office:value-type="float" office:value="2.26464358506401" calcext:value-type="float">
            <text:p>2.26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9" calcext:value-type="float">
            <text:p>1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78]*[.B78]/100)*1000/[.G78]" office:value-type="float" office:value="1.22456608467552" calcext:value-type="float">
            <text:p>1.2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5.5" calcext:value-type="float">
            <text:p>5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79]*[.B79]/100)*1000/[.G79]" office:value-type="float" office:value="4.19287211740042" calcext:value-type="float">
            <text:p>4.1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7.5" calcext:value-type="float">
            <text:p>7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80]*[.B80]/100)*1000/[.G80]" office:value-type="float" office:value="5.71755288736421" calcext:value-type="float">
            <text:p>5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6.2" calcext:value-type="float">
            <text:p>6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81]*[.B81]/100)*1000/[.G81]" office:value-type="float" office:value="4.24105615979205" calcext:value-type="float">
            <text:p>4.2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2.1" calcext:value-type="float">
            <text:p>2.1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82]*[.B82]/100)*1000/[.G82]" office:value-type="float" office:value="1.407431236931" calcext:value-type="float">
            <text:p>1.4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83]*[.B83]/100)*1000/[.G83]" office:value-type="float" office:value="3.14785219623226" calcext:value-type="float">
            <text:p>3.15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6.6" calcext:value-type="float">
            <text:p>6.6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84]*[.B84]/100)*1000/[.G84]" office:value-type="float" office:value="5.73255046381545" calcext:value-type="float">
            <text:p>5.73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2.2" calcext:value-type="float">
            <text:p>2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85]*[.B85]/100)*1000/[.G85]" office:value-type="float" office:value="2.09338395516352" calcext:value-type="float">
            <text:p>2.0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8" calcext:value-type="float">
            <text:p>1.8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86]*[.B86]/100)*1000/[.G86]" office:value-type="float" office:value="1.51108126259234" calcext:value-type="float">
            <text:p>1.5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87]*[.B87]/100)*1000/[.G87]" office:value-type="float" office:value="0.391717141052446" calcext:value-type="float">
            <text:p>3.92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88]*[.B88]/100)*1000/[.G88]" office:value-type="float" office:value="0.717474929770242" calcext:value-type="float">
            <text:p>7.1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89]*[.B89]/100)*1000/[.G89]" office:value-type="float" office:value="5.03636425717895" calcext:value-type="float">
            <text:p>5.0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90]*[.B90]/100)*1000/[.G90]" office:value-type="float" office:value="2.87019815848086" calcext:value-type="float">
            <text:p>2.87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3" calcext:value-type="float">
            <text:p>3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91]*[.B91]/100)*1000/[.G91]" office:value-type="float" office:value="0.124848101476537" calcext:value-type="float">
            <text:p>1.25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romium</text:p>
          </table:table-cell>
          <table:table-cell table:style-name="ce4" office:value-type="float" office:value="554.2679" calcext:value-type="float">
            <text:p>5.54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1.996" calcext:value-type="float">
            <text:p>5.20E+01</text:p>
          </table:table-cell>
          <table:table-cell table:style-name="ce4" table:formula="of:=[.E92]*0.001/[.G92]" office:value-type="float" office:value="0.0106598180629279" calcext:value-type="float">
            <text:p>1.07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float" office:value="357.831" calcext:value-type="float">
            <text:p>3.58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3.55" calcext:value-type="float">
            <text:p>6.36E+01</text:p>
          </table:table-cell>
          <table:table-cell table:style-name="ce4" table:formula="of:=[.E93]*0.001/[.G93]" office:value-type="float" office:value="0.00563070023603462" calcext:value-type="float">
            <text:p>5.6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anganese</text:p>
          </table:table-cell>
          <table:table-cell table:style-name="ce4" office:value-type="float" office:value="342.399" calcext:value-type="float">
            <text:p>3.42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4.938" calcext:value-type="float">
            <text:p>5.49E+01</text:p>
          </table:table-cell>
          <table:table-cell table:style-name="ce4" table:formula="of:=[.E94]*0.001/[.G94]" office:value-type="float" office:value="0.00623246204812698" calcext:value-type="float">
            <text:p>6.2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ickel</text:p>
          </table:table-cell>
          <table:table-cell table:style-name="ce4" office:value-type="float" office:value="89.966" calcext:value-type="float">
            <text:p>9.00E+01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8.693" calcext:value-type="float">
            <text:p>5.87E+01</text:p>
          </table:table-cell>
          <table:table-cell table:style-name="ce4" table:formula="of:=[.E95]*0.001/[.G95]" office:value-type="float" office:value="0.00153282333498032" calcext:value-type="float">
            <text:p>1.5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float" office:value="1.874" calcext:value-type="float">
            <text:p>1.87E+00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207" calcext:value-type="float">
            <text:p>2.07E+02</text:p>
          </table:table-cell>
          <table:table-cell table:style-name="ce4" table:formula="of:=[.E96]*0.001/[.G96]" office:value-type="float" office:value="0.00000905314009661836" calcext:value-type="float">
            <text:p>9.05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inc</text:p>
          </table:table-cell>
          <table:table-cell table:style-name="ce4" office:value-type="float" office:value="13789.66" calcext:value-type="float">
            <text:p>1.38E+04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97]*0.001/[.G97]" office:value-type="float" office:value="0.21091557051086" calcext:value-type="float">
            <text:p>2.11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E98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loride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[.E99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5"/>
          <table:table-cell table:style-name="ce15"/>
          <table:table-cell table:number-columns-repeated="2"/>
          <table:table-cell table:style-name="ce15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ce4"/>
          <table:table-cell table:style-name="ce15"/>
          <table:table-cell table:number-columns-repeated="2"/>
          <table:table-cell table:style-name="ce15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ce5"/>
          <table:table-cell table:style-name="ce15"/>
          <table:table-cell table:number-columns-repeated="2"/>
          <table:table-cell table:style-name="ce15"/>
          <table:table-cell table:number-columns-repeated="1013"/>
        </table:table-row>
        <table:table-row table:style-name="ro1" table:number-rows-repeated="895">
          <table:table-cell table:number-columns-repeated="6"/>
          <table:table-cell table:style-name="ce5"/>
          <table:table-cell table:style-name="ce15"/>
          <table:table-cell table:number-columns-repeated="2"/>
          <table:table-cell table:style-name="ce15"/>
          <table:table-cell table:number-columns-repeated="1013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TEP 5'.S2:'STEP 5'.U54 'STEP 5'.S56:'STEP 5'.T62 'STEP 5'.U56:'STEP 5'.U63">
            <calcext:condition calcext:apply-style-name="ConditionalStyle_1" calcext:value="formula-is(LEN(TRIM([.S2]))&gt;0)" calcext:base-cell-address="'STEP 5'.S2"/>
          </calcext:conditional-format>
          <calcext:conditional-format calcext:target-range-address="'STEP 5'.S56:'STEP 5'.T62 'STEP 5'.U56:'STEP 5'.U63">
            <calcext:condition calcext:apply-style-name="ConditionalStyle_1" calcext:value="formula-is(LEN(TRIM([.S56]))&gt;0)" calcext:base-cell-address="'STEP 5'.S56"/>
          </calcext:conditional-format>
          <calcext:conditional-format calcext:target-range-address="'STEP 5'.S56:'STEP 5'.T62 'STEP 5'.U56:'STEP 5'.U63">
            <calcext:condition calcext:apply-style-name="ConditionalStyle_1" calcext:value="formula-is(LEN(TRIM([.S56]))&gt;0)" calcext:base-cell-address="'STEP 5'.S56"/>
          </calcext:conditional-format>
          <calcext:conditional-format calcext:target-range-address="'STEP 5'.S56:'STEP 5'.T62 'STEP 5'.U56:'STEP 5'.U63">
            <calcext:condition calcext:apply-style-name="ConditionalStyle_1" calcext:value="formula-is(LEN(TRIM([.S56]))&gt;0)" calcext:base-cell-address="'STEP 5'.S56"/>
          </calcext:conditional-format>
        </calcext:conditional-formats>
      </table:table>
      <table:table table:name="STEP 6" table:style-name="ta6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" table:number-columns-repeated="1001" table:default-cell-style-name="Default"/>
        <table:table-row table:style-name="ro1"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COMPOUND PER MEDIU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OLECULAR WEIGHT</text:p>
          </table:table-cell>
          <table:table-cell table:style-name="ce3" office:value-type="string" calcext:value-type="string">
            <text:p>MOLECULAR CONCENTRATION IN MEDIUM</text:p>
          </table:table-cell>
          <table:table-cell table:style-name="ce3" office:value-type="string" calcext:value-type="string">
            <text:p>UNIT</text:p>
          </table:table-cell>
          <table:table-cell table:style-name="ce10" office:value-type="string" calcext:value-type="string">
            <text:p>MOLECULAR COMPOUND IN TOTAL</text:p>
          </table:table-cell>
          <table:table-cell table:style-name="ce10" office:value-type="string" calcext:value-type="string">
            <text:p>MOLECULAR CONCENTRATION IN TOTAL</text:p>
          </table:table-cell>
          <table:table-cell table:style-name="ce10" office:value-type="string" calcext:value-type="string">
            <text:p>UNIT</text:p>
          </table:table-cell>
          <table:table-cell table:style-name="ce13" office:value-type="string" calcext:value-type="string">
            <text:p>BIGG METABOLITE IN TOTAL</text:p>
          </table:table-cell>
          <table:table-cell table:style-name="ce13" office:value-type="string" calcext:value-type="string">
            <text:p>MOLECULAR CONCENTRATION IN TOTAL</text:p>
          </table:table-cell>
          <table:table-cell table:style-name="ce13" office:value-type="string" calcext:value-type="string">
            <text:p>UNIT</text:p>
          </table:table-cell>
          <table:table-cell table:style-name="ce17" office:value-type="string" calcext:value-type="string">
            <text:p>PHYSIOLOGICAL/PHYSICOCHEMICAL FACTOR</text:p>
          </table:table-cell>
          <table:table-cell table:style-name="ce17" office:value-type="string" calcext:value-type="string">
            <text:p>MOLECULAR CONCENTRATION IN TOTAL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EXCHANGE REACTION</text:p>
          </table:table-cell>
          <table:table-cell table:style-name="ce17" office:value-type="string" calcext:value-type="string">
            <text:p>MOLECULAR CONCENTRATION IN TOTAL</text:p>
          </table:table-cell>
          <table:table-cell table:style-name="ce17" office:value-type="string" calcext:value-type="string">
            <text:p>UNIT</text:p>
          </table:table-cell>
          <table:table-cell table:style-name="ce23" office:value-type="string" calcext:value-type="string">
            <text:p>TROUBLESHOOTING EXCHANGE REACTIONS</text:p>
          </table:table-cell>
          <table:table-cell table:style-name="ce23" office:value-type="string" calcext:value-type="string">
            <text:p>MOLECULAR CONCENTRATION IN TOTAL</text:p>
          </table:table-cell>
          <table:table-cell table:style-name="ce23" office:value-type="string" calcext:value-type="string">
            <text:p>UNIT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Sodium</text:p>
          </table:table-cell>
          <table:table-cell table:style-name="ce4" office:value-type="float" office:value="4900" calcext:value-type="float">
            <text:p>4.90E+03</text:p>
          </table:table-cell>
          <table:table-cell table:style-name="ce6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2]*[.E2]*0.001/[.G2]" office:value-type="float" office:value="1.0656807307525" calcext:value-type="float">
            <text:p>1.07E+00</text:p>
          </table:table-cell>
          <table:table-cell table:style-name="ce4" office:value-type="string" calcext:value-type="string">
            <text:p>mmol/L</text:p>
          </table:table-cell>
          <table:table-cell table:style-name="ce6" office:value-type="string" calcext:value-type="string">
            <text:p>Sodium</text:p>
          </table:table-cell>
          <table:table-cell table:style-name="ce4" table:formula="of:=SUM([.H2];[.H64];[.H98])" office:value-type="float" office:value="186.931246183577" calcext:value-type="float">
            <text:p>1.87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1</text:p>
          </table:table-cell>
          <table:table-cell table:style-name="ce4" table:formula="of:=[.K2]" office:value-type="float" office:value="186.931246183577" calcext:value-type="float">
            <text:p>1.87E+02</text:p>
          </table:table-cell>
          <table:table-cell table:style-name="ce4" table:formula="of:=[.L2]" office:value-type="string" office:string-value="mmol/L" calcext:value-type="string">
            <text:p>mmol/L</text:p>
          </table:table-cell>
          <table:table-cell table:style-name="ce4" table:formula="of:=[.M2]" office:value-type="string" office:string-value="na1" calcext:value-type="string">
            <text:p>na1</text:p>
          </table:table-cell>
          <table:table-cell table:style-name="ce4" table:formula="of:=[.N2]" office:value-type="float" office:value="186.931246183577" calcext:value-type="float">
            <text:p>1.87E+02</text:p>
          </table:table-cell>
          <table:table-cell table:style-name="ce4" table:formula="of:=[.O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a1(e)</text:p>
          </table:table-cell>
          <table:table-cell table:style-name="ce21" table:formula="of:=[.Q2]" office:value-type="float" office:value="186.931246183577" calcext:value-type="float">
            <text:p>1.87E+02</text:p>
          </table:table-cell>
          <table:table-cell table:style-name="ce21" table:formula="of:=[.R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a1(e)</text:p>
          </table:table-cell>
          <table:table-cell table:style-name="ce21" table:formula="of:=[.T2]" office:value-type="float" office:value="186.931246183577" calcext:value-type="float">
            <text:p>1.87E+02</text:p>
          </table:table-cell>
          <table:table-cell table:style-name="ce21" table:formula="of:=[.U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38" calcext:value-type="float">
            <text:p>3.8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3]*[.B3]/100)*1000/[.G3]" office:value-type="float" office:value="0.535966149506347" calcext:value-type="float">
            <text:p>5.3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loride</text:p>
          </table:table-cell>
          <table:table-cell table:style-name="ce4" table:formula="of:=SUM([.H3];[.H65];[.H99])" office:value-type="float" office:value="171.820892813528" calcext:value-type="float">
            <text:p>1.72E+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l</text:p>
          </table:table-cell>
          <table:table-cell table:style-name="ce4" table:formula="of:=[.K3]" office:value-type="float" office:value="171.820892813528" calcext:value-type="float">
            <text:p>1.72E+02</text:p>
          </table:table-cell>
          <table:table-cell table:style-name="ce4" table:formula="of:=[.L3]" office:value-type="string" office:string-value="mmol/L" calcext:value-type="string">
            <text:p>mmol/L</text:p>
          </table:table-cell>
          <table:table-cell table:style-name="ce4" table:formula="of:=[.M3]" office:value-type="string" office:string-value="cl" calcext:value-type="string">
            <text:p>cl</text:p>
          </table:table-cell>
          <table:table-cell table:style-name="ce4" table:formula="of:=[.N3]" office:value-type="float" office:value="171.820892813528" calcext:value-type="float">
            <text:p>1.72E+02</text:p>
          </table:table-cell>
          <table:table-cell table:style-name="ce4" table:formula="of:=[.O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l(e)</text:p>
          </table:table-cell>
          <table:table-cell table:style-name="ce21" table:formula="of:=[.Q3]" office:value-type="float" office:value="171.820892813528" calcext:value-type="float">
            <text:p>1.72E+02</text:p>
          </table:table-cell>
          <table:table-cell table:style-name="ce21" table:formula="of:=[.R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l(e)</text:p>
          </table:table-cell>
          <table:table-cell table:style-name="ce21" table:formula="of:=[.T3]" office:value-type="float" office:value="171.820892813528" calcext:value-type="float">
            <text:p>1.72E+02</text:p>
          </table:table-cell>
          <table:table-cell table:style-name="ce21" table:formula="of:=[.U3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130" calcext:value-type="float">
            <text:p>1.30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4]*[.E4]*0.001/[.G4]" office:value-type="float" office:value="0.0162183741703678" calcext:value-type="float">
            <text:p>1.6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lcium</text:p>
          </table:table-cell>
          <table:table-cell table:style-name="ce4" table:formula="of:=SUM([.H4];[.H66])" office:value-type="float" office:value="0.0800938170567394" calcext:value-type="float">
            <text:p>8.01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a2</text:p>
          </table:table-cell>
          <table:table-cell table:style-name="ce4" table:formula="of:=[.K4]" office:value-type="float" office:value="0.0800938170567394" calcext:value-type="float">
            <text:p>8.01E-02</text:p>
          </table:table-cell>
          <table:table-cell table:style-name="ce4" table:formula="of:=[.L4]" office:value-type="string" office:string-value="mmol/L" calcext:value-type="string">
            <text:p>mmol/L</text:p>
          </table:table-cell>
          <table:table-cell table:style-name="ce4" table:formula="of:=[.M4]" office:value-type="string" office:string-value="ca2" calcext:value-type="string">
            <text:p>ca2</text:p>
          </table:table-cell>
          <table:table-cell table:style-name="ce4" table:formula="of:=[.N4]" office:value-type="float" office:value="0.0800938170567394" calcext:value-type="float">
            <text:p>8.01E-02</text:p>
          </table:table-cell>
          <table:table-cell table:style-name="ce4" table:formula="of:=[.O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a2(e)</text:p>
          </table:table-cell>
          <table:table-cell table:style-name="ce21" table:formula="of:=[.Q4]" office:value-type="float" office:value="0.0800938170567394" calcext:value-type="float">
            <text:p>8.01E-02</text:p>
          </table:table-cell>
          <table:table-cell table:style-name="ce21" table:formula="of:=[.R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a2(e)</text:p>
          </table:table-cell>
          <table:table-cell table:style-name="ce21" table:formula="of:=[.T4]" office:value-type="float" office:value="0.0800938170567394" calcext:value-type="float">
            <text:p>8.01E-02</text:p>
          </table:table-cell>
          <table:table-cell table:style-name="ce21" table:formula="of:=[.U4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4864.5" calcext:value-type="float">
            <text:p>4.86E+03</text:p>
          </table:table-cell>
          <table:table-cell table:style-name="ce7" office:value-type="string" calcext:value-type="string">
            <text:p>μg/L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E5]*0.001/[.G5]" office:value-type="float" office:value="0.0871071716357776" calcext:value-type="float">
            <text:p>8.71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ron</text:p>
          </table:table-cell>
          <table:table-cell table:style-name="ce4" table:formula="of:=SUM([.H5];[.H67])" office:value-type="float" office:value="0.0912257140299042" calcext:value-type="float">
            <text:p>9.1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2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5]" office:value-type="string" office:string-value="mmol/L" calcext:value-type="string">
            <text:p>mmol/L</text:p>
          </table:table-cell>
          <table:table-cell table:style-name="ce4" table:formula="of:=[.M5]" office:value-type="string" office:string-value="fe2" calcext:value-type="string">
            <text:p>fe2</text:p>
          </table:table-cell>
          <table:table-cell table:style-name="ce4" table:formula="of:=[.N5]" office:value-type="float" office:value="0.0456128570149521" calcext:value-type="float">
            <text:p>4.56E-02</text:p>
          </table:table-cell>
          <table:table-cell table:style-name="ce4" table:formula="of:=[.O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fe2(e)</text:p>
          </table:table-cell>
          <table:table-cell table:style-name="ce21" table:formula="of:=[.Q5]" office:value-type="float" office:value="0.0456128570149521" calcext:value-type="float">
            <text:p>4.56E-02</text:p>
          </table:table-cell>
          <table:table-cell table:style-name="ce21" table:formula="of:=[.R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fe2(e)</text:p>
          </table:table-cell>
          <table:table-cell table:style-name="ce21" table:formula="of:=[.T5]" office:value-type="float" office:value="0.0456128570149521" calcext:value-type="float">
            <text:p>4.56E-02</text:p>
          </table:table-cell>
          <table:table-cell table:style-name="ce21" table:formula="of:=[.U5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]*[.B6]/100)*1000/[.G6]" office:value-type="float" office:value="0.0468476721912218" calcext:value-type="float">
            <text:p>4.68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ulfate</text:p>
          </table:table-cell>
          <table:table-cell table:style-name="ce4" table:formula="of:=SUM([.H6];[.H68])" office:value-type="float" office:value="0.390397268260182" calcext:value-type="float">
            <text:p>3.90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fe3</text:p>
          </table:table-cell>
          <table:table-cell table:style-name="ce4" table:formula="of:=[.K5]/2" office:value-type="float" office:value="0.0456128570149521" calcext:value-type="float">
            <text:p>4.56E-02</text:p>
          </table:table-cell>
          <table:table-cell table:style-name="ce4" table:formula="of:=[.L6]" office:value-type="string" office:string-value="mmol/L" calcext:value-type="string">
            <text:p>mmol/L</text:p>
          </table:table-cell>
          <table:table-cell table:style-name="ce4" table:formula="of:=[.M6]" office:value-type="string" office:string-value="fe3" calcext:value-type="string">
            <text:p>fe3</text:p>
          </table:table-cell>
          <table:table-cell table:style-name="ce4" table:formula="of:=[.N6]" office:value-type="float" office:value="0.0456128570149521" calcext:value-type="float">
            <text:p>4.56E-02</text:p>
          </table:table-cell>
          <table:table-cell table:style-name="ce4" table:formula="of:=[.O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fe3(e)</text:p>
          </table:table-cell>
          <table:table-cell table:style-name="ce21" table:formula="of:=[.Q6]" office:value-type="float" office:value="0.0456128570149521" calcext:value-type="float">
            <text:p>4.56E-02</text:p>
          </table:table-cell>
          <table:table-cell table:style-name="ce21" table:formula="of:=[.R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fe3(e)</text:p>
          </table:table-cell>
          <table:table-cell table:style-name="ce21" table:formula="of:=[.T6]" office:value-type="float" office:value="0.0456128570149521" calcext:value-type="float">
            <text:p>4.56E-02</text:p>
          </table:table-cell>
          <table:table-cell table:style-name="ce21" table:formula="of:=[.U6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3.27" calcext:value-type="float">
            <text:p>3.27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7]*[.B7]/100)*1000/[.G7]" office:value-type="float" office:value="1.72159629356639" calcext:value-type="float">
            <text:p>1.72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osphate</text:p>
          </table:table-cell>
          <table:table-cell table:style-name="ce4" table:formula="of:=SUM([.H7];[.H69])" office:value-type="float" office:value="4.43824365589133" calcext:value-type="float">
            <text:p>4.4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o4</text:p>
          </table:table-cell>
          <table:table-cell table:style-name="ce4" table:formula="of:=[.K6]" office:value-type="float" office:value="0.390397268260182" calcext:value-type="float">
            <text:p>3.90E-01</text:p>
          </table:table-cell>
          <table:table-cell table:style-name="ce4" table:formula="of:=[.L7]" office:value-type="string" office:string-value="mmol/L" calcext:value-type="string">
            <text:p>mmol/L</text:p>
          </table:table-cell>
          <table:table-cell table:style-name="ce4" table:formula="of:=[.M7]" office:value-type="string" office:string-value="so4" calcext:value-type="string">
            <text:p>so4</text:p>
          </table:table-cell>
          <table:table-cell table:style-name="ce4" table:formula="of:=[.N7]" office:value-type="float" office:value="0.390397268260182" calcext:value-type="float">
            <text:p>3.90E-01</text:p>
          </table:table-cell>
          <table:table-cell table:style-name="ce4" table:formula="of:=[.O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so4(e)</text:p>
          </table:table-cell>
          <table:table-cell table:style-name="ce21" table:formula="of:=[.Q7]" office:value-type="float" office:value="0.390397268260182" calcext:value-type="float">
            <text:p>3.90E-01</text:p>
          </table:table-cell>
          <table:table-cell table:style-name="ce21" table:formula="of:=[.R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so4(e)</text:p>
          </table:table-cell>
          <table:table-cell table:style-name="ce21" table:formula="of:=[.T7]" office:value-type="float" office:value="0.390397268260182" calcext:value-type="float">
            <text:p>3.90E-01</text:p>
          </table:table-cell>
          <table:table-cell table:style-name="ce21" table:formula="of:=[.U7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40.51" calcext:value-type="float">
            <text:p>4.05E+01</text:p>
          </table:table-cell>
          <table:table-cell table:style-name="ce7" office:value-type="string" calcext:value-type="string">
            <text:p>mg/L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E8]/[.G8]" office:value-type="float" office:value="1.66673523966262" calcext:value-type="float">
            <text:p>1.6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gnesium</text:p>
          </table:table-cell>
          <table:table-cell table:style-name="ce4" table:formula="of:=SUM([.H8];[.H70])" office:value-type="float" office:value="1.74696564492903" calcext:value-type="float">
            <text:p>1.7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i</text:p>
          </table:table-cell>
          <table:table-cell table:style-name="ce4" table:formula="of:=[.K7]" office:value-type="float" office:value="4.43824365589133" calcext:value-type="float">
            <text:p>4.44E+00</text:p>
          </table:table-cell>
          <table:table-cell table:style-name="ce4" table:formula="of:=[.L8]" office:value-type="string" office:string-value="mmol/L" calcext:value-type="string">
            <text:p>mmol/L</text:p>
          </table:table-cell>
          <table:table-cell table:style-name="ce4" table:formula="of:=[.M8]" office:value-type="string" office:string-value="pi" calcext:value-type="string">
            <text:p>pi</text:p>
          </table:table-cell>
          <table:table-cell table:style-name="ce4" table:formula="of:=[.N8]" office:value-type="float" office:value="4.43824365589133" calcext:value-type="float">
            <text:p>4.44E+00</text:p>
          </table:table-cell>
          <table:table-cell table:style-name="ce4" table:formula="of:=[.O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i(e)</text:p>
          </table:table-cell>
          <table:table-cell table:style-name="ce21" table:formula="of:=[.Q8]" office:value-type="float" office:value="4.43824365589133" calcext:value-type="float">
            <text:p>4.44E+00</text:p>
          </table:table-cell>
          <table:table-cell table:style-name="ce21" table:formula="of:=[.R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i(e)</text:p>
          </table:table-cell>
          <table:table-cell table:style-name="ce21" table:formula="of:=[.T8]" office:value-type="float" office:value="4.43824365589133" calcext:value-type="float">
            <text:p>4.44E+00</text:p>
          </table:table-cell>
          <table:table-cell table:style-name="ce21" table:formula="of:=[.U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1950" calcext:value-type="float">
            <text:p>3.20E+04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9]*[.E9]*0.001/[.G9]" office:value-type="float" office:value="2.14291463218329" calcext:value-type="float">
            <text:p>2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otassium</text:p>
          </table:table-cell>
          <table:table-cell table:style-name="ce4" table:formula="of:=SUM([.H9];[.H71])" office:value-type="float" office:value="2.57981434780276" calcext:value-type="float">
            <text:p>2.5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g2</text:p>
          </table:table-cell>
          <table:table-cell table:style-name="ce4" table:formula="of:=[.K8]" office:value-type="float" office:value="1.74696564492903" calcext:value-type="float">
            <text:p>1.75E+00</text:p>
          </table:table-cell>
          <table:table-cell table:style-name="ce4" table:formula="of:=[.L9]" office:value-type="string" office:string-value="mmol/L" calcext:value-type="string">
            <text:p>mmol/L</text:p>
          </table:table-cell>
          <table:table-cell table:style-name="ce4" table:formula="of:=[.M9]" office:value-type="string" office:string-value="mg2" calcext:value-type="string">
            <text:p>mg2</text:p>
          </table:table-cell>
          <table:table-cell table:style-name="ce4" table:formula="of:=[.N9]" office:value-type="float" office:value="1.74696564492903" calcext:value-type="float">
            <text:p>1.75E+00</text:p>
          </table:table-cell>
          <table:table-cell table:style-name="ce4" table:formula="of:=[.O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g2(e)</text:p>
          </table:table-cell>
          <table:table-cell table:style-name="ce21" table:formula="of:=[.Q9]" office:value-type="float" office:value="1.74696564492903" calcext:value-type="float">
            <text:p>1.75E+00</text:p>
          </table:table-cell>
          <table:table-cell table:style-name="ce21" table:formula="of:=[.R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g2(e)</text:p>
          </table:table-cell>
          <table:table-cell table:style-name="ce21" table:formula="of:=[.T9]" office:value-type="float" office:value="1.74696564492903" calcext:value-type="float">
            <text:p>1.75E+00</text:p>
          </table:table-cell>
          <table:table-cell table:style-name="ce21" table:formula="of:=[.U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5.6" calcext:value-type="float">
            <text:p>5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10]*[.B10]/100)*1000/[.G10]" office:value-type="float" office:value="3.14274810873908" calcext:value-type="float">
            <text:p>3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anine</text:p>
          </table:table-cell>
          <table:table-cell table:style-name="ce4" table:formula="of:=SUM([.H10];[.H72])" office:value-type="float" office:value="6.73446023301232" calcext:value-type="float">
            <text:p>6.7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k</text:p>
          </table:table-cell>
          <table:table-cell table:style-name="ce4" table:formula="of:=[.K9]" office:value-type="float" office:value="2.57981434780276" calcext:value-type="float">
            <text:p>2.58E+00</text:p>
          </table:table-cell>
          <table:table-cell table:style-name="ce4" table:formula="of:=[.L10]" office:value-type="string" office:string-value="mmol/L" calcext:value-type="string">
            <text:p>mmol/L</text:p>
          </table:table-cell>
          <table:table-cell table:style-name="ce4" table:formula="of:=[.M10]" office:value-type="string" office:string-value="k" calcext:value-type="string">
            <text:p>k</text:p>
          </table:table-cell>
          <table:table-cell table:style-name="ce4" table:formula="of:=[.N10]" office:value-type="float" office:value="2.57981434780276" calcext:value-type="float">
            <text:p>2.58E+00</text:p>
          </table:table-cell>
          <table:table-cell table:style-name="ce4" table:formula="of:=[.O1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k(e)</text:p>
          </table:table-cell>
          <table:table-cell table:style-name="ce21" table:formula="of:=[.Q10]" office:value-type="float" office:value="2.57981434780276" calcext:value-type="float">
            <text:p>2.58E+00</text:p>
          </table:table-cell>
          <table:table-cell table:style-name="ce21" table:formula="of:=[.R1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k(e)</text:p>
          </table:table-cell>
          <table:table-cell table:style-name="ce21" table:formula="of:=[.T10]" office:value-type="float" office:value="2.57981434780276" calcext:value-type="float">
            <text:p>2.58E+00</text:p>
          </table:table-cell>
          <table:table-cell table:style-name="ce21" table:formula="of:=[.U10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3" calcext:value-type="float">
            <text:p>5.3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11]*[.B11]/100)*1000/[.G11]" office:value-type="float" office:value="1.99093934772319" calcext:value-type="float">
            <text:p>1.9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tic</text:p>
          </table:table-cell>
          <table:table-cell table:style-name="ce4" table:formula="of:=SUM([.H11];[.H73])" office:value-type="float" office:value="5.89768825646304" calcext:value-type="float">
            <text:p>5.9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la__L</text:p>
          </table:table-cell>
          <table:table-cell table:style-name="ce4" table:formula="of:=[.K10]" office:value-type="float" office:value="6.73446023301232" calcext:value-type="float">
            <text:p>6.73E+00</text:p>
          </table:table-cell>
          <table:table-cell table:style-name="ce4" table:formula="of:=[.L11]" office:value-type="string" office:string-value="mmol/L" calcext:value-type="string">
            <text:p>mmol/L</text:p>
          </table:table-cell>
          <table:table-cell table:style-name="ce4" table:formula="of:=[.M11]" office:value-type="string" office:string-value="ala__L" calcext:value-type="string">
            <text:p>ala__L</text:p>
          </table:table-cell>
          <table:table-cell table:style-name="ce4" table:formula="of:=[.N11]" office:value-type="float" office:value="6.73446023301232" calcext:value-type="float">
            <text:p>6.73E+00</text:p>
          </table:table-cell>
          <table:table-cell table:style-name="ce4" table:formula="of:=[.O1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la__L(e)</text:p>
          </table:table-cell>
          <table:table-cell table:style-name="ce21" table:formula="of:=[.Q11]" office:value-type="float" office:value="6.73446023301232" calcext:value-type="float">
            <text:p>6.73E+00</text:p>
          </table:table-cell>
          <table:table-cell table:style-name="ce21" table:formula="of:=[.R1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la__L(e)</text:p>
          </table:table-cell>
          <table:table-cell table:style-name="ce21" table:formula="of:=[.T11]" office:value-type="float" office:value="6.73446023301232" calcext:value-type="float">
            <text:p>6.73E+00</text:p>
          </table:table-cell>
          <table:table-cell table:style-name="ce21" table:formula="of:=[.U11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1" calcext:value-type="float">
            <text:p>1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12]*[.B12]/100)*1000/[.G12]" office:value-type="float" office:value="0.378446703350767" calcext:value-type="float">
            <text:p>3.7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sparagine</text:p>
          </table:table-cell>
          <table:table-cell table:style-name="ce4" table:formula="of:=SUM([.H12];[.H74])" office:value-type="float" office:value="0.832582747371688" calcext:value-type="float">
            <text:p>8.33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p__L</text:p>
          </table:table-cell>
          <table:table-cell table:style-name="ce4" table:formula="of:=[.K11]" office:value-type="float" office:value="5.89768825646304" calcext:value-type="float">
            <text:p>5.90E+00</text:p>
          </table:table-cell>
          <table:table-cell table:style-name="ce4" table:formula="of:=[.L12]" office:value-type="string" office:string-value="mmol/L" calcext:value-type="string">
            <text:p>mmol/L</text:p>
          </table:table-cell>
          <table:table-cell table:style-name="ce4" table:formula="of:=[.M12]" office:value-type="string" office:string-value="asp__L" calcext:value-type="string">
            <text:p>asp__L</text:p>
          </table:table-cell>
          <table:table-cell table:style-name="ce4" table:formula="of:=[.N12]" office:value-type="float" office:value="5.89768825646304" calcext:value-type="float">
            <text:p>5.90E+00</text:p>
          </table:table-cell>
          <table:table-cell table:style-name="ce4" table:formula="of:=[.O1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p__L(e)</text:p>
          </table:table-cell>
          <table:table-cell table:style-name="ce21" table:formula="of:=[.Q12]" office:value-type="float" office:value="5.89768825646304" calcext:value-type="float">
            <text:p>5.90E+00</text:p>
          </table:table-cell>
          <table:table-cell table:style-name="ce21" table:formula="of:=[.R1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p__L(e)</text:p>
          </table:table-cell>
          <table:table-cell table:style-name="ce21" table:formula="of:=[.T12]" office:value-type="float" office:value="5.89768825646304" calcext:value-type="float">
            <text:p>5.90E+00</text:p>
          </table:table-cell>
          <table:table-cell table:style-name="ce21" table:formula="of:=[.U1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9.4" calcext:value-type="float">
            <text:p>9.4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13]*[.B13]/100)*1000/[.G13]" office:value-type="float" office:value="3.19445388431999" calcext:value-type="float">
            <text:p>3.1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c</text:p>
          </table:table-cell>
          <table:table-cell table:style-name="ce4" table:formula="of:=SUM([.H13];[.H75])" office:value-type="float" office:value="13.457486576497" calcext:value-type="float">
            <text:p>1.35E+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n__L</text:p>
          </table:table-cell>
          <table:table-cell table:style-name="ce4" table:formula="of:=[.K12]" office:value-type="float" office:value="0.832582747371688" calcext:value-type="float">
            <text:p>8.33E-01</text:p>
          </table:table-cell>
          <table:table-cell table:style-name="ce4" table:formula="of:=[.L13]" office:value-type="string" office:string-value="mmol/L" calcext:value-type="string">
            <text:p>mmol/L</text:p>
          </table:table-cell>
          <table:table-cell table:style-name="ce4" table:formula="of:=[.M13]" office:value-type="string" office:string-value="asn__L" calcext:value-type="string">
            <text:p>asn__L</text:p>
          </table:table-cell>
          <table:table-cell table:style-name="ce4" table:formula="of:=[.N13]" office:value-type="float" office:value="0.832582747371688" calcext:value-type="float">
            <text:p>8.33E-01</text:p>
          </table:table-cell>
          <table:table-cell table:style-name="ce4" table:formula="of:=[.O1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n__L(e)</text:p>
          </table:table-cell>
          <table:table-cell table:style-name="ce21" table:formula="of:=[.Q13]" office:value-type="float" office:value="0.832582747371688" calcext:value-type="float">
            <text:p>8.33E-01</text:p>
          </table:table-cell>
          <table:table-cell table:style-name="ce21" table:formula="of:=[.R1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n__L(e)</text:p>
          </table:table-cell>
          <table:table-cell table:style-name="ce21" table:formula="of:=[.T13]" office:value-type="float" office:value="0.832582747371688" calcext:value-type="float">
            <text:p>8.33E-01</text:p>
          </table:table-cell>
          <table:table-cell table:style-name="ce21" table:formula="of:=[.U13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14]*[.B14]/100)*1000/[.G14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utamine</text:p>
          </table:table-cell>
          <table:table-cell table:style-name="ce4" table:formula="of:=SUM([.H14];[.H76])" office:value-type="float" office:value="0.136849451917945" calcext:value-type="float">
            <text:p>1.3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u__L</text:p>
          </table:table-cell>
          <table:table-cell table:style-name="ce4" table:formula="of:=[.K13]" office:value-type="float" office:value="13.457486576497" calcext:value-type="float">
            <text:p>1.35E+01</text:p>
          </table:table-cell>
          <table:table-cell table:style-name="ce4" table:formula="of:=[.L14]" office:value-type="string" office:string-value="mmol/L" calcext:value-type="string">
            <text:p>mmol/L</text:p>
          </table:table-cell>
          <table:table-cell table:style-name="ce4" table:formula="of:=[.M14]" office:value-type="string" office:string-value="glu__L" calcext:value-type="string">
            <text:p>glu__L</text:p>
          </table:table-cell>
          <table:table-cell table:style-name="ce4" table:formula="of:=[.N14]" office:value-type="float" office:value="13.457486576497" calcext:value-type="float">
            <text:p>1.35E+01</text:p>
          </table:table-cell>
          <table:table-cell table:style-name="ce4" table:formula="of:=[.O1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u__L(e)</text:p>
          </table:table-cell>
          <table:table-cell table:style-name="ce21" table:formula="of:=[.Q14]" office:value-type="float" office:value="13.457486576497" calcext:value-type="float">
            <text:p>1.35E+01</text:p>
          </table:table-cell>
          <table:table-cell table:style-name="ce21" table:formula="of:=[.R1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u__L(e)</text:p>
          </table:table-cell>
          <table:table-cell table:style-name="ce21" table:formula="of:=[.T14]" office:value-type="float" office:value="13.457486576497" calcext:value-type="float">
            <text:p>1.35E+01</text:p>
          </table:table-cell>
          <table:table-cell table:style-name="ce21" table:formula="of:=[.U14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15]*[.B15]/100)*1000/[.G15]" office:value-type="float" office:value="1.99821492799766" calcext:value-type="float">
            <text:p>2.0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lycine</text:p>
          </table:table-cell>
          <table:table-cell table:style-name="ce4" table:formula="of:=SUM([.H15];[.H77])" office:value-type="float" office:value="4.26285851306167" calcext:value-type="float">
            <text:p>4.26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n__L</text:p>
          </table:table-cell>
          <table:table-cell table:style-name="ce4" table:formula="of:=[.K14]" office:value-type="float" office:value="0.136849451917945" calcext:value-type="float">
            <text:p>1.37E-01</text:p>
          </table:table-cell>
          <table:table-cell table:style-name="ce4" table:formula="of:=[.L15]" office:value-type="string" office:string-value="mmol/L" calcext:value-type="string">
            <text:p>mmol/L</text:p>
          </table:table-cell>
          <table:table-cell table:style-name="ce4" table:formula="of:=[.M15]" office:value-type="string" office:string-value="gln__L" calcext:value-type="string">
            <text:p>gln__L</text:p>
          </table:table-cell>
          <table:table-cell table:style-name="ce4" table:formula="of:=[.N15]" office:value-type="float" office:value="0.136849451917945" calcext:value-type="float">
            <text:p>1.37E-01</text:p>
          </table:table-cell>
          <table:table-cell table:style-name="ce4" table:formula="of:=[.O1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n__L(e)</text:p>
          </table:table-cell>
          <table:table-cell table:style-name="ce21" table:formula="of:=[.Q15]" office:value-type="float" office:value="0.136849451917945" calcext:value-type="float">
            <text:p>1.37E-01</text:p>
          </table:table-cell>
          <table:table-cell table:style-name="ce21" table:formula="of:=[.R1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n__L(e)</text:p>
          </table:table-cell>
          <table:table-cell table:style-name="ce21" table:formula="of:=[.T15]" office:value-type="float" office:value="0.136849451917945" calcext:value-type="float">
            <text:p>1.37E-01</text:p>
          </table:table-cell>
          <table:table-cell table:style-name="ce21" table:formula="of:=[.U15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16]*[.B16]/100)*1000/[.G16]" office:value-type="float" office:value="0.418930502652152" calcext:value-type="float">
            <text:p>4.1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Histidine</text:p>
          </table:table-cell>
          <table:table-cell table:style-name="ce4" table:formula="of:=SUM([.H16];[.H78])" office:value-type="float" office:value="1.64349658732767" calcext:value-type="float">
            <text:p>1.6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gly</text:p>
          </table:table-cell>
          <table:table-cell table:style-name="ce4" table:formula="of:=[.K15]" office:value-type="float" office:value="4.26285851306167" calcext:value-type="float">
            <text:p>4.26E+00</text:p>
          </table:table-cell>
          <table:table-cell table:style-name="ce4" table:formula="of:=[.L16]" office:value-type="string" office:string-value="mmol/L" calcext:value-type="string">
            <text:p>mmol/L</text:p>
          </table:table-cell>
          <table:table-cell table:style-name="ce4" table:formula="of:=[.M16]" office:value-type="string" office:string-value="gly" calcext:value-type="string">
            <text:p>gly</text:p>
          </table:table-cell>
          <table:table-cell table:style-name="ce4" table:formula="of:=[.N16]" office:value-type="float" office:value="4.26285851306167" calcext:value-type="float">
            <text:p>4.26E+00</text:p>
          </table:table-cell>
          <table:table-cell table:style-name="ce4" table:formula="of:=[.O1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y(e)</text:p>
          </table:table-cell>
          <table:table-cell table:style-name="ce21" table:formula="of:=[.Q16]" office:value-type="float" office:value="4.26285851306167" calcext:value-type="float">
            <text:p>4.26E+00</text:p>
          </table:table-cell>
          <table:table-cell table:style-name="ce21" table:formula="of:=[.R1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ly(e)</text:p>
          </table:table-cell>
          <table:table-cell table:style-name="ce21" table:formula="of:=[.T16]" office:value-type="float" office:value="4.26285851306167" calcext:value-type="float">
            <text:p>4.26E+00</text:p>
          </table:table-cell>
          <table:table-cell table:style-name="ce21" table:formula="of:=[.U16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7]*[.B17]/100)*1000/[.G17]" office:value-type="float" office:value="1.14351057747284" calcext:value-type="float">
            <text:p>1.14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Isoleucine</text:p>
          </table:table-cell>
          <table:table-cell table:style-name="ce4" table:formula="of:=SUM([.H17];[.H79])" office:value-type="float" office:value="5.33638269487326" calcext:value-type="float">
            <text:p>5.34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is__L</text:p>
          </table:table-cell>
          <table:table-cell table:style-name="ce4" table:formula="of:=[.K16]" office:value-type="float" office:value="1.64349658732767" calcext:value-type="float">
            <text:p>1.64E+00</text:p>
          </table:table-cell>
          <table:table-cell table:style-name="ce4" table:formula="of:=[.L17]" office:value-type="string" office:string-value="mmol/L" calcext:value-type="string">
            <text:p>mmol/L</text:p>
          </table:table-cell>
          <table:table-cell table:style-name="ce4" table:formula="of:=[.M17]" office:value-type="string" office:string-value="his__L" calcext:value-type="string">
            <text:p>his__L</text:p>
          </table:table-cell>
          <table:table-cell table:style-name="ce4" table:formula="of:=[.N17]" office:value-type="float" office:value="1.64349658732767" calcext:value-type="float">
            <text:p>1.64E+00</text:p>
          </table:table-cell>
          <table:table-cell table:style-name="ce4" table:formula="of:=[.O1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his__L(e)</text:p>
          </table:table-cell>
          <table:table-cell table:style-name="ce21" table:formula="of:=[.Q17]" office:value-type="float" office:value="1.64349658732767" calcext:value-type="float">
            <text:p>1.64E+00</text:p>
          </table:table-cell>
          <table:table-cell table:style-name="ce21" table:formula="of:=[.R1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his__L(e)</text:p>
          </table:table-cell>
          <table:table-cell table:style-name="ce21" table:formula="of:=[.T17]" office:value-type="float" office:value="1.64349658732767" calcext:value-type="float">
            <text:p>1.64E+00</text:p>
          </table:table-cell>
          <table:table-cell table:style-name="ce21" table:formula="of:=[.U17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4.1" calcext:value-type="float">
            <text:p>4.1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18]*[.B18]/100)*1000/[.G18]" office:value-type="float" office:value="1.56279778921288" calcext:value-type="float">
            <text:p>1.56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ucine</text:p>
          </table:table-cell>
          <table:table-cell table:style-name="ce4" table:formula="of:=SUM([.H18];[.H80])" office:value-type="float" office:value="7.28035067657709" calcext:value-type="float">
            <text:p>7.2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ile__L</text:p>
          </table:table-cell>
          <table:table-cell table:style-name="ce4" table:formula="of:=[.K17]" office:value-type="float" office:value="5.33638269487326" calcext:value-type="float">
            <text:p>5.34E+00</text:p>
          </table:table-cell>
          <table:table-cell table:style-name="ce4" table:formula="of:=[.L18]" office:value-type="string" office:string-value="mmol/L" calcext:value-type="string">
            <text:p>mmol/L</text:p>
          </table:table-cell>
          <table:table-cell table:style-name="ce4" table:formula="of:=[.M18]" office:value-type="string" office:string-value="ile__L" calcext:value-type="string">
            <text:p>ile__L</text:p>
          </table:table-cell>
          <table:table-cell table:style-name="ce4" table:formula="of:=[.N18]" office:value-type="float" office:value="5.33638269487326" calcext:value-type="float">
            <text:p>5.34E+00</text:p>
          </table:table-cell>
          <table:table-cell table:style-name="ce4" table:formula="of:=[.O1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ile__L(e)</text:p>
          </table:table-cell>
          <table:table-cell table:style-name="ce21" table:formula="of:=[.Q18]" office:value-type="float" office:value="5.33638269487326" calcext:value-type="float">
            <text:p>5.34E+00</text:p>
          </table:table-cell>
          <table:table-cell table:style-name="ce21" table:formula="of:=[.R1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ile__L(e)</text:p>
          </table:table-cell>
          <table:table-cell table:style-name="ce21" table:formula="of:=[.T18]" office:value-type="float" office:value="5.33638269487326" calcext:value-type="float">
            <text:p>5.34E+00</text:p>
          </table:table-cell>
          <table:table-cell table:style-name="ce21" table:formula="of:=[.U1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4.6" calcext:value-type="float">
            <text:p>4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19]*[.B19]/100)*1000/[.G19]" office:value-type="float" office:value="1.57329502701963" calcext:value-type="float">
            <text:p>1.5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ysine</text:p>
          </table:table-cell>
          <table:table-cell table:style-name="ce4" table:formula="of:=SUM([.H19];[.H81])" office:value-type="float" office:value="5.81435118681168" calcext:value-type="float">
            <text:p>5.81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eu__L</text:p>
          </table:table-cell>
          <table:table-cell table:style-name="ce4" table:formula="of:=[.K18]" office:value-type="float" office:value="7.28035067657709" calcext:value-type="float">
            <text:p>7.28E+00</text:p>
          </table:table-cell>
          <table:table-cell table:style-name="ce4" table:formula="of:=[.L19]" office:value-type="string" office:string-value="mmol/L" calcext:value-type="string">
            <text:p>mmol/L</text:p>
          </table:table-cell>
          <table:table-cell table:style-name="ce4" table:formula="of:=[.M19]" office:value-type="string" office:string-value="leu__L" calcext:value-type="string">
            <text:p>leu__L</text:p>
          </table:table-cell>
          <table:table-cell table:style-name="ce4" table:formula="of:=[.N19]" office:value-type="float" office:value="7.28035067657709" calcext:value-type="float">
            <text:p>7.28E+00</text:p>
          </table:table-cell>
          <table:table-cell table:style-name="ce4" table:formula="of:=[.O1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leu__L(e)</text:p>
          </table:table-cell>
          <table:table-cell table:style-name="ce21" table:formula="of:=[.Q19]" office:value-type="float" office:value="7.28035067657709" calcext:value-type="float">
            <text:p>7.28E+00</text:p>
          </table:table-cell>
          <table:table-cell table:style-name="ce21" table:formula="of:=[.R1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leu__L(e)</text:p>
          </table:table-cell>
          <table:table-cell table:style-name="ce21" table:formula="of:=[.T19]" office:value-type="float" office:value="7.28035067657709" calcext:value-type="float">
            <text:p>7.28E+00</text:p>
          </table:table-cell>
          <table:table-cell table:style-name="ce21" table:formula="of:=[.U1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20]*[.B20]/100)*1000/[.G20]" office:value-type="float" office:value="0.268082140367809" calcext:value-type="float">
            <text:p>2.68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ethionine</text:p>
          </table:table-cell>
          <table:table-cell table:style-name="ce4" table:formula="of:=SUM([.H20];[.H82])" office:value-type="float" office:value="1.6755133772988" calcext:value-type="float">
            <text:p>1.6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lys__L</text:p>
          </table:table-cell>
          <table:table-cell table:style-name="ce4" table:formula="of:=[.K19]" office:value-type="float" office:value="5.81435118681168" calcext:value-type="float">
            <text:p>5.81E+00</text:p>
          </table:table-cell>
          <table:table-cell table:style-name="ce4" table:formula="of:=[.L20]" office:value-type="string" office:string-value="mmol/L" calcext:value-type="string">
            <text:p>mmol/L</text:p>
          </table:table-cell>
          <table:table-cell table:style-name="ce4" table:formula="of:=[.M20]" office:value-type="string" office:string-value="lys__L" calcext:value-type="string">
            <text:p>lys__L</text:p>
          </table:table-cell>
          <table:table-cell table:style-name="ce4" table:formula="of:=[.N20]" office:value-type="float" office:value="5.81435118681168" calcext:value-type="float">
            <text:p>5.81E+00</text:p>
          </table:table-cell>
          <table:table-cell table:style-name="ce4" table:formula="of:=[.O2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lys__L(e)</text:p>
          </table:table-cell>
          <table:table-cell table:style-name="ce21" table:formula="of:=[.Q20]" office:value-type="float" office:value="5.81435118681168" calcext:value-type="float">
            <text:p>5.81E+00</text:p>
          </table:table-cell>
          <table:table-cell table:style-name="ce21" table:formula="of:=[.R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lys__L(e)</text:p>
          </table:table-cell>
          <table:table-cell table:style-name="ce21" table:formula="of:=[.T20]" office:value-type="float" office:value="5.81435118681168" calcext:value-type="float">
            <text:p>5.81E+00</text:p>
          </table:table-cell>
          <table:table-cell table:style-name="ce21" table:formula="of:=[.U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21]*[.B21]/100)*1000/[.G21]" office:value-type="float" office:value="0.786963049058066" calcext:value-type="float">
            <text:p>7.8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henylalanine</text:p>
          </table:table-cell>
          <table:table-cell table:style-name="ce4" table:formula="of:=SUM([.H21];[.H83])" office:value-type="float" office:value="3.93481524529033" calcext:value-type="float">
            <text:p>3.9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et__L</text:p>
          </table:table-cell>
          <table:table-cell table:style-name="ce4" table:formula="of:=[.K20]" office:value-type="float" office:value="1.6755133772988" calcext:value-type="float">
            <text:p>1.68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4" table:formula="of:=[.M21]" office:value-type="string" office:string-value="met__L" calcext:value-type="string">
            <text:p>met__L</text:p>
          </table:table-cell>
          <table:table-cell table:style-name="ce4" table:formula="of:=[.N21]" office:value-type="float" office:value="1.6755133772988" calcext:value-type="float">
            <text:p>1.68E+00</text:p>
          </table:table-cell>
          <table:table-cell table:style-name="ce4" table:formula="of:=[.O2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et__L(e)</text:p>
          </table:table-cell>
          <table:table-cell table:style-name="ce21" table:formula="of:=[.Q21]" office:value-type="float" office:value="1.6755133772988" calcext:value-type="float">
            <text:p>1.68E+00</text:p>
          </table:table-cell>
          <table:table-cell table:style-name="ce21" table:formula="of:=[.R2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et__L(e)</text:p>
          </table:table-cell>
          <table:table-cell table:style-name="ce21" table:formula="of:=[.T21]" office:value-type="float" office:value="1.6755133772988" calcext:value-type="float">
            <text:p>1.68E+00</text:p>
          </table:table-cell>
          <table:table-cell table:style-name="ce21" table:formula="of:=[.U20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2" calcext:value-type="float">
            <text:p>2.0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22]*[.B22]/100)*1000/[.G22]" office:value-type="float" office:value="0.86856825209325" calcext:value-type="float">
            <text:p>8.69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roline</text:p>
          </table:table-cell>
          <table:table-cell table:style-name="ce4" table:formula="of:=SUM([.H22];[.H84])" office:value-type="float" office:value="6.6011187159087" calcext:value-type="float">
            <text:p>6.6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he__L</text:p>
          </table:table-cell>
          <table:table-cell table:style-name="ce4" table:formula="of:=[.K21]" office:value-type="float" office:value="3.93481524529033" calcext:value-type="float">
            <text:p>3.93E+00</text:p>
          </table:table-cell>
          <table:table-cell table:style-name="ce4" table:formula="of:=[.L21]" office:value-type="string" office:string-value="mmol/L" calcext:value-type="string">
            <text:p>mmol/L</text:p>
          </table:table-cell>
          <table:table-cell table:style-name="ce4" table:formula="of:=[.M22]" office:value-type="string" office:string-value="phe__L" calcext:value-type="string">
            <text:p>phe__L</text:p>
          </table:table-cell>
          <table:table-cell table:style-name="ce4" table:formula="of:=[.N22]" office:value-type="float" office:value="3.93481524529033" calcext:value-type="float">
            <text:p>3.93E+00</text:p>
          </table:table-cell>
          <table:table-cell table:style-name="ce4" table:formula="of:=[.O2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he__L(e)</text:p>
          </table:table-cell>
          <table:table-cell table:style-name="ce21" table:formula="of:=[.Q22]" office:value-type="float" office:value="3.93481524529033" calcext:value-type="float">
            <text:p>3.93E+00</text:p>
          </table:table-cell>
          <table:table-cell table:style-name="ce21" table:formula="of:=[.R2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he__L(e)</text:p>
          </table:table-cell>
          <table:table-cell table:style-name="ce21" table:formula="of:=[.T22]" office:value-type="float" office:value="3.93481524529033" calcext:value-type="float">
            <text:p>3.93E+00</text:p>
          </table:table-cell>
          <table:table-cell table:style-name="ce21" table:formula="of:=[.U21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23]*[.B23]/100)*1000/[.G23]" office:value-type="float" office:value="0.761230529150372" calcext:value-type="float">
            <text:p>7.6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rine</text:p>
          </table:table-cell>
          <table:table-cell table:style-name="ce4" table:formula="of:=SUM([.H23];[.H85])" office:value-type="float" office:value="2.85461448431389" calcext:value-type="float">
            <text:p>2.8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ro__L</text:p>
          </table:table-cell>
          <table:table-cell table:style-name="ce4" table:formula="of:=[.K22]" office:value-type="float" office:value="6.6011187159087" calcext:value-type="float">
            <text:p>6.60E+00</text:p>
          </table:table-cell>
          <table:table-cell table:style-name="ce4" table:formula="of:=[.L22]" office:value-type="string" office:string-value="mmol/L" calcext:value-type="string">
            <text:p>mmol/L</text:p>
          </table:table-cell>
          <table:table-cell table:style-name="ce4" table:formula="of:=[.M23]" office:value-type="string" office:string-value="pro__L" calcext:value-type="string">
            <text:p>pro__L</text:p>
          </table:table-cell>
          <table:table-cell table:style-name="ce4" table:formula="of:=[.N23]" office:value-type="float" office:value="6.6011187159087" calcext:value-type="float">
            <text:p>6.60E+00</text:p>
          </table:table-cell>
          <table:table-cell table:style-name="ce4" table:formula="of:=[.O2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ro__L(e)</text:p>
          </table:table-cell>
          <table:table-cell table:style-name="ce21" table:formula="of:=[.Q23]" office:value-type="float" office:value="6.6011187159087" calcext:value-type="float">
            <text:p>6.60E+00</text:p>
          </table:table-cell>
          <table:table-cell table:style-name="ce21" table:formula="of:=[.R2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ro__L(e)</text:p>
          </table:table-cell>
          <table:table-cell table:style-name="ce21" table:formula="of:=[.T23]" office:value-type="float" office:value="6.6011187159087" calcext:value-type="float">
            <text:p>6.60E+00</text:p>
          </table:table-cell>
          <table:table-cell table:style-name="ce21" table:formula="of:=[.U2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6" calcext:value-type="float">
            <text:p>1.6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24]*[.B24]/100)*1000/[.G24]" office:value-type="float" office:value="0.671591672263264" calcext:value-type="float">
            <text:p>6.7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reonine</text:p>
          </table:table-cell>
          <table:table-cell table:style-name="ce4" table:formula="of:=SUM([.H24];[.H86])" office:value-type="float" office:value="2.18267293485561" calcext:value-type="float">
            <text:p>2.18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ser__L</text:p>
          </table:table-cell>
          <table:table-cell table:style-name="ce4" table:formula="of:=[.K23]" office:value-type="float" office:value="2.85461448431389" calcext:value-type="float">
            <text:p>2.85E+00</text:p>
          </table:table-cell>
          <table:table-cell table:style-name="ce4" table:formula="of:=[.L23]" office:value-type="string" office:string-value="mmol/L" calcext:value-type="string">
            <text:p>mmol/L</text:p>
          </table:table-cell>
          <table:table-cell table:style-name="ce4" table:formula="of:=[.M24]" office:value-type="string" office:string-value="ser__L" calcext:value-type="string">
            <text:p>ser__L</text:p>
          </table:table-cell>
          <table:table-cell table:style-name="ce4" table:formula="of:=[.N24]" office:value-type="float" office:value="2.85461448431389" calcext:value-type="float">
            <text:p>2.85E+00</text:p>
          </table:table-cell>
          <table:table-cell table:style-name="ce4" table:formula="of:=[.O2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ser__L(e)</text:p>
          </table:table-cell>
          <table:table-cell table:style-name="ce21" table:formula="of:=[.Q24]" office:value-type="float" office:value="2.85461448431389" calcext:value-type="float">
            <text:p>2.85E+00</text:p>
          </table:table-cell>
          <table:table-cell table:style-name="ce21" table:formula="of:=[.R2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ser__L(e)</text:p>
          </table:table-cell>
          <table:table-cell table:style-name="ce21" table:formula="of:=[.T24]" office:value-type="float" office:value="2.85461448431389" calcext:value-type="float">
            <text:p>2.85E+00</text:p>
          </table:table-cell>
          <table:table-cell table:style-name="ce21" table:formula="of:=[.U23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5" calcext:value-type="float">
            <text:p>5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25]*[.B25]/100)*1000/[.G25]" office:value-type="float" office:value="0.122411606578889" calcext:value-type="float">
            <text:p>1.22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ryptophan</text:p>
          </table:table-cell>
          <table:table-cell table:style-name="ce4" table:formula="of:=SUM([.H25];[.H87])" office:value-type="float" office:value="0.514128747631335" calcext:value-type="float">
            <text:p>5.1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r__L</text:p>
          </table:table-cell>
          <table:table-cell table:style-name="ce4" table:formula="of:=[.K24]" office:value-type="float" office:value="2.18267293485561" calcext:value-type="float">
            <text:p>2.18E+00</text:p>
          </table:table-cell>
          <table:table-cell table:style-name="ce4" table:formula="of:=[.L24]" office:value-type="string" office:string-value="mmol/L" calcext:value-type="string">
            <text:p>mmol/L</text:p>
          </table:table-cell>
          <table:table-cell table:style-name="ce4" table:formula="of:=[.M25]" office:value-type="string" office:string-value="thr__L" calcext:value-type="string">
            <text:p>thr__L</text:p>
          </table:table-cell>
          <table:table-cell table:style-name="ce4" table:formula="of:=[.N25]" office:value-type="float" office:value="2.18267293485561" calcext:value-type="float">
            <text:p>2.18E+00</text:p>
          </table:table-cell>
          <table:table-cell table:style-name="ce4" table:formula="of:=[.O2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hr__L(e)</text:p>
          </table:table-cell>
          <table:table-cell table:style-name="ce21" table:formula="of:=[.Q25]" office:value-type="float" office:value="2.18267293485561" calcext:value-type="float">
            <text:p>2.18E+00</text:p>
          </table:table-cell>
          <table:table-cell table:style-name="ce21" table:formula="of:=[.R2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hr__L(e)</text:p>
          </table:table-cell>
          <table:table-cell table:style-name="ce21" table:formula="of:=[.T25]" office:value-type="float" office:value="2.18267293485561" calcext:value-type="float">
            <text:p>2.18E+00</text:p>
          </table:table-cell>
          <table:table-cell table:style-name="ce21" table:formula="of:=[.U24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2" calcext:value-type="float">
            <text:p>1.2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26]*[.B26]/100)*1000/[.G26]" office:value-type="float" office:value="0.331142275278573" calcext:value-type="float">
            <text:p>3.3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yrosine</text:p>
          </table:table-cell>
          <table:table-cell table:style-name="ce4" table:formula="of:=SUM([.H26];[.H88])" office:value-type="float" office:value="1.04861720504882" calcext:value-type="float">
            <text:p>1.05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rp__L</text:p>
          </table:table-cell>
          <table:table-cell table:style-name="ce4" table:formula="of:=[.K25]" office:value-type="float" office:value="0.514128747631335" calcext:value-type="float">
            <text:p>5.14E-01</text:p>
          </table:table-cell>
          <table:table-cell table:style-name="ce4" table:formula="of:=[.L25]" office:value-type="string" office:string-value="mmol/L" calcext:value-type="string">
            <text:p>mmol/L</text:p>
          </table:table-cell>
          <table:table-cell table:style-name="ce4" table:formula="of:=[.M26]" office:value-type="string" office:string-value="trp__L" calcext:value-type="string">
            <text:p>trp__L</text:p>
          </table:table-cell>
          <table:table-cell table:style-name="ce4" table:formula="of:=[.N26]" office:value-type="float" office:value="0.514128747631335" calcext:value-type="float">
            <text:p>5.14E-01</text:p>
          </table:table-cell>
          <table:table-cell table:style-name="ce4" table:formula="of:=[.O2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rp__L(e)</text:p>
          </table:table-cell>
          <table:table-cell table:style-name="ce21" table:formula="of:=[.Q26]" office:value-type="float" office:value="0.514128747631335" calcext:value-type="float">
            <text:p>5.14E-01</text:p>
          </table:table-cell>
          <table:table-cell table:style-name="ce21" table:formula="of:=[.R2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rp__L(e)</text:p>
          </table:table-cell>
          <table:table-cell table:style-name="ce21" table:formula="of:=[.T26]" office:value-type="float" office:value="0.514128747631335" calcext:value-type="float">
            <text:p>5.14E-01</text:p>
          </table:table-cell>
          <table:table-cell table:style-name="ce21" table:formula="of:=[.U25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27]*[.B27]/100)*1000/[.G27]" office:value-type="float" office:value="1.49383685594291" calcext:value-type="float">
            <text:p>1.49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line</text:p>
          </table:table-cell>
          <table:table-cell table:style-name="ce4" table:formula="of:=SUM([.H27];[.H89])" office:value-type="float" office:value="6.53020111312186" calcext:value-type="float">
            <text:p>6.53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yr__L</text:p>
          </table:table-cell>
          <table:table-cell table:style-name="ce4" table:formula="of:=[.K26]" office:value-type="float" office:value="1.04861720504882" calcext:value-type="float">
            <text:p>1.05E+00</text:p>
          </table:table-cell>
          <table:table-cell table:style-name="ce4" table:formula="of:=[.L26]" office:value-type="string" office:string-value="mmol/L" calcext:value-type="string">
            <text:p>mmol/L</text:p>
          </table:table-cell>
          <table:table-cell table:style-name="ce4" table:formula="of:=[.M27]" office:value-type="string" office:string-value="tyr__L" calcext:value-type="string">
            <text:p>tyr__L</text:p>
          </table:table-cell>
          <table:table-cell table:style-name="ce4" table:formula="of:=[.N27]" office:value-type="float" office:value="1.04861720504882" calcext:value-type="float">
            <text:p>1.05E+00</text:p>
          </table:table-cell>
          <table:table-cell table:style-name="ce4" table:formula="of:=[.O2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yr__L(e)</text:p>
          </table:table-cell>
          <table:table-cell table:style-name="ce21" table:formula="of:=[.Q27]" office:value-type="float" office:value="1.04861720504882" calcext:value-type="float">
            <text:p>1.05E+00</text:p>
          </table:table-cell>
          <table:table-cell table:style-name="ce21" table:formula="of:=[.R2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yr__L(e)</text:p>
          </table:table-cell>
          <table:table-cell table:style-name="ce21" table:formula="of:=[.T27]" office:value-type="float" office:value="1.04861720504882" calcext:value-type="float">
            <text:p>1.05E+00</text:p>
          </table:table-cell>
          <table:table-cell table:style-name="ce21" table:formula="of:=[.U26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2.6" calcext:value-type="float">
            <text:p>2.60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28]*[.B28]/100)*1000/[.G28]" office:value-type="float" office:value="0.746251521205024" calcext:value-type="float">
            <text:p>7.4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rginine</text:p>
          </table:table-cell>
          <table:table-cell table:style-name="ce4" table:formula="of:=SUM([.H28];[.H90])" office:value-type="float" office:value="3.61644967968589" calcext:value-type="float">
            <text:p>3.62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val__L</text:p>
          </table:table-cell>
          <table:table-cell table:style-name="ce4" table:formula="of:=[.K27]" office:value-type="float" office:value="6.53020111312186" calcext:value-type="float">
            <text:p>6.53E+00</text:p>
          </table:table-cell>
          <table:table-cell table:style-name="ce4" table:formula="of:=[.L27]" office:value-type="string" office:string-value="mmol/L" calcext:value-type="string">
            <text:p>mmol/L</text:p>
          </table:table-cell>
          <table:table-cell table:style-name="ce4" table:formula="of:=[.M28]" office:value-type="string" office:string-value="val__L" calcext:value-type="string">
            <text:p>val__L</text:p>
          </table:table-cell>
          <table:table-cell table:style-name="ce4" table:formula="of:=[.N28]" office:value-type="float" office:value="6.53020111312186" calcext:value-type="float">
            <text:p>6.53E+00</text:p>
          </table:table-cell>
          <table:table-cell table:style-name="ce4" table:formula="of:=[.O2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val__L(e)</text:p>
          </table:table-cell>
          <table:table-cell table:style-name="ce21" table:formula="of:=[.Q28]" office:value-type="float" office:value="6.53020111312186" calcext:value-type="float">
            <text:p>6.53E+00</text:p>
          </table:table-cell>
          <table:table-cell table:style-name="ce21" table:formula="of:=[.R2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val__L(e)</text:p>
          </table:table-cell>
          <table:table-cell table:style-name="ce21" table:formula="of:=[.T28]" office:value-type="float" office:value="6.53020111312186" calcext:value-type="float">
            <text:p>6.53E+00</text:p>
          </table:table-cell>
          <table:table-cell table:style-name="ce21" table:formula="of:=[.U27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eine</text:p>
          </table:table-cell>
          <table:table-cell table:style-name="ce4" office:value-type="float" office:value="0.2" calcext:value-type="float">
            <text:p>2.0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29]*[.B29]/100)*1000/[.G29]" office:value-type="float" office:value="0.0416160338255123" calcext:value-type="float">
            <text:p>4.16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stine</text:p>
          </table:table-cell>
          <table:table-cell table:style-name="ce4" table:formula="of:=SUM([.H29];[.H91])" office:value-type="float" office:value="0.166464135302049" calcext:value-type="float">
            <text:p>1.6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rg__L</text:p>
          </table:table-cell>
          <table:table-cell table:style-name="ce4" table:formula="of:=[.K28]" office:value-type="float" office:value="3.61644967968589" calcext:value-type="float">
            <text:p>3.62E+00</text:p>
          </table:table-cell>
          <table:table-cell table:style-name="ce4" table:formula="of:=[.L28]" office:value-type="string" office:string-value="mmol/L" calcext:value-type="string">
            <text:p>mmol/L</text:p>
          </table:table-cell>
          <table:table-cell table:style-name="ce4" table:formula="of:=[.M29]" office:value-type="string" office:string-value="arg__L" calcext:value-type="string">
            <text:p>arg__L</text:p>
          </table:table-cell>
          <table:table-cell table:style-name="ce4" table:formula="of:=[.N29]" office:value-type="float" office:value="3.61644967968589" calcext:value-type="float">
            <text:p>3.62E+00</text:p>
          </table:table-cell>
          <table:table-cell table:style-name="ce4" table:formula="of:=[.O2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rg__L(e)</text:p>
          </table:table-cell>
          <table:table-cell table:style-name="ce21" table:formula="of:=[.Q29]" office:value-type="float" office:value="3.61644967968589" calcext:value-type="float">
            <text:p>3.62E+00</text:p>
          </table:table-cell>
          <table:table-cell table:style-name="ce21" table:formula="of:=[.R2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rg__L(e)</text:p>
          </table:table-cell>
          <table:table-cell table:style-name="ce21" table:formula="of:=[.T29]" office:value-type="float" office:value="3.61644967968589" calcext:value-type="float">
            <text:p>3.62E+00</text:p>
          </table:table-cell>
          <table:table-cell table:style-name="ce21" table:formula="of:=[.U2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uminum</text:p>
          </table:table-cell>
          <table:table-cell table:style-name="ce4" office:value-type="float" office:value="3.1" calcext:value-type="float">
            <text:p>3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6.982" calcext:value-type="float">
            <text:p>2.70E+01</text:p>
          </table:table-cell>
          <table:table-cell table:style-name="ce4" table:formula="of:=[.B30]*[.E30]*0.001/[.G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luminum</text:p>
          </table:table-cell>
          <table:table-cell table:style-name="ce4" table:formula="of:=[.H30]" office:value-type="float" office:value="0.000574457045437699" calcext:value-type="float">
            <text:p>5.7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ys__L</text:p>
          </table:table-cell>
          <table:table-cell table:style-name="ce4" table:formula="of:=[.K29]*2" office:value-type="float" office:value="0.332928270604098" calcext:value-type="float">
            <text:p>3.33E-01</text:p>
          </table:table-cell>
          <table:table-cell table:style-name="ce4" table:formula="of:=[.L2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ys__L</text:p>
          </table:table-cell>
          <table:table-cell table:style-name="ce4" table:formula="of:=[.N30]" office:value-type="float" office:value="0.332928270604098" calcext:value-type="float">
            <text:p>3.33E-01</text:p>
          </table:table-cell>
          <table:table-cell table:style-name="ce4" table:formula="of:=[.O30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cys__L(e)</text:p>
          </table:table-cell>
          <table:table-cell table:style-name="ce22" table:formula="of:=[.Q30]" office:value-type="float" office:value="0.332928270604098" calcext:value-type="float">
            <text:p>3.33E-01</text:p>
          </table:table-cell>
          <table:table-cell table:style-name="ce22" table:formula="of:=[.R29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cys__L(e)</text:p>
          </table:table-cell>
          <table:table-cell table:style-name="ce22" table:formula="of:=[.T30]" office:value-type="float" office:value="0.332928270604098" calcext:value-type="float">
            <text:p>3.33E-01</text:p>
          </table:table-cell>
          <table:table-cell table:style-name="ce22" table:formula="of:=[.U2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arium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37.327" calcext:value-type="float">
            <text:p>1.37E+02</text:p>
          </table:table-cell>
          <table:table-cell table:style-name="ce4" table:formula="of:=[.B31]*[.E31]*0.001/[.G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arium</text:p>
          </table:table-cell>
          <table:table-cell table:style-name="ce4" table:formula="of:=[.H31]" office:value-type="float" office:value="0.0000473322798866938" calcext:value-type="float">
            <text:p>4.73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d2</text:p>
          </table:table-cell>
          <table:table-cell table:style-name="ce4" table:formula="of:=[.K32]" office:value-type="float" office:value="0.0000667176686177878" calcext:value-type="float">
            <text:p>6.67E-05</text:p>
          </table:table-cell>
          <table:table-cell table:style-name="ce4" table:formula="of:=[.L30]" office:value-type="string" office:string-value="mmol/L" calcext:value-type="string">
            <text:p>mmol/L</text:p>
          </table:table-cell>
          <table:table-cell table:style-name="ce4" table:formula="of:=[.M31]" office:value-type="string" office:string-value="cd2" calcext:value-type="string">
            <text:p>cd2</text:p>
          </table:table-cell>
          <table:table-cell table:style-name="ce4" table:formula="of:=[.N31]" office:value-type="float" office:value="0.0000667176686177878" calcext:value-type="float">
            <text:p>6.67E-05</text:p>
          </table:table-cell>
          <table:table-cell table:style-name="ce4" table:formula="of:=[.O3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d2(e)</text:p>
          </table:table-cell>
          <table:table-cell table:style-name="ce21" table:formula="of:=[.Q31]" office:value-type="float" office:value="0.0000667176686177878" calcext:value-type="float">
            <text:p>6.67E-05</text:p>
          </table:table-cell>
          <table:table-cell table:style-name="ce21" table:formula="of:=[.R2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d2(e)</text:p>
          </table:table-cell>
          <table:table-cell table:style-name="ce21" table:formula="of:=[.T31]" office:value-type="float" office:value="0.0000667176686177878" calcext:value-type="float">
            <text:p>6.67E-05</text:p>
          </table:table-cell>
          <table:table-cell table:style-name="ce21" table:formula="of:=[.U2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D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dmium</text:p>
          </table:table-cell>
          <table:table-cell table:style-name="ce4" office:value-type="float" office:value="1.5" calcext:value-type="float">
            <text:p>1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112.414" calcext:value-type="float">
            <text:p>1.12E+02</text:p>
          </table:table-cell>
          <table:table-cell table:style-name="ce4" table:formula="of:=[.B32]*[.E32]*0.001/[.G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admium</text:p>
          </table:table-cell>
          <table:table-cell table:style-name="ce4" table:formula="of:=[.H32]" office:value-type="float" office:value="0.0000667176686177878" calcext:value-type="float">
            <text:p>6.67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obalt2</text:p>
          </table:table-cell>
          <table:table-cell table:style-name="ce4" table:formula="of:=[.K33]" office:value-type="float" office:value="0.0002969473809241" calcext:value-type="float">
            <text:p>2.97E-04</text:p>
          </table:table-cell>
          <table:table-cell table:style-name="ce4" table:formula="of:=[.L31]" office:value-type="string" office:string-value="mmol/L" calcext:value-type="string">
            <text:p>mmol/L</text:p>
          </table:table-cell>
          <table:table-cell table:style-name="ce4" table:formula="of:=[.M32]" office:value-type="string" office:string-value="cobalt2" calcext:value-type="string">
            <text:p>cobalt2</text:p>
          </table:table-cell>
          <table:table-cell table:style-name="ce4" table:formula="of:=[.N32]" office:value-type="float" office:value="0.0002969473809241" calcext:value-type="float">
            <text:p>2.97E-04</text:p>
          </table:table-cell>
          <table:table-cell table:style-name="ce4" table:formula="of:=[.O3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obalt2(e)</text:p>
          </table:table-cell>
          <table:table-cell table:style-name="ce21" table:formula="of:=[.Q32]" office:value-type="float" office:value="0.0002969473809241" calcext:value-type="float">
            <text:p>2.97E-04</text:p>
          </table:table-cell>
          <table:table-cell table:style-name="ce21" table:formula="of:=[.R3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obalt2(e)</text:p>
          </table:table-cell>
          <table:table-cell table:style-name="ce21" table:formula="of:=[.T32]" office:value-type="float" office:value="0.0002969473809241" calcext:value-type="float">
            <text:p>2.97E-04</text:p>
          </table:table-cell>
          <table:table-cell table:style-name="ce21" table:formula="of:=[.U31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balt</text:p>
          </table:table-cell>
          <table:table-cell table:style-name="ce4" office:value-type="float" office:value="3.5" calcext:value-type="float">
            <text:p>3.5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8.933" calcext:value-type="float">
            <text:p>5.89E+01</text:p>
          </table:table-cell>
          <table:table-cell table:style-name="ce4" table:formula="of:=[.B33]*[.E33]*0.001/[.G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balt</text:p>
          </table:table-cell>
          <table:table-cell table:style-name="ce4" table:formula="of:=[.H33]" office:value-type="float" office:value="0.0002969473809241" calcext:value-type="float">
            <text:p>2.9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2]" office:value-type="string" office:string-value="mmol/L" calcext:value-type="string">
            <text:p>mmol/L</text:p>
          </table:table-cell>
          <table:table-cell table:style-name="ce4" table:formula="of:=[.M33]" office:value-type="string" office:string-value="cu" calcext:value-type="string">
            <text:p>cu</text:p>
          </table:table-cell>
          <table:table-cell table:style-name="ce4" table:formula="of:=[.N33]" office:value-type="float" office:value="0.00528911880409127" calcext:value-type="float">
            <text:p>5.29E-03</text:p>
          </table:table-cell>
          <table:table-cell table:style-name="ce4" table:formula="of:=[.O3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u(e)</text:p>
          </table:table-cell>
          <table:table-cell table:style-name="ce21" table:formula="of:=[.Q33]" office:value-type="float" office:value="0.00528911880409127" calcext:value-type="float">
            <text:p>5.29E-03</text:p>
          </table:table-cell>
          <table:table-cell table:style-name="ce21" table:formula="of:=[.R3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u(e)</text:p>
          </table:table-cell>
          <table:table-cell table:style-name="ce21" table:formula="of:=[.T33]" office:value-type="float" office:value="0.00528911880409127" calcext:value-type="float">
            <text:p>5.29E-03</text:p>
          </table:table-cell>
          <table:table-cell table:style-name="ce21" table:formula="of:=[.U3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romium</text:p>
          </table:table-cell>
          <table:table-cell table:style-name="ce4" office:value-type="float" office:value="30.8449" calcext:value-type="float">
            <text:p>3.08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1.996" calcext:value-type="float">
            <text:p>5.20E+01</text:p>
          </table:table-cell>
          <table:table-cell table:style-name="ce4" table:formula="of:=[.E34]*0.001/[.G34]" office:value-type="float" office:value="0.000593216785906608" calcext:value-type="float">
            <text:p>5.9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romium</text:p>
          </table:table-cell>
          <table:table-cell table:style-name="ce4" table:formula="of:=[.H34]+[.H92]" office:value-type="float" office:value="0.0112530348488345" calcext:value-type="float">
            <text:p>1.13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u2</text:p>
          </table:table-cell>
          <table:table-cell table:style-name="ce4" table:formula="of:=[.K36]/2" office:value-type="float" office:value="0.00528911880409127" calcext:value-type="float">
            <text:p>5.29E-03</text:p>
          </table:table-cell>
          <table:table-cell table:style-name="ce4" table:formula="of:=[.L33]" office:value-type="string" office:string-value="mmol/L" calcext:value-type="string">
            <text:p>mmol/L</text:p>
          </table:table-cell>
          <table:table-cell table:style-name="ce4" table:formula="of:=[.M34]" office:value-type="string" office:string-value="cu2" calcext:value-type="string">
            <text:p>cu2</text:p>
          </table:table-cell>
          <table:table-cell table:style-name="ce4" table:formula="of:=[.N34]" office:value-type="float" office:value="0.00528911880409127" calcext:value-type="float">
            <text:p>5.29E-03</text:p>
          </table:table-cell>
          <table:table-cell table:style-name="ce4" table:formula="of:=[.O3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u2(e)</text:p>
          </table:table-cell>
          <table:table-cell table:style-name="ce21" table:formula="of:=[.Q34]" office:value-type="float" office:value="0.00528911880409127" calcext:value-type="float">
            <text:p>5.29E-03</text:p>
          </table:table-cell>
          <table:table-cell table:style-name="ce21" table:formula="of:=[.R3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u2(e)</text:p>
          </table:table-cell>
          <table:table-cell table:style-name="ce21" table:formula="of:=[.T34]" office:value-type="float" office:value="0.00528911880409127" calcext:value-type="float">
            <text:p>5.29E-03</text:p>
          </table:table-cell>
          <table:table-cell table:style-name="ce21" table:formula="of:=[.U33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allium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69.723" calcext:value-type="float">
            <text:p>6.97E+01</text:p>
          </table:table-cell>
          <table:table-cell table:style-name="ce4" table:formula="of:=[.B35]*[.E35]*0.001/[.G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allium</text:p>
          </table:table-cell>
          <table:table-cell table:style-name="ce4" table:formula="of:=[.H35]" office:value-type="float" office:value="0.00000645411126887828" calcext:value-type="float">
            <text:p>6.45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n2</text:p>
          </table:table-cell>
          <table:table-cell table:style-name="ce4" table:formula="of:=[.K37]" office:value-type="float" office:value="0.0110323637555062" calcext:value-type="float">
            <text:p>1.10E-02</text:p>
          </table:table-cell>
          <table:table-cell table:style-name="ce4" table:formula="of:=[.L34]" office:value-type="string" office:string-value="mmol/L" calcext:value-type="string">
            <text:p>mmol/L</text:p>
          </table:table-cell>
          <table:table-cell table:style-name="ce4" table:formula="of:=[.M35]" office:value-type="string" office:string-value="mn2" calcext:value-type="string">
            <text:p>mn2</text:p>
          </table:table-cell>
          <table:table-cell table:style-name="ce4" table:formula="of:=[.N35]" office:value-type="float" office:value="0.0110323637555062" calcext:value-type="float">
            <text:p>1.10E-02</text:p>
          </table:table-cell>
          <table:table-cell table:style-name="ce4" table:formula="of:=[.O3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n2(e)</text:p>
          </table:table-cell>
          <table:table-cell table:style-name="ce21" table:formula="of:=[.Q35]" office:value-type="float" office:value="0.0110323637555062" calcext:value-type="float">
            <text:p>1.10E-02</text:p>
          </table:table-cell>
          <table:table-cell table:style-name="ce21" table:formula="of:=[.R3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n2(e)</text:p>
          </table:table-cell>
          <table:table-cell table:style-name="ce21" table:formula="of:=[.T35]" office:value-type="float" office:value="0.0110323637555062" calcext:value-type="float">
            <text:p>1.10E-02</text:p>
          </table:table-cell>
          <table:table-cell table:style-name="ce21" table:formula="of:=[.U34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ooper</text:p>
          </table:table-cell>
          <table:table-cell table:style-name="ce7" office:value-type="float" office:value="314.416" calcext:value-type="float">
            <text:p>3.1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63.55" calcext:value-type="float">
            <text:p>6.36E+01</text:p>
          </table:table-cell>
          <table:table-cell table:style-name="ce4" table:formula="of:=[.E36]*0.001/[.G36]" office:value-type="float" office:value="0.00494753737214792" calcext:value-type="float">
            <text:p>4.95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ooper</text:p>
          </table:table-cell>
          <table:table-cell table:style-name="ce4" table:formula="of:=[.H36]+[.H93]" office:value-type="float" office:value="0.0105782376081825" calcext:value-type="float">
            <text:p>1.06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i2</text:p>
          </table:table-cell>
          <table:table-cell table:style-name="ce4" table:formula="of:=[.K38]" office:value-type="float" office:value="0.00207757313478609" calcext:value-type="float">
            <text:p>2.08E-03</text:p>
          </table:table-cell>
          <table:table-cell table:style-name="ce4" table:formula="of:=[.L35]" office:value-type="string" office:string-value="mmol/L" calcext:value-type="string">
            <text:p>mmol/L</text:p>
          </table:table-cell>
          <table:table-cell table:style-name="ce4" table:formula="of:=[.M36]" office:value-type="string" office:string-value="ni2" calcext:value-type="string">
            <text:p>ni2</text:p>
          </table:table-cell>
          <table:table-cell table:style-name="ce4" table:formula="of:=[.N36]" office:value-type="float" office:value="0.00207757313478609" calcext:value-type="float">
            <text:p>2.08E-03</text:p>
          </table:table-cell>
          <table:table-cell table:style-name="ce4" table:formula="of:=[.O3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i2(e)</text:p>
          </table:table-cell>
          <table:table-cell table:style-name="ce21" table:formula="of:=[.Q36]" office:value-type="float" office:value="0.00207757313478609" calcext:value-type="float">
            <text:p>2.08E-03</text:p>
          </table:table-cell>
          <table:table-cell table:style-name="ce21" table:formula="of:=[.R3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i2(e)</text:p>
          </table:table-cell>
          <table:table-cell table:style-name="ce21" table:formula="of:=[.T36]" office:value-type="float" office:value="0.00207757313478609" calcext:value-type="float">
            <text:p>2.08E-03</text:p>
          </table:table-cell>
          <table:table-cell table:style-name="ce21" table:formula="of:=[.U35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ganese</text:p>
          </table:table-cell>
          <table:table-cell table:style-name="ce4" office:value-type="float" office:value="263.697" calcext:value-type="float">
            <text:p>2.64E+02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4.938" calcext:value-type="float">
            <text:p>5.49E+01</text:p>
          </table:table-cell>
          <table:table-cell table:style-name="ce4" table:formula="of:=[.E37]*0.001/[.G37]" office:value-type="float" office:value="0.00479990170737923" calcext:value-type="float">
            <text:p>4.80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ganese</text:p>
          </table:table-cell>
          <table:table-cell table:style-name="ce4" table:formula="of:=[.H37]+[.H94]" office:value-type="float" office:value="0.0110323637555062" calcext:value-type="float">
            <text:p>1.10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zn2</text:p>
          </table:table-cell>
          <table:table-cell table:style-name="ce4" table:formula="of:=[.K43]" office:value-type="float" office:value="0.493721780360967" calcext:value-type="float">
            <text:p>4.94E-01</text:p>
          </table:table-cell>
          <table:table-cell table:style-name="ce4" table:formula="of:=[.L36]" office:value-type="string" office:string-value="mmol/L" calcext:value-type="string">
            <text:p>mmol/L</text:p>
          </table:table-cell>
          <table:table-cell table:style-name="ce4" table:formula="of:=[.M37]" office:value-type="string" office:string-value="zn2" calcext:value-type="string">
            <text:p>zn2</text:p>
          </table:table-cell>
          <table:table-cell table:style-name="ce4" table:formula="of:=[.N37]" office:value-type="float" office:value="0.493721780360967" calcext:value-type="float">
            <text:p>4.94E-01</text:p>
          </table:table-cell>
          <table:table-cell table:style-name="ce4" table:formula="of:=[.O3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zn2(e)</text:p>
          </table:table-cell>
          <table:table-cell table:style-name="ce21" table:formula="of:=[.Q37]" office:value-type="float" office:value="0.493721780360967" calcext:value-type="float">
            <text:p>4.94E-01</text:p>
          </table:table-cell>
          <table:table-cell table:style-name="ce21" table:formula="of:=[.R36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zn2(e)</text:p>
          </table:table-cell>
          <table:table-cell table:style-name="ce21" table:formula="of:=[.T37]" office:value-type="float" office:value="0.493721780360967" calcext:value-type="float">
            <text:p>4.94E-01</text:p>
          </table:table-cell>
          <table:table-cell table:style-name="ce21" table:formula="of:=[.U36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ckel</text:p>
          </table:table-cell>
          <table:table-cell table:style-name="ce4" office:value-type="float" office:value="31.973" calcext:value-type="float">
            <text:p>3.20E+01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58.693" calcext:value-type="float">
            <text:p>5.87E+01</text:p>
          </table:table-cell>
          <table:table-cell table:style-name="ce4" table:formula="of:=[.E38]*0.001/[.G38]" office:value-type="float" office:value="0.000544749799805769" calcext:value-type="float">
            <text:p>5.45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ckel</text:p>
          </table:table-cell>
          <table:table-cell table:style-name="ce4" table:formula="of:=[.H38]+[.H95]" office:value-type="float" office:value="0.00207757313478609" calcext:value-type="float">
            <text:p>2.08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e</text:p>
          </table:table-cell>
          <table:table-cell table:style-name="ce4" table:formula="of:=[.K46]" office:value-type="float" office:value="0.327092429512321" calcext:value-type="float">
            <text:p>3.27E-01</text:p>
          </table:table-cell>
          <table:table-cell table:style-name="ce4" table:formula="of:=[.L37]" office:value-type="string" office:string-value="mmol/L" calcext:value-type="string">
            <text:p>mmol/L</text:p>
          </table:table-cell>
          <table:table-cell table:style-name="ce4" table:formula="of:=[.M38]" office:value-type="string" office:string-value="ade" calcext:value-type="string">
            <text:p>ade</text:p>
          </table:table-cell>
          <table:table-cell table:style-name="ce4" table:formula="of:=[.N38]" office:value-type="float" office:value="0.327092429512321" calcext:value-type="float">
            <text:p>3.27E-01</text:p>
          </table:table-cell>
          <table:table-cell table:style-name="ce4" table:formula="of:=[.O3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de(e)</text:p>
          </table:table-cell>
          <table:table-cell table:style-name="ce21" table:formula="of:=[.Q38]" office:value-type="float" office:value="0.327092429512321" calcext:value-type="float">
            <text:p>3.27E-01</text:p>
          </table:table-cell>
          <table:table-cell table:style-name="ce21" table:formula="of:=[.R3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de(e)</text:p>
          </table:table-cell>
          <table:table-cell table:style-name="ce21" table:formula="of:=[.T38]" office:value-type="float" office:value="0.327092429512321" calcext:value-type="float">
            <text:p>3.27E-01</text:p>
          </table:table-cell>
          <table:table-cell table:style-name="ce21" table:formula="of:=[.U3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ad</text:p>
          </table:table-cell>
          <table:table-cell table:style-name="ce4" office:value-type="float" office:value="1.736" calcext:value-type="float">
            <text:p>1.74E+00</text:p>
          </table:table-cell>
          <table:table-cell table:style-name="ce7" office:value-type="string" calcext:value-type="string">
            <text:p>μg/L</text:p>
          </table:table-cell>
          <table:table-cell table:style-name="ce7" office:value-type="float" office:value="207" calcext:value-type="float">
            <text:p>2.07E+02</text:p>
          </table:table-cell>
          <table:table-cell table:style-name="ce4" table:formula="of:=[.E39]*0.001/[.G39]" office:value-type="float" office:value="0.00000838647342995169" calcext:value-type="float">
            <text:p>8.3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Lead</text:p>
          </table:table-cell>
          <table:table-cell table:style-name="ce4" table:formula="of:=[.H39]+[.H96]" office:value-type="float" office:value="0.00001743961352657" calcext:value-type="float">
            <text:p>1.74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<text:a xlink:href="http://bigg.ucsd.edu/universal/metabolites/gua" xlink:type="simple">gua</text:a></text:p>
          </table:table-cell>
          <table:table-cell table:style-name="ce4" table:formula="of:=[.K47]" office:value-type="float" office:value="0.306029947925282" calcext:value-type="float">
            <text:p>3.06E-01</text:p>
          </table:table-cell>
          <table:table-cell table:style-name="ce4" table:formula="of:=[.L38]" office:value-type="string" office:string-value="mmol/L" calcext:value-type="string">
            <text:p>mmol/L</text:p>
          </table:table-cell>
          <table:table-cell table:style-name="ce4" table:formula="of:=[.M39]" office:value-type="string" office:string-value="gua" calcext:value-type="string">
            <text:p>gua</text:p>
          </table:table-cell>
          <table:table-cell table:style-name="ce4" table:formula="of:=[.N39]" office:value-type="float" office:value="0.306029947925282" calcext:value-type="float">
            <text:p>3.06E-01</text:p>
          </table:table-cell>
          <table:table-cell table:style-name="ce4" table:formula="of:=[.O3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ua(e)</text:p>
          </table:table-cell>
          <table:table-cell table:style-name="ce21" table:formula="of:=[.Q39]" office:value-type="float" office:value="0.306029947925282" calcext:value-type="float">
            <text:p>3.06E-01</text:p>
          </table:table-cell>
          <table:table-cell table:style-name="ce21" table:formula="of:=[.R3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gua(e)</text:p>
          </table:table-cell>
          <table:table-cell table:style-name="ce21" table:formula="of:=[.T39]" office:value-type="float" office:value="0.306029947925282" calcext:value-type="float">
            <text:p>3.06E-01</text:p>
          </table:table-cell>
          <table:table-cell table:style-name="ce21" table:formula="of:=[.U3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rontium</text:p>
          </table:table-cell>
          <table:table-cell table:style-name="ce4" office:value-type="float" office:value="1.1" calcext:value-type="float">
            <text:p>1.1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87.6" calcext:value-type="float">
            <text:p>8.76E+01</text:p>
          </table:table-cell>
          <table:table-cell table:style-name="ce4" table:formula="of:=[.B40]*[.E40]*0.001/[.G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rontium</text:p>
          </table:table-cell>
          <table:table-cell table:style-name="ce4" table:formula="of:=[.H40]" office:value-type="float" office:value="0.0000627853881278539" calcext:value-type="float">
            <text:p>6.28E-05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sn</text:p>
          </table:table-cell>
          <table:table-cell table:style-name="ce4" table:formula="of:=[.K48]" office:value-type="float" office:value="0.196212557603687" calcext:value-type="float">
            <text:p>1.96E-01</text:p>
          </table:table-cell>
          <table:table-cell table:style-name="ce4" table:formula="of:=[.L39]" office:value-type="string" office:string-value="mmol/L" calcext:value-type="string">
            <text:p>mmol/L</text:p>
          </table:table-cell>
          <table:table-cell table:style-name="ce4" table:formula="of:=[.M40]" office:value-type="string" office:string-value="csn" calcext:value-type="string">
            <text:p>csn</text:p>
          </table:table-cell>
          <table:table-cell table:style-name="ce4" table:formula="of:=[.N40]" office:value-type="float" office:value="0.196212557603687" calcext:value-type="float">
            <text:p>1.96E-01</text:p>
          </table:table-cell>
          <table:table-cell table:style-name="ce4" table:formula="of:=[.O4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sn(e)</text:p>
          </table:table-cell>
          <table:table-cell table:style-name="ce21" table:formula="of:=[.Q40]" office:value-type="float" office:value="0.196212557603687" calcext:value-type="float">
            <text:p>1.96E-01</text:p>
          </table:table-cell>
          <table:table-cell table:style-name="ce21" table:formula="of:=[.R40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sn(e)</text:p>
          </table:table-cell>
          <table:table-cell table:style-name="ce21" table:formula="of:=[.T40]" office:value-type="float" office:value="0.196212557603687" calcext:value-type="float">
            <text:p>1.96E-01</text:p>
          </table:table-cell>
          <table:table-cell table:style-name="ce21" table:formula="of:=[.U40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nadium</text:p>
          </table:table-cell>
          <table:table-cell table:style-name="ce4" office:value-type="float" office:value="43.7" calcext:value-type="float">
            <text:p>4.37E+01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50.941" calcext:value-type="float">
            <text:p>5.09E+01</text:p>
          </table:table-cell>
          <table:table-cell table:style-name="ce4" table:formula="of:=[.B41]*[.E41]*0.001/[.G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anadium</text:p>
          </table:table-cell>
          <table:table-cell table:style-name="ce4" table:formula="of:=[.H41]" office:value-type="float" office:value="0.0042892758289001" calcext:value-type="float">
            <text:p>4.29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ura</text:p>
          </table:table-cell>
          <table:table-cell table:style-name="ce4" table:formula="of:=[.K49]" office:value-type="float" office:value="0.281475269431161" calcext:value-type="float">
            <text:p>2.81E-01</text:p>
          </table:table-cell>
          <table:table-cell table:style-name="ce4" table:formula="of:=[.L40]" office:value-type="string" office:string-value="mmol/L" calcext:value-type="string">
            <text:p>mmol/L</text:p>
          </table:table-cell>
          <table:table-cell table:style-name="ce4" table:formula="of:=[.M41]" office:value-type="string" office:string-value="ura" calcext:value-type="string">
            <text:p>ura</text:p>
          </table:table-cell>
          <table:table-cell table:style-name="ce4" table:formula="of:=[.N41]" office:value-type="float" office:value="0.281475269431161" calcext:value-type="float">
            <text:p>2.81E-01</text:p>
          </table:table-cell>
          <table:table-cell table:style-name="ce4" table:formula="of:=[.O4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ura(e)</text:p>
          </table:table-cell>
          <table:table-cell table:style-name="ce21" table:formula="of:=[.Q41]" office:value-type="float" office:value="0.281475269431161" calcext:value-type="float">
            <text:p>2.81E-01</text:p>
          </table:table-cell>
          <table:table-cell table:style-name="ce21" table:formula="of:=[.R4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ura(e)</text:p>
          </table:table-cell>
          <table:table-cell table:style-name="ce21" table:formula="of:=[.T41]" office:value-type="float" office:value="0.281475269431161" calcext:value-type="float">
            <text:p>2.81E-01</text:p>
          </table:table-cell>
          <table:table-cell table:style-name="ce21" table:formula="of:=[.U41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in</text:p>
          </table:table-cell>
          <table:table-cell table:style-name="ce4" office:value-type="float" office:value="0.09" calcext:value-type="float">
            <text:p>9.00E-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118.71" calcext:value-type="float">
            <text:p>1.19E+02</text:p>
          </table:table-cell>
          <table:table-cell table:style-name="ce4" table:formula="of:=[.B42]*[.E42]*0.001/[.G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in</text:p>
          </table:table-cell>
          <table:table-cell table:style-name="ce4" table:formula="of:=[.H42]" office:value-type="float" office:value="0.00000379075056861259" calcext:value-type="float">
            <text:p>3.79E-06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h4</text:p>
          </table:table-cell>
          <table:table-cell table:style-name="ce4" table:formula="of:=[.K50]" office:value-type="float" office:value="2.30159170317786" calcext:value-type="float">
            <text:p>2.30E+00</text:p>
          </table:table-cell>
          <table:table-cell table:style-name="ce4" table:formula="of:=[.L41]" office:value-type="string" office:string-value="mmol/L" calcext:value-type="string">
            <text:p>mmol/L</text:p>
          </table:table-cell>
          <table:table-cell table:style-name="ce4" table:formula="of:=[.M42]" office:value-type="string" office:string-value="nh4" calcext:value-type="string">
            <text:p>nh4</text:p>
          </table:table-cell>
          <table:table-cell table:style-name="ce4" table:formula="of:=[.N42]" office:value-type="float" office:value="2.30159170317786" calcext:value-type="float">
            <text:p>2.30E+00</text:p>
          </table:table-cell>
          <table:table-cell table:style-name="ce4" table:formula="of:=[.O4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h4(e)</text:p>
          </table:table-cell>
          <table:table-cell table:style-name="ce21" table:formula="of:=[.Q42]" office:value-type="float" office:value="2.30159170317786" calcext:value-type="float">
            <text:p>2.30E+00</text:p>
          </table:table-cell>
          <table:table-cell table:style-name="ce21" table:formula="of:=[.R42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h4(e)</text:p>
          </table:table-cell>
          <table:table-cell table:style-name="ce21" table:formula="of:=[.T42]" office:value-type="float" office:value="2.30159170317786" calcext:value-type="float">
            <text:p>2.30E+00</text:p>
          </table:table-cell>
          <table:table-cell table:style-name="ce21" table:formula="of:=[.U4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Zinc</text:p>
          </table:table-cell>
          <table:table-cell table:style-name="ce4" office:value-type="float" office:value="18489.87" calcext:value-type="float">
            <text:p>1.85E+04</text:p>
          </table:table-cell>
          <table:table-cell table:style-name="ce7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43]*0.001/[.G43]" office:value-type="float" office:value="0.282806209850107" calcext:value-type="float">
            <text:p>2.83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Zinc</text:p>
          </table:table-cell>
          <table:table-cell table:style-name="ce4" table:formula="of:=[.H43]+[.H97]" office:value-type="float" office:value="0.493721780360967" calcext:value-type="float">
            <text:p>4.94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an</text:p>
          </table:table-cell>
          <table:table-cell table:style-name="ce4" table:formula="of:=[.K52]" office:value-type="float" office:value="1.27112058438242" calcext:value-type="float">
            <text:p>1.27E+00</text:p>
          </table:table-cell>
          <table:table-cell table:style-name="ce4" table:formula="of:=[.L43]" office:value-type="string" office:string-value="mmol/L" calcext:value-type="string">
            <text:p>mmol/L</text:p>
          </table:table-cell>
          <table:table-cell table:style-name="ce4" table:formula="of:=[.M43]" office:value-type="string" office:string-value="man" calcext:value-type="string">
            <text:p>man</text:p>
          </table:table-cell>
          <table:table-cell table:style-name="ce4" table:formula="of:=[.N43]" office:value-type="float" office:value="1.27112058438242" calcext:value-type="float">
            <text:p>1.27E+00</text:p>
          </table:table-cell>
          <table:table-cell table:style-name="ce4" table:formula="of:=[.O4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an(e)</text:p>
          </table:table-cell>
          <table:table-cell table:style-name="ce21" table:formula="of:=[.Q43]" office:value-type="float" office:value="1.27112058438242" calcext:value-type="float">
            <text:p>1.27E+00</text:p>
          </table:table-cell>
          <table:table-cell table:style-name="ce21" table:formula="of:=[.R43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man(e)</text:p>
          </table:table-cell>
          <table:table-cell table:style-name="ce21" table:formula="of:=[.T43]" office:value-type="float" office:value="1.27112058438242" calcext:value-type="float">
            <text:p>1.27E+00</text:p>
          </table:table-cell>
          <table:table-cell table:style-name="ce21" table:formula="of:=[.U43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itanium</text:p>
          </table:table-cell>
          <table:table-cell table:style-name="ce4" office:value-type="float" office:value="3" calcext:value-type="float">
            <text:p>3.00E+00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7.867" calcext:value-type="float">
            <text:p>4.79E+01</text:p>
          </table:table-cell>
          <table:table-cell table:style-name="ce4" table:formula="of:=[.B44]*[.E44]*0.001/[.G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itanium</text:p>
          </table:table-cell>
          <table:table-cell table:style-name="ce4" table:formula="of:=[.H44]" office:value-type="float" office:value="0.000313368291307164" calcext:value-type="float">
            <text:p>3.13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nto__R</text:p>
          </table:table-cell>
          <table:table-cell table:style-name="ce4" table:formula="of:=[.K54]" office:value-type="float" office:value="0.00241749720619427" calcext:value-type="float">
            <text:p>2.42E-03</text:p>
          </table:table-cell>
          <table:table-cell table:style-name="ce4" table:formula="of:=[.L47]" office:value-type="string" office:string-value="mmol/L" calcext:value-type="string">
            <text:p>mmol/L</text:p>
          </table:table-cell>
          <table:table-cell table:style-name="ce4" table:formula="of:=[.M44]" office:value-type="string" office:string-value="pnto__R" calcext:value-type="string">
            <text:p>pnto__R</text:p>
          </table:table-cell>
          <table:table-cell table:style-name="ce4" table:formula="of:=[.N44]" office:value-type="float" office:value="0.00241749720619427" calcext:value-type="float">
            <text:p>2.42E-03</text:p>
          </table:table-cell>
          <table:table-cell table:style-name="ce4" table:formula="of:=[.O4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nto__R(e)</text:p>
          </table:table-cell>
          <table:table-cell table:style-name="ce21" table:formula="of:=[.Q44]" office:value-type="float" office:value="0.00241749720619427" calcext:value-type="float">
            <text:p>2.42E-03</text:p>
          </table:table-cell>
          <table:table-cell table:style-name="ce21" table:formula="of:=[.R44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pnto__R(e)</text:p>
          </table:table-cell>
          <table:table-cell table:style-name="ce21" table:formula="of:=[.T44]" office:value-type="float" office:value="0.00241749720619427" calcext:value-type="float">
            <text:p>2.42E-03</text:p>
          </table:table-cell>
          <table:table-cell table:style-name="ce21" table:formula="of:=[.U44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PMID:13949853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olybdenum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95.95" calcext:value-type="float">
            <text:p>9.60E+01</text:p>
          </table:table-cell>
          <table:table-cell table:style-name="ce4" table:formula="of:=[.B45]*[.E45]*0.001/[.G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Molybdenum</text:p>
          </table:table-cell>
          <table:table-cell table:style-name="ce4" table:formula="of:=[.H45]" office:value-type="float" office:value="0.00030745179781136" calcext:value-type="float">
            <text:p>3.07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btn</text:p>
          </table:table-cell>
          <table:table-cell table:style-name="ce4" table:formula="of:=[.K55]" office:value-type="float" office:value="0.0000275720164609053" calcext:value-type="float">
            <text:p>2.76E-05</text:p>
          </table:table-cell>
          <table:table-cell table:style-name="ce4" table:formula="of:=[.L48]" office:value-type="string" office:string-value="mmol/L" calcext:value-type="string">
            <text:p>mmol/L</text:p>
          </table:table-cell>
          <table:table-cell table:style-name="ce4" table:formula="of:=[.M45]" office:value-type="string" office:string-value="btn" calcext:value-type="string">
            <text:p>btn</text:p>
          </table:table-cell>
          <table:table-cell table:style-name="ce4" table:formula="of:=[.N45]" office:value-type="float" office:value="0.0000275720164609053" calcext:value-type="float">
            <text:p>2.76E-05</text:p>
          </table:table-cell>
          <table:table-cell table:style-name="ce4" table:formula="of:=[.O4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btn(e)</text:p>
          </table:table-cell>
          <table:table-cell table:style-name="ce21" table:formula="of:=[.Q45]" office:value-type="float" office:value="0.0000275720164609053" calcext:value-type="float">
            <text:p>2.76E-05</text:p>
          </table:table-cell>
          <table:table-cell table:style-name="ce21" table:formula="of:=[.R45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btn(e)</text:p>
          </table:table-cell>
          <table:table-cell table:style-name="ce21" table:formula="of:=[.T45]" office:value-type="float" office:value="0.0000275720164609053" calcext:value-type="float">
            <text:p>2.76E-05</text:p>
          </table:table-cell>
          <table:table-cell table:style-name="ce21" table:formula="of:=[.U45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denine</text:p>
          </table:table-cell>
          <table:table-cell table:style-name="ce7" office:value-type="float" office:value="884" calcext:value-type="float">
            <text:p>8.84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35.13" calcext:value-type="float">
            <text:p>1.35E+02</text:p>
          </table:table-cell>
          <table:table-cell table:style-name="ce4" table:formula="of:=([.B46]*[.E46]/100)/[.G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denine</text:p>
          </table:table-cell>
          <table:table-cell table:style-name="ce4" table:formula="of:=[.H46]" office:value-type="float" office:value="0.327092429512321" calcext:value-type="float">
            <text:p>3.27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scb__L</text:p>
          </table:table-cell>
          <table:table-cell table:style-name="ce4" table:formula="of:=[.K57]" office:value-type="float" office:value="0.0000851692028162617" calcext:value-type="float">
            <text:p>8.52E-05</text:p>
          </table:table-cell>
          <table:table-cell table:style-name="ce4" table:formula="of:=[.L48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ascb__L</text:p>
          </table:table-cell>
          <table:table-cell table:style-name="ce20" table:formula="of:=[.N46]" office:value-type="float" office:value="0.0000851692028162617" calcext:value-type="float">
            <text:p>8.52E-05</text:p>
          </table:table-cell>
          <table:table-cell table:style-name="ce4" table:formula="of:=[.O4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cb__L(e)</text:p>
          </table:table-cell>
          <table:table-cell table:style-name="ce21" table:formula="of:=[.Q46]" office:value-type="float" office:value="0.0000851692028162617" calcext:value-type="float">
            <text:p>8.52E-05</text:p>
          </table:table-cell>
          <table:table-cell table:style-name="ce21" table:formula="of:=[.R47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ascb__L(e)</text:p>
          </table:table-cell>
          <table:table-cell table:style-name="ce21" table:formula="of:=[.T46]" office:value-type="float" office:value="0.0000851692028162617" calcext:value-type="float">
            <text:p>8.52E-05</text:p>
          </table:table-cell>
          <table:table-cell table:style-name="ce21" table:formula="of:=[.U47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uanine</text:p>
          </table:table-cell>
          <table:table-cell table:style-name="ce7" office:value-type="float" office:value="925" calcext:value-type="float">
            <text:p>9.25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51.129" calcext:value-type="float">
            <text:p>1.51E+02</text:p>
          </table:table-cell>
          <table:table-cell table:style-name="ce4" table:formula="of:=([.B47]*[.E47]/100)/[.G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Guanine</text:p>
          </table:table-cell>
          <table:table-cell table:style-name="ce4" table:formula="of:=[.H47]" office:value-type="float" office:value="0.306029947925282" calcext:value-type="float">
            <text:p>3.0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thm</text:p>
          </table:table-cell>
          <table:table-cell table:style-name="ce4" table:formula="of:=[.K58]" office:value-type="float" office:value="0.00207077178173048" calcext:value-type="float">
            <text:p>2.07E-03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thm</text:p>
          </table:table-cell>
          <table:table-cell table:style-name="ce20" table:formula="of:=[.N47]" office:value-type="float" office:value="0.00207077178173048" calcext:value-type="float">
            <text:p>2.07E-03</text:p>
          </table:table-cell>
          <table:table-cell table:style-name="ce4" table:formula="of:=[.O4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hm(e)</text:p>
          </table:table-cell>
          <table:table-cell table:style-name="ce21" table:formula="of:=[.Q47]" office:value-type="float" office:value="0.00207077178173048" calcext:value-type="float">
            <text:p>2.07E-03</text:p>
          </table:table-cell>
          <table:table-cell table:style-name="ce21" table:formula="of:=[.R48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thm(e)</text:p>
          </table:table-cell>
          <table:table-cell table:style-name="ce21" table:formula="of:=[.T47]" office:value-type="float" office:value="0.00207077178173048" calcext:value-type="float">
            <text:p>2.07E-03</text:p>
          </table:table-cell>
          <table:table-cell table:style-name="ce21" table:formula="of:=[.U4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tosine</text:p>
          </table:table-cell>
          <table:table-cell table:style-name="ce7" office:value-type="float" office:value="436" calcext:value-type="float">
            <text:p>4.36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1.104" calcext:value-type="float">
            <text:p>1.11E+02</text:p>
          </table:table-cell>
          <table:table-cell table:style-name="ce4" table:formula="of:=([.B48]*[.E48]/100)/[.G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ytosine</text:p>
          </table:table-cell>
          <table:table-cell table:style-name="ce4" table:formula="of:=[.H48]" office:value-type="float" office:value="0.196212557603687" calcext:value-type="float">
            <text:p>1.96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nac</text:p>
          </table:table-cell>
          <table:table-cell table:style-name="ce4" table:formula="of:=[.K60]" office:value-type="float" office:value="0.0163268621557956" calcext:value-type="float">
            <text:p>1.63E-02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nac</text:p>
          </table:table-cell>
          <table:table-cell table:style-name="ce20" table:formula="of:=[.N48]" office:value-type="float" office:value="0.0163268621557956" calcext:value-type="float">
            <text:p>1.63E-02</text:p>
          </table:table-cell>
          <table:table-cell table:style-name="ce4" table:formula="of:=[.O4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ac(e)</text:p>
          </table:table-cell>
          <table:table-cell table:style-name="ce21" table:formula="of:=[.Q48]" office:value-type="float" office:value="0.0163268621557956" calcext:value-type="float">
            <text:p>1.63E-02</text:p>
          </table:table-cell>
          <table:table-cell table:style-name="ce21" table:formula="of:=[.R49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nac(e)</text:p>
          </table:table-cell>
          <table:table-cell table:style-name="ce21" table:formula="of:=[.T48]" office:value-type="float" office:value="0.0163268621557956" calcext:value-type="float">
            <text:p>1.63E-02</text:p>
          </table:table-cell>
          <table:table-cell table:style-name="ce21" table:formula="of:=[.U4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Uracil</text:p>
          </table:table-cell>
          <table:table-cell table:style-name="ce7" office:value-type="float" office:value="631" calcext:value-type="float">
            <text:p>6.31E+02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12.088" calcext:value-type="float">
            <text:p>1.12E+02</text:p>
          </table:table-cell>
          <table:table-cell table:style-name="ce4" table:formula="of:=([.B49]*[.E49]/100)/[.G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Uracil</text:p>
          </table:table-cell>
          <table:table-cell table:style-name="ce4" table:formula="of:=[.H49]" office:value-type="float" office:value="0.281475269431161" calcext:value-type="float">
            <text:p>2.81E-01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pydx</text:p>
          </table:table-cell>
          <table:table-cell table:style-name="ce4" table:formula="of:=[.K61]" office:value-type="float" office:value="0.000443314812625606" calcext:value-type="float">
            <text:p>4.43E-04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pydx</text:p>
          </table:table-cell>
          <table:table-cell table:style-name="ce20" table:formula="of:=[.N49]" office:value-type="float" office:value="0.000443314812625606" calcext:value-type="float">
            <text:p>4.43E-04</text:p>
          </table:table-cell>
          <table:table-cell table:style-name="ce4" table:formula="of:=[.O50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pydx(e)</text:p>
          </table:table-cell>
          <table:table-cell table:style-name="ce22" table:formula="of:=[.Q49]" office:value-type="float" office:value="0.000443314812625606" calcext:value-type="float">
            <text:p>4.43E-04</text:p>
          </table:table-cell>
          <table:table-cell table:style-name="ce21" table:formula="of:=[.R50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pydx(e)</text:p>
          </table:table-cell>
          <table:table-cell table:style-name="ce22" table:formula="of:=[.T49]" office:value-type="float" office:value="0.000443314812625606" calcext:value-type="float">
            <text:p>4.43E-04</text:p>
          </table:table-cell>
          <table:table-cell table:style-name="ce21" table:formula="of:=[.U50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mmonia</text:p>
          </table:table-cell>
          <table:table-cell table:style-name="ce7" office:value-type="float" office:value="0.83" calcext:value-type="float">
            <text:p>8.30E-01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.031" calcext:value-type="float">
            <text:p>1.80E+01</text:p>
          </table:table-cell>
          <table:table-cell table:style-name="ce4" table:formula="of:=([.E50]*[.B50]/100)*1000/[.G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Ammonium</text:p>
          </table:table-cell>
          <table:table-cell table:style-name="ce4" table:formula="of:=[.H50]" office:value-type="float" office:value="2.30159170317786" calcext:value-type="float">
            <text:p>2.30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chol</text:p>
          </table:table-cell>
          <table:table-cell table:style-name="ce4" table:formula="of:=[.K62]" office:value-type="float" office:value="0.0153595084957281" calcext:value-type="float">
            <text:p>1.54E-02</text:p>
          </table:table-cell>
          <table:table-cell table:style-name="ce4" table:formula="of:=[.L52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chol</text:p>
          </table:table-cell>
          <table:table-cell table:style-name="ce20" table:formula="of:=[.N50]" office:value-type="float" office:value="0.0153595084957281" calcext:value-type="float">
            <text:p>1.54E-02</text:p>
          </table:table-cell>
          <table:table-cell table:style-name="ce4" table:formula="of:=[.O51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chol(e)</text:p>
          </table:table-cell>
          <table:table-cell table:style-name="ce22" table:formula="of:=[.Q50]" office:value-type="float" office:value="0.0153595084957281" calcext:value-type="float">
            <text:p>1.54E-02</text:p>
          </table:table-cell>
          <table:table-cell table:style-name="ce21" table:formula="of:=[.R51]" office:value-type="string" office:string-value="mmol/L" calcext:value-type="string">
            <text:p>mmol/L</text:p>
          </table:table-cell>
          <table:table-cell table:style-name="ce21" office:value-type="string" calcext:value-type="string">
            <text:p>EX_chol(e)</text:p>
          </table:table-cell>
          <table:table-cell table:style-name="ce21" table:formula="of:=[.T50]" office:value-type="float" office:value="0.0153595084957281" calcext:value-type="float">
            <text:p>1.54E-02</text:p>
          </table:table-cell>
          <table:table-cell table:style-name="ce21" table:formula="of:=[.U51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ellulose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342.2965" calcext:value-type="float">
            <text:p>3.42E+02</text:p>
          </table:table-cell>
          <table:table-cell table:style-name="ce4" table:formula="of:=([.E51]*[.B51]/100)*1000/[.G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ellobiose</text:p>
          </table:table-cell>
          <table:table-cell table:style-name="ce4" table:formula="of:=[.H51]" office:value-type="float" office:value="0.0102250534259042" calcext:value-type="float">
            <text:p>1.02E-02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adocbl</text:p>
          </table:table-cell>
          <table:table-cell table:style-name="ce4" table:formula="of:=[.K63]" office:value-type="float" office:value="0.00000000258226353843884" calcext:value-type="float">
            <text:p>2.58E-09</text:p>
          </table:table-cell>
          <table:table-cell table:style-name="ce4" table:formula="of:=[.L53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adocbl</text:p>
          </table:table-cell>
          <table:table-cell table:style-name="ce20" table:formula="of:=[.N51]" office:value-type="float" office:value="0.00000000258226353843884" calcext:value-type="float">
            <text:p>2.58E-09</text:p>
          </table:table-cell>
          <table:table-cell table:style-name="ce4" table:formula="of:=[.O52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adocbl(e)</text:p>
          </table:table-cell>
          <table:table-cell table:style-name="ce22" table:formula="of:=[.Q51]" office:value-type="float" office:value="0.00000000258226353843884" calcext:value-type="float">
            <text:p>2.58E-09</text:p>
          </table:table-cell>
          <table:table-cell table:style-name="ce21" table:formula="of:=[.R52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adocbl(e)</text:p>
          </table:table-cell>
          <table:table-cell table:style-name="ce22" table:formula="of:=[.T51]" office:value-type="float" office:value="0.00000000258226353843884" calcext:value-type="float">
            <text:p>2.58E-09</text:p>
          </table:table-cell>
          <table:table-cell table:style-name="ce21" table:formula="of:=[.U52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nnose</text:p>
          </table:table-cell>
          <table:table-cell table:style-name="ce7" table:formula="of:=11.45*2/5" office:value-type="float" office:value="4.58" calcext:value-type="float">
            <text:p>4.58E+00</text:p>
          </table:table-cell>
          <table:table-cell table:style-name="ce7" office:value-type="string" calcext:value-type="string">
            <text:p>%</text:p>
          </table:table-cell>
          <table:table-cell table:style-name="ce7" office:value-type="float" office:value="180.156" calcext:value-type="float">
            <text:p>1.80E+02</text:p>
          </table:table-cell>
          <table:table-cell table:style-name="ce4" table:formula="of:=([.E52]*[.B52]/100)*1000/[.G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Mannose</text:p>
          </table:table-cell>
          <table:table-cell table:style-name="ce4" table:formula="of:=[.H52]" office:value-type="float" office:value="1.27112058438242" calcext:value-type="float">
            <text:p>1.27E+00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o2</text:p>
          </table:table-cell>
          <table:table-cell table:style-name="ce4" table:formula="of:=[.K64]" office:value-type="float" office:value="18.2" calcext:value-type="float">
            <text:p>1.82E+01</text:p>
          </table:table-cell>
          <table:table-cell table:style-name="ce4" table:formula="of:=[.L49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o2</text:p>
          </table:table-cell>
          <table:table-cell table:style-name="ce20" table:formula="of:=[.N52]" office:value-type="float" office:value="18.2" calcext:value-type="float">
            <text:p>1.82E+01</text:p>
          </table:table-cell>
          <table:table-cell table:style-name="ce4" table:formula="of:=[.O53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o2(e)</text:p>
          </table:table-cell>
          <table:table-cell table:style-name="ce22" table:formula="of:=[.Q52]" office:value-type="float" office:value="18.2" calcext:value-type="float">
            <text:p>1.82E+01</text:p>
          </table:table-cell>
          <table:table-cell table:style-name="ce21" table:formula="of:=[.R53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o2(e)</text:p>
          </table:table-cell>
          <table:table-cell table:style-name="ce22" table:formula="of:=[.T52]" office:value-type="float" office:value="18.2" calcext:value-type="float">
            <text:p>1.82E+01</text:p>
          </table:table-cell>
          <table:table-cell table:style-name="ce22" table:formula="of:=[.U47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Folate</text:p>
          </table:table-cell>
          <table:table-cell table:style-name="ce7" office:value-type="float" office:value="22.4" calcext:value-type="float">
            <text:p>2.24E+01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441.3975" calcext:value-type="float">
            <text:p>4.41E+02</text:p>
          </table:table-cell>
          <table:table-cell table:style-name="ce4" table:formula="of:=[.B53]*[.E53]*0.001/[.G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Folate</text:p>
          </table:table-cell>
          <table:table-cell table:style-name="ce4" table:formula="of:=[.H53]" office:value-type="float" office:value="0.000253739543155546" calcext:value-type="float">
            <text:p>2.54E-04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2o</text:p>
          </table:table-cell>
          <table:table-cell table:style-name="ce4" table:formula="of:=[.K65]" office:value-type="float" office:value="55509.2978073827" calcext:value-type="float">
            <text:p>5.55E+04</text:p>
          </table:table-cell>
          <table:table-cell table:style-name="ce4" table:formula="of:=[.L50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h2o</text:p>
          </table:table-cell>
          <table:table-cell table:style-name="ce20" table:formula="of:=[.N53]" office:value-type="float" office:value="55509.2978073827" calcext:value-type="float">
            <text:p>5.55E+04</text:p>
          </table:table-cell>
          <table:table-cell table:style-name="ce4" table:formula="of:=[.O48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h2o(e)</text:p>
          </table:table-cell>
          <table:table-cell table:style-name="ce22" table:formula="of:=[.Q53]" office:value-type="float" office:value="55509.2978073827" calcext:value-type="float">
            <text:p>5.55E+04</text:p>
          </table:table-cell>
          <table:table-cell table:style-name="ce22" table:formula="of:=[.R48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h2o(e)</text:p>
          </table:table-cell>
          <table:table-cell table:style-name="ce22" table:formula="of:=[.T53]" office:value-type="float" office:value="55509.2978073827" calcext:value-type="float">
            <text:p>5.55E+04</text:p>
          </table:table-cell>
          <table:table-cell table:style-name="ce22" table:formula="of:=[.U48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antothenate</text:p>
          </table:table-cell>
          <table:table-cell table:style-name="ce7" office:value-type="float" office:value="106" calcext:value-type="float">
            <text:p>1.06E+02</text:p>
          </table:table-cell>
          <table:table-cell table:style-name="ce7" office:value-type="string" calcext:value-type="string">
            <text:p>μg/g</text:p>
          </table:table-cell>
          <table:table-cell table:style-name="ce4" office:value-type="float" office:value="219.235" calcext:value-type="float">
            <text:p>2.19E+02</text:p>
          </table:table-cell>
          <table:table-cell table:style-name="ce4" table:formula="of:=[.B54]*[.E54]*0.001/[.G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Pantothenate</text:p>
          </table:table-cell>
          <table:table-cell table:style-name="ce4" table:formula="of:=[.H54]" office:value-type="float" office:value="0.00241749720619427" calcext:value-type="float">
            <text:p>2.42E-03</text:p>
          </table:table-cell>
          <table:table-cell table:style-name="ce4" office:value-type="string" calcext:value-type="string">
            <text:p>mmol/L</text:p>
          </table:table-cell>
          <table:table-cell table:style-name="ce4" office:value-type="string" calcext:value-type="string">
            <text:p>h</text:p>
          </table:table-cell>
          <table:table-cell table:style-name="ce4" table:formula="of:=[.K66]" office:value-type="float" office:value="0.0001" calcext:value-type="float">
            <text:p>1.00E-04</text:p>
          </table:table-cell>
          <table:table-cell table:style-name="ce4" table:formula="of:=[.L51]" office:value-type="string" office:string-value="mmol/L" calcext:value-type="string">
            <text:p>mmol/L</text:p>
          </table:table-cell>
          <table:table-cell table:style-name="ce4" office:value-type="string" calcext:value-type="string">
            <text:p>h</text:p>
          </table:table-cell>
          <table:table-cell table:style-name="ce20" table:formula="of:=[.N54]" office:value-type="float" office:value="0.0001" calcext:value-type="float">
            <text:p>1.00E-04</text:p>
          </table:table-cell>
          <table:table-cell table:style-name="ce4" table:formula="of:=[.O49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h(e)</text:p>
          </table:table-cell>
          <table:table-cell table:style-name="ce22" table:formula="of:=[.Q54]" office:value-type="float" office:value="0.0001" calcext:value-type="float">
            <text:p>1.00E-04</text:p>
          </table:table-cell>
          <table:table-cell table:style-name="ce22" table:formula="of:=[.R49]" office:value-type="string" office:string-value="mmol/L" calcext:value-type="string">
            <text:p>mmol/L</text:p>
          </table:table-cell>
          <table:table-cell table:style-name="ce22" office:value-type="string" calcext:value-type="string">
            <text:p>EX_h(e)</text:p>
          </table:table-cell>
          <table:table-cell table:style-name="ce22" table:formula="of:=[.T54]" office:value-type="float" office:value="0.0001" calcext:value-type="float">
            <text:p>1.00E-04</text:p>
          </table:table-cell>
          <table:table-cell table:style-name="ce22" table:formula="of:=[.U49]" office:value-type="string" office:string-value="mmol/L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Biotin</text:p>
          </table:table-cell>
          <table:table-cell table:style-name="ce7" office:value-type="float" office:value="1.34" calcext:value-type="float">
            <text:p>1.34E+00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243" calcext:value-type="float">
            <text:p>2.43E+02</text:p>
          </table:table-cell>
          <table:table-cell table:style-name="ce4" table:formula="of:=[.B55]*[.E55]*0.001/[.G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Biotin</text:p>
          </table:table-cell>
          <table:table-cell table:style-name="ce4" table:formula="of:=[.H55]" office:value-type="float" office:value="0.0000275720164609053" calcext:value-type="float">
            <text:p>2.76E-05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21" office:value-type="string" calcext:value-type="string">
            <text:p>EX_mobd(e)</text:p>
          </table:table-cell>
          <table:table-cell table:style-name="ce21" table:formula="of:=[.K45]" office:value-type="float" office:value="0.00030745179781136" calcext:value-type="float">
            <text:p>3.07E-04</text:p>
          </table:table-cell>
          <table:table-cell table:style-name="ce21" office:value-type="string" calcext:value-type="string">
            <text:p>mmol/L</text:p>
          </table:table-cell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SARWAR et al.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lenium</text:p>
          </table:table-cell>
          <table:table-cell table:style-name="ce4" office:value-type="float" office:value="7.9" calcext:value-type="float">
            <text:p>7.90E+00</text:p>
          </table:table-cell>
          <table:table-cell table:style-name="ce7" office:value-type="string" calcext:value-type="string">
            <text:p>µg/100g</text:p>
          </table:table-cell>
          <table:table-cell table:style-name="ce4" office:value-type="float" office:value="71.927" calcext:value-type="float">
            <text:p>7.19E+01</text:p>
          </table:table-cell>
          <table:table-cell table:style-name="ce4" table:formula="of:=0.001*[.B56]*[.E56]/(100*[.G56])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Selenium</text:p>
          </table:table-cell>
          <table:table-cell table:style-name="ce4" table:formula="of:=[.H56]" office:value-type="float" office:value="0.00000549167906349493" calcext:value-type="float">
            <text:p>5.49E-06</text:p>
          </table:table-cell>
          <table:table-cell table:style-name="ce4" office:value-type="string" calcext:value-type="string">
            <text:p>mmol/L</text:p>
          </table:table-cell>
          <table:table-cell table:number-columns-repeated="12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7" office:value-type="float" office:value="0.3" calcext:value-type="float">
            <text:p>3.00E-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76.12" calcext:value-type="float">
            <text:p>1.76E+02</text:p>
          </table:table-cell>
          <table:table-cell table:style-name="ce4" table:formula="of:=[.B57]*[.E57]/(100*[.G57])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C, total ascorbic acid</text:p>
          </table:table-cell>
          <table:table-cell table:style-name="ce4" table:formula="of:=[.H57]" office:value-type="float" office:value="0.0000851692028162617" calcext:value-type="float">
            <text:p>8.52E-05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iamin</text:p>
          </table:table-cell>
          <table:table-cell table:style-name="ce7" office:value-type="float" office:value="10.99" calcext:value-type="float">
            <text:p>1.1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265.36" calcext:value-type="float">
            <text:p>2.65E+02</text:p>
          </table:table-cell>
          <table:table-cell table:style-name="ce4" table:formula="of:=[.B58]*[.E58]/(100*[.G58])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Thiamin</text:p>
          </table:table-cell>
          <table:table-cell table:style-name="ce4" table:formula="of:=[.H58]" office:value-type="float" office:value="0.00207077178173048" calcext:value-type="float">
            <text:p>2.07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Riboflavin</text:p>
          </table:table-cell>
          <table:table-cell table:style-name="ce7" office:value-type="float" office:value="4" calcext:value-type="float">
            <text:p>4.0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376.4" calcext:value-type="float">
            <text:p>3.76E+02</text:p>
          </table:table-cell>
          <table:table-cell table:style-name="ce4" table:formula="of:=[.B59]*[.E59]/(100*[.G59])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Riboflavin</text:p>
          </table:table-cell>
          <table:table-cell table:style-name="ce4" table:formula="of:=[.H59]" office:value-type="float" office:value="0.00053134962805526" calcext:value-type="float">
            <text:p>5.31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Niacin</text:p>
          </table:table-cell>
          <table:table-cell table:style-name="ce7" office:value-type="float" office:value="40.2" calcext:value-type="float">
            <text:p>4.02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23.11" calcext:value-type="float">
            <text:p>1.23E+02</text:p>
          </table:table-cell>
          <table:table-cell table:style-name="ce4" table:formula="of:=[.B60]*[.E60]/(100*[.G60])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Niacin</text:p>
          </table:table-cell>
          <table:table-cell table:style-name="ce4" table:formula="of:=[.H60]" office:value-type="float" office:value="0.0163268621557956" calcext:value-type="float">
            <text:p>1.63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6</text:p>
          </table:table-cell>
          <table:table-cell table:style-name="ce7" office:value-type="float" office:value="1.5" calcext:value-type="float">
            <text:p>1.50E+00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69.18" calcext:value-type="float">
            <text:p>1.69E+02</text:p>
          </table:table-cell>
          <table:table-cell table:style-name="ce4" table:formula="of:=[.B61]*[.E61]/(100*[.G61])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6</text:p>
          </table:table-cell>
          <table:table-cell table:style-name="ce4" table:formula="of:=[.H61]" office:value-type="float" office:value="0.000443314812625606" calcext:value-type="float">
            <text:p>4.43E-04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oline, total</text:p>
          </table:table-cell>
          <table:table-cell table:style-name="ce7" office:value-type="float" office:value="32" calcext:value-type="float">
            <text:p>3.20E+01</text:p>
          </table:table-cell>
          <table:table-cell table:style-name="ce7" office:value-type="string" calcext:value-type="string">
            <text:p>mg/100g</text:p>
          </table:table-cell>
          <table:table-cell table:style-name="ce7" office:value-type="float" office:value="104.17" calcext:value-type="float">
            <text:p>1.04E+02</text:p>
          </table:table-cell>
          <table:table-cell table:style-name="ce4" table:formula="of:=[.B62]*[.E62]/(100*[.G62])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Choline, total</text:p>
          </table:table-cell>
          <table:table-cell table:style-name="ce4" table:formula="of:=[.H62]" office:value-type="float" office:value="0.0153595084957281" calcext:value-type="float">
            <text:p>1.5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6"/>
          <table:table-cell table:style-name="ce22" table:number-columns-repeated="3"/>
          <table:table-cell table:style-name="ce4" table:number-columns-repeated="3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Yeast Extract;FoodData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itamin B-12</text:p>
          </table:table-cell>
          <table:table-cell table:style-name="ce7" office:value-type="float" office:value="0.07" calcext:value-type="float">
            <text:p>7.00E-02</text:p>
          </table:table-cell>
          <table:table-cell table:style-name="ce7" office:value-type="string" calcext:value-type="string">
            <text:p>µg/100g</text:p>
          </table:table-cell>
          <table:table-cell table:style-name="ce7" office:value-type="float" office:value="1355.4" calcext:value-type="float">
            <text:p>1.36E+03</text:p>
          </table:table-cell>
          <table:table-cell table:style-name="ce4" table:formula="of:=0.001*[.B63]*[.E63]/(100*[.G63])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7" office:value-type="string" calcext:value-type="string">
            <text:p>Vitamin B-12</text:p>
          </table:table-cell>
          <table:table-cell table:style-name="ce4" table:formula="of:=[.H63]" office:value-type="float" office:value="0.00000000258226353843884" calcext:value-type="float">
            <text:p>2.58E-09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2"/>
          <table:table-cell table:number-columns-repeated="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office:value-type="float" office:value="33910" calcext:value-type="float">
            <text:p>3.39E+04</text:p>
          </table:table-cell>
          <table:table-cell table:style-name="ce7" office:value-type="string" calcext:value-type="string">
            <text:p>μg/g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B64]*[.E64]*0.001/[.G64]" office:value-type="float" office:value="14.7498912570683" calcext:value-type="float">
            <text:p>1.47E+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Oxygen</text:p>
          </table:table-cell>
          <table:table-cell table:style-name="ce12" office:value-type="float" office:value="18.2" calcext:value-type="float">
            <text:p>1.82E+01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12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hloride</text:p>
          </table:table-cell>
          <table:table-cell table:style-name="ce4" office:value-type="float" office:value="0.06" calcext:value-type="float">
            <text:p>6.00E-02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([.E65]*[.B65]/100)*1000/[.G65]" office:value-type="float" office:value="0.169252468265162" calcext:value-type="float">
            <text:p>1.69E-01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Water</text:p>
          </table:table-cell>
          <table:table-cell table:style-name="ce11" table:formula="of:=1000*1000/18.015" office:value-type="float" office:value="55509.2978073827" calcext:value-type="float">
            <text:p>5.55E+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12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alcium</text:p>
          </table:table-cell>
          <table:table-cell table:style-name="ce4" office:value-type="float" office:value="256" calcext:value-type="float">
            <text:p>2.56E+02</text:p>
          </table:table-cell>
          <table:table-cell table:style-name="ce7" office:value-type="string" calcext:value-type="string">
            <text:p>μg/g</text:p>
          </table:table-cell>
          <table:table-cell table:style-name="ce7" office:value-type="float" office:value="40.078" calcext:value-type="float">
            <text:p>4.01E+01</text:p>
          </table:table-cell>
          <table:table-cell table:style-name="ce4" table:formula="of:=[.B66]*[.E66]*0.001/[.G66]" office:value-type="float" office:value="0.0638754428863716" calcext:value-type="float">
            <text:p>6.39E-02</text:p>
          </table:table-cell>
          <table:table-cell table:style-name="ce4" office:value-type="string" calcext:value-type="string">
            <text:p>mmol/L</text:p>
          </table:table-cell>
          <table:table-cell table:style-name="ce11" office:value-type="string" calcext:value-type="string">
            <text:p>Protons</text:p>
          </table:table-cell>
          <table:table-cell table:style-name="ce11" table:formula="of:=1000*(10^-7)" office:value-type="float" office:value="0.0001" calcext:value-type="float">
            <text:p>1.00E-04</text:p>
          </table:table-cell>
          <table:table-cell table:style-name="ce11" office:value-type="string" calcext:value-type="string">
            <text:p>mmol/L</text:p>
          </table:table-cell>
          <table:table-cell table:style-name="ce4" table:number-columns-repeated="12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ron</text:p>
          </table:table-cell>
          <table:table-cell table:style-name="ce4" office:value-type="float" office:value="23" calcext:value-type="float">
            <text:p>2.30E+01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55.845" calcext:value-type="float">
            <text:p>5.58E+01</text:p>
          </table:table-cell>
          <table:table-cell table:style-name="ce4" table:formula="of:=[.B67]*[.E67]*0.001/[.G67]" office:value-type="float" office:value="0.0041185423941266" calcext:value-type="float">
            <text:p>4.12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ulfate</text:p>
          </table:table-cell>
          <table:table-cell table:style-name="ce4" office:value-type="float" office:value="0.33" calcext:value-type="float">
            <text:p>3.3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6.056" calcext:value-type="float">
            <text:p>9.61E+01</text:p>
          </table:table-cell>
          <table:table-cell table:style-name="ce4" table:formula="of:=([.E68]*[.B68]/100)*1000/[.G68]" office:value-type="float" office:value="0.34354959606896" calcext:value-type="float">
            <text:p>3.4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osphate</text:p>
          </table:table-cell>
          <table:table-cell table:style-name="ce4" office:value-type="float" office:value="2.58" calcext:value-type="float">
            <text:p>2.58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94.97" calcext:value-type="float">
            <text:p>9.50E+01</text:p>
          </table:table-cell>
          <table:table-cell table:style-name="ce4" table:formula="of:=([.E69]*[.B69]/100)*1000/[.G69]" office:value-type="float" office:value="2.71664736232494" calcext:value-type="float">
            <text:p>2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agnesium</text:p>
          </table:table-cell>
          <table:table-cell table:style-name="ce4" office:value-type="float" office:value="195" calcext:value-type="float">
            <text:p>1.95E+02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24.305" calcext:value-type="float">
            <text:p>2.43E+01</text:p>
          </table:table-cell>
          <table:table-cell table:style-name="ce4" table:formula="of:=[.B70]*[.E70]*0.001/[.G70]" office:value-type="float" office:value="0.0802304052664061" calcext:value-type="float">
            <text:p>8.02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otassium</text:p>
          </table:table-cell>
          <table:table-cell table:style-name="ce4" office:value-type="float" office:value="3257" calcext:value-type="float">
            <text:p>3.26E+03</text:p>
          </table:table-cell>
          <table:table-cell table:style-name="ce7" office:value-type="string" calcext:value-type="string">
            <text:p>μg/g</text:p>
          </table:table-cell>
          <table:table-cell table:style-name="ce8" office:value-type="float" office:value="74.548" calcext:value-type="float">
            <text:p>7.45E+01</text:p>
          </table:table-cell>
          <table:table-cell table:style-name="ce4" table:formula="of:=[.B71]*[.E71]*0.001/[.G71]" office:value-type="float" office:value="0.436899715619467" calcext:value-type="float">
            <text:p>4.3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lanine</text:p>
          </table:table-cell>
          <table:table-cell table:style-name="ce4" office:value-type="float" office:value="3.2" calcext:value-type="float">
            <text:p>3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89.094" calcext:value-type="float">
            <text:p>8.91E+01</text:p>
          </table:table-cell>
          <table:table-cell table:style-name="ce4" table:formula="of:=([.E72]*[.B72]/100)*1000/[.G72]" office:value-type="float" office:value="3.59171212427324" calcext:value-type="float">
            <text:p>3.5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tic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3.103" calcext:value-type="float">
            <text:p>1.33E+02</text:p>
          </table:table-cell>
          <table:table-cell table:style-name="ce4" table:formula="of:=([.E73]*[.B73]/100)*1000/[.G73]" office:value-type="float" office:value="3.90674890873985" calcext:value-type="float">
            <text:p>3.9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sparagine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32.119" calcext:value-type="float">
            <text:p>1.32E+02</text:p>
          </table:table-cell>
          <table:table-cell table:style-name="ce4" table:formula="of:=([.E74]*[.B74]/100)*1000/[.G74]" office:value-type="float" office:value="0.454136044020921" calcext:value-type="float">
            <text:p>4.54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c</text:p>
          </table:table-cell>
          <table:table-cell table:style-name="ce4" office:value-type="float" office:value="15.1" calcext:value-type="float">
            <text:p>1.51E+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7.13" calcext:value-type="float">
            <text:p>1.47E+02</text:p>
          </table:table-cell>
          <table:table-cell table:style-name="ce4" table:formula="of:=([.E75]*[.B75]/100)*1000/[.G75]" office:value-type="float" office:value="10.263032692177" calcext:value-type="float">
            <text:p>1.03E+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utamine</text:p>
          </table:table-cell>
          <table:table-cell table:style-name="ce4" office:value-type="float" office:value="0.1" calcext:value-type="float">
            <text:p>1.00E-01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46" calcext:value-type="float">
            <text:p>1.46E+02</text:p>
          </table:table-cell>
          <table:table-cell table:style-name="ce4" table:formula="of:=([.E76]*[.B76]/100)*1000/[.G76]" office:value-type="float" office:value="0.0684247259589725" calcext:value-type="float">
            <text:p>6.84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Glycine</text:p>
          </table:table-cell>
          <table:table-cell table:style-name="ce4" office:value-type="float" office:value="1.7" calcext:value-type="float">
            <text:p>1.7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75.067" calcext:value-type="float">
            <text:p>7.51E+01</text:p>
          </table:table-cell>
          <table:table-cell table:style-name="ce4" table:formula="of:=([.E77]*[.B77]/100)*1000/[.G77]" office:value-type="float" office:value="2.26464358506401" calcext:value-type="float">
            <text:p>2.26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Histidine</text:p>
          </table:table-cell>
          <table:table-cell table:style-name="ce4" office:value-type="float" office:value="1.9" calcext:value-type="float">
            <text:p>1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55.157" calcext:value-type="float">
            <text:p>1.55E+02</text:p>
          </table:table-cell>
          <table:table-cell table:style-name="ce4" table:formula="of:=([.E78]*[.B78]/100)*1000/[.G78]" office:value-type="float" office:value="1.22456608467552" calcext:value-type="float">
            <text:p>1.2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soleucine</text:p>
          </table:table-cell>
          <table:table-cell table:style-name="ce4" office:value-type="float" office:value="5.5" calcext:value-type="float">
            <text:p>5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79]*[.B79]/100)*1000/[.G79]" office:value-type="float" office:value="4.19287211740042" calcext:value-type="float">
            <text:p>4.1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eucine</text:p>
          </table:table-cell>
          <table:table-cell table:style-name="ce4" office:value-type="float" office:value="7.5" calcext:value-type="float">
            <text:p>7.5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31.175" calcext:value-type="float">
            <text:p>1.31E+02</text:p>
          </table:table-cell>
          <table:table-cell table:style-name="ce4" table:formula="of:=([.E80]*[.B80]/100)*1000/[.G80]" office:value-type="float" office:value="5.71755288736421" calcext:value-type="float">
            <text:p>5.72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Lysine</text:p>
          </table:table-cell>
          <table:table-cell table:style-name="ce4" office:value-type="float" office:value="6.2" calcext:value-type="float">
            <text:p>6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6.19" calcext:value-type="float">
            <text:p>1.46E+02</text:p>
          </table:table-cell>
          <table:table-cell table:style-name="ce4" table:formula="of:=([.E81]*[.B81]/100)*1000/[.G81]" office:value-type="float" office:value="4.24105615979205" calcext:value-type="float">
            <text:p>4.2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Methionine</text:p>
          </table:table-cell>
          <table:table-cell table:style-name="ce4" office:value-type="float" office:value="2.1" calcext:value-type="float">
            <text:p>2.1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49.208" calcext:value-type="float">
            <text:p>1.49E+02</text:p>
          </table:table-cell>
          <table:table-cell table:style-name="ce4" table:formula="of:=([.E82]*[.B82]/100)*1000/[.G82]" office:value-type="float" office:value="1.407431236931" calcext:value-type="float">
            <text:p>1.4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henylalanine</text:p>
          </table:table-cell>
          <table:table-cell table:style-name="ce4" office:value-type="float" office:value="5.2" calcext:value-type="float">
            <text:p>5.2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65.192" calcext:value-type="float">
            <text:p>1.65E+02</text:p>
          </table:table-cell>
          <table:table-cell table:style-name="ce4" table:formula="of:=([.E83]*[.B83]/100)*1000/[.G83]" office:value-type="float" office:value="3.14785219623226" calcext:value-type="float">
            <text:p>3.15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Proline</text:p>
          </table:table-cell>
          <table:table-cell table:style-name="ce4" office:value-type="float" office:value="6.6" calcext:value-type="float">
            <text:p>6.6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5.132" calcext:value-type="float">
            <text:p>1.15E+02</text:p>
          </table:table-cell>
          <table:table-cell table:style-name="ce4" table:formula="of:=([.E84]*[.B84]/100)*1000/[.G84]" office:value-type="float" office:value="5.73255046381545" calcext:value-type="float">
            <text:p>5.73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Serine</text:p>
          </table:table-cell>
          <table:table-cell table:style-name="ce4" office:value-type="float" office:value="2.2" calcext:value-type="float">
            <text:p>2.2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05.093" calcext:value-type="float">
            <text:p>1.05E+02</text:p>
          </table:table-cell>
          <table:table-cell table:style-name="ce4" table:formula="of:=([.E85]*[.B85]/100)*1000/[.G85]" office:value-type="float" office:value="2.09338395516352" calcext:value-type="float">
            <text:p>2.09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hreonine</text:p>
          </table:table-cell>
          <table:table-cell table:style-name="ce4" office:value-type="float" office:value="1.8" calcext:value-type="float">
            <text:p>1.8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9.12" calcext:value-type="float">
            <text:p>1.19E+02</text:p>
          </table:table-cell>
          <table:table-cell table:style-name="ce4" table:formula="of:=([.E86]*[.B86]/100)*1000/[.G86]" office:value-type="float" office:value="1.51108126259234" calcext:value-type="float">
            <text:p>1.51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ryptophan</text:p>
          </table:table-cell>
          <table:table-cell table:style-name="ce4" office:value-type="float" office:value="0.8" calcext:value-type="float">
            <text:p>8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04.229" calcext:value-type="float">
            <text:p>2.04E+02</text:p>
          </table:table-cell>
          <table:table-cell table:style-name="ce4" table:formula="of:=([.E87]*[.B87]/100)*1000/[.G87]" office:value-type="float" office:value="0.391717141052446" calcext:value-type="float">
            <text:p>3.92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Tyrosine</text:p>
          </table:table-cell>
          <table:table-cell table:style-name="ce4" office:value-type="float" office:value="1.3" calcext:value-type="float">
            <text:p>1.3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81.191" calcext:value-type="float">
            <text:p>1.81E+02</text:p>
          </table:table-cell>
          <table:table-cell table:style-name="ce4" table:formula="of:=([.E88]*[.B88]/100)*1000/[.G88]" office:value-type="float" office:value="0.717474929770242" calcext:value-type="float">
            <text:p>7.17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Valine</text:p>
          </table:table-cell>
          <table:table-cell table:style-name="ce4" office:value-type="float" office:value="5.9" calcext:value-type="float">
            <text:p>5.90E+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float" office:value="117.148" calcext:value-type="float">
            <text:p>1.17E+02</text:p>
          </table:table-cell>
          <table:table-cell table:style-name="ce4" table:formula="of:=([.E89]*[.B89]/100)*1000/[.G89]" office:value-type="float" office:value="5.03636425717895" calcext:value-type="float">
            <text:p>5.04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Arginine</text:p>
          </table:table-cell>
          <table:table-cell table:style-name="ce4" office:value-type="float" office:value="5" calcext:value-type="float">
            <text:p>5.00E+00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174.204" calcext:value-type="float">
            <text:p>1.74E+02</text:p>
          </table:table-cell>
          <table:table-cell table:style-name="ce4" table:formula="of:=([.E90]*[.B90]/100)*1000/[.G90]" office:value-type="float" office:value="2.87019815848086" calcext:value-type="float">
            <text:p>2.87E+00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BD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Cystine</text:p>
          </table:table-cell>
          <table:table-cell table:style-name="ce4" office:value-type="float" office:value="0.3" calcext:value-type="float">
            <text:p>3.00E-01</text:p>
          </table:table-cell>
          <table:table-cell table:style-name="ce4" office:value-type="string" calcext:value-type="string">
            <text:p>%</text:p>
          </table:table-cell>
          <table:table-cell table:style-name="ce7" office:value-type="float" office:value="240.292" calcext:value-type="float">
            <text:p>2.40E+02</text:p>
          </table:table-cell>
          <table:table-cell table:style-name="ce4" table:formula="of:=([.E91]*[.B91]/100)*1000/[.G91]" office:value-type="float" office:value="0.124848101476537" calcext:value-type="float">
            <text:p>1.25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romium</text:p>
          </table:table-cell>
          <table:table-cell table:style-name="ce4" office:value-type="float" office:value="554.2679" calcext:value-type="float">
            <text:p>5.54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1.996" calcext:value-type="float">
            <text:p>5.20E+01</text:p>
          </table:table-cell>
          <table:table-cell table:style-name="ce4" table:formula="of:=[.E92]*0.001/[.G92]" office:value-type="float" office:value="0.0106598180629279" calcext:value-type="float">
            <text:p>1.07E-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float" office:value="357.831" calcext:value-type="float">
            <text:p>3.58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3.55" calcext:value-type="float">
            <text:p>6.36E+01</text:p>
          </table:table-cell>
          <table:table-cell table:style-name="ce4" table:formula="of:=[.E93]*0.001/[.G93]" office:value-type="float" office:value="0.00563070023603462" calcext:value-type="float">
            <text:p>5.6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Manganese</text:p>
          </table:table-cell>
          <table:table-cell table:style-name="ce4" office:value-type="float" office:value="342.399" calcext:value-type="float">
            <text:p>3.42E+02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4.938" calcext:value-type="float">
            <text:p>5.49E+01</text:p>
          </table:table-cell>
          <table:table-cell table:style-name="ce4" table:formula="of:=[.E94]*0.001/[.G94]" office:value-type="float" office:value="0.00623246204812698" calcext:value-type="float">
            <text:p>6.2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15"/>
          <table:table-cell table:style-name="ce5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Nickel</text:p>
          </table:table-cell>
          <table:table-cell table:style-name="ce4" office:value-type="float" office:value="89.966" calcext:value-type="float">
            <text:p>9.00E+01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58.693" calcext:value-type="float">
            <text:p>5.87E+01</text:p>
          </table:table-cell>
          <table:table-cell table:style-name="ce4" table:formula="of:=[.E95]*0.001/[.G95]" office:value-type="float" office:value="0.00153282333498032" calcext:value-type="float">
            <text:p>1.53E-03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7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float" office:value="1.874" calcext:value-type="float">
            <text:p>1.87E+00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207" calcext:value-type="float">
            <text:p>2.07E+02</text:p>
          </table:table-cell>
          <table:table-cell table:style-name="ce4" table:formula="of:=[.E96]*0.001/[.G96]" office:value-type="float" office:value="0.00000905314009661836" calcext:value-type="float">
            <text:p>9.05E-06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7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4" office:value-type="string" calcext:value-type="string">
            <text:p>Tryptone; BNID:114108</text:p>
          </table:table-cell>
          <table:table-cell table:style-name="ce4" office:value-type="string" calcext:value-type="string">
            <text:p>assumed 1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Zinc</text:p>
          </table:table-cell>
          <table:table-cell table:style-name="ce4" office:value-type="float" office:value="13789.66" calcext:value-type="float">
            <text:p>1.38E+04</text:p>
          </table:table-cell>
          <table:table-cell table:style-name="ce4" office:value-type="string" calcext:value-type="string">
            <text:p>μg/L</text:p>
          </table:table-cell>
          <table:table-cell table:style-name="ce4" office:value-type="float" office:value="65.38" calcext:value-type="float">
            <text:p>6.54E+01</text:p>
          </table:table-cell>
          <table:table-cell table:style-name="ce4" table:formula="of:=[.E97]*0.001/[.G97]" office:value-type="float" office:value="0.21091557051086" calcext:value-type="float">
            <text:p>2.11E-01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7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dium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6" office:value-type="float" office:value="22.99" calcext:value-type="float">
            <text:p>2.30E+01</text:p>
          </table:table-cell>
          <table:table-cell table:style-name="ce4" table:formula="of:=[.E98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7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4" office:value-type="string" calcext:value-type="string">
            <text:p>NaCl</text:p>
          </table:table-cell>
          <table:table-cell table:style-name="ce4" office:value-type="float" office:value="10" calcext:value-type="float">
            <text:p>1.00E+01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hloride</text:p>
          </table:table-cell>
          <table:table-cell table:style-name="ce4" table:formula="of:=10/58.44" office:value-type="float" office:value="0.171115674195756" calcext:value-type="float">
            <text:p>1.71E-01</text:p>
          </table:table-cell>
          <table:table-cell table:style-name="ce4" office:value-type="string" calcext:value-type="string">
            <text:p>mol</text:p>
          </table:table-cell>
          <table:table-cell table:style-name="ce8" office:value-type="float" office:value="35.45" calcext:value-type="float">
            <text:p>3.55E+01</text:p>
          </table:table-cell>
          <table:table-cell table:style-name="ce4" table:formula="of:=[.E99]*1000" office:value-type="float" office:value="171.115674195756" calcext:value-type="float">
            <text:p>1.71E+02</text:p>
          </table:table-cell>
          <table:table-cell table:style-name="ce4" office:value-type="string" calcext:value-type="string">
            <text:p>mmol/L</text:p>
          </table:table-cell>
          <table:table-cell table:style-name="ce4" table:number-columns-repeated="3"/>
          <table:table-cell table:style-name="ce5" table:number-columns-repeated="7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8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 table:number-rows-repeated="897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8"/>
          <table:table-cell table:style-name="ce4"/>
          <table:table-cell table:style-name="ce5" table:number-columns-repeated="8"/>
          <table:table-cell table:number-columns-repeated="996"/>
        </table:table-row>
        <table:table-row table:style-name="ro1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 table:number-columns-repeated="17"/>
          <table:table-cell table:number-columns-repeated="996"/>
        </table:table-row>
        <table:table-row table:style-name="ro1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number-columns-repeated="12"/>
          <table:table-cell table:style-name="ce5" table:number-columns-repeated="4"/>
          <table:table-cell table:number-columns-repeated="996"/>
        </table:table-row>
        <table:table-row table:style-name="ro1" table:number-rows-repeated="4">
          <table:table-cell table:style-name="ce5" table:number-columns-repeated="7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number-columns-repeated="12"/>
          <table:table-cell table:style-name="ce5" table:number-columns-repeated="4"/>
          <table:table-cell table:number-columns-repeated="996"/>
        </table:table-row>
        <table:table-row table:style-name="ro1">
          <table:table-cell table:number-columns-repeated="24"/>
          <table:table-cell table:style-name="ce5" table:number-columns-repeated="4"/>
          <table:table-cell table:number-columns-repeated="996"/>
        </table:table-row>
        <table:table-row table:style-name="ro1">
          <table:table-cell table:number-columns-repeated="24"/>
          <table:table-cell table:style-name="ce5" table:number-columns-repeated="4"/>
          <table:table-cell table:number-columns-repeated="99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TEP 6'.S2:'STEP 6'.X55 'STEP 6'.S57:'STEP 6'.U62">
            <calcext:condition calcext:apply-style-name="ConditionalStyle_1" calcext:value="formula-is(LEN(TRIM([.S2]))&gt;0)" calcext:base-cell-address="'STEP 6'.S2"/>
          </calcext:conditional-format>
          <calcext:conditional-format calcext:target-range-address="'STEP 6'.S2:'STEP 6'.X29 'STEP 6'.S31:'STEP 6'.T48 'STEP 6'.U31:'STEP 6'.U52 'STEP 6'.V31:'STEP 6'.W48 'STEP 6'.X31:'STEP 6'.X51 'STEP 6'.V50:'STEP 6'.W50 'STEP 6'.V55:'STEP 6'.X55">
            <calcext:condition calcext:apply-style-name="ConditionalStyle_1" calcext:value="formula-is(LEN(TRIM([.S2]))&gt;0)" calcext:base-cell-address="'STEP 6'.S2"/>
          </calcext:conditional-format>
          <calcext:conditional-format calcext:target-range-address="'STEP 6'.S2:'STEP 6'.X29 'STEP 6'.S31:'STEP 6'.T48 'STEP 6'.U31:'STEP 6'.U52 'STEP 6'.V31:'STEP 6'.W48 'STEP 6'.X31:'STEP 6'.X51 'STEP 6'.V50:'STEP 6'.W50 'STEP 6'.V55:'STEP 6'.X55">
            <calcext:condition calcext:apply-style-name="ConditionalStyle_1" calcext:value="formula-is(LEN(TRIM([.S2]))&gt;0)" calcext:base-cell-address="'STEP 6'.S2"/>
          </calcext:conditional-format>
          <calcext:conditional-format calcext:target-range-address="'STEP 6'.S2:'STEP 6'.X29 'STEP 6'.S31:'STEP 6'.T48 'STEP 6'.U31:'STEP 6'.U52 'STEP 6'.V31:'STEP 6'.W48 'STEP 6'.X31:'STEP 6'.X51 'STEP 6'.V50:'STEP 6'.W50 'STEP 6'.V55:'STEP 6'.X55">
            <calcext:condition calcext:apply-style-name="ConditionalStyle_1" calcext:value="formula-is(LEN(TRIM([.S2]))&gt;0)" calcext:base-cell-address="'STEP 6'.S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_20_1" style:display-name="PageStyle_STEP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_20_2" style:display-name="PageStyle_STEP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_20_3" style:display-name="PageStyle_STEP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_20_4" style:display-name="PageStyle_STEP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_20_5" style:display-name="PageStyle_STEP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P_20_6" style:display-name="PageStyle_STEP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751" meta:object-count="0"/>
    <meta:generator>LibreOfficeDev/6.0.5.2$Linux_X86_64 LibreOffice_project/</meta:generator>
  </office:meta>
</office:document-meta>
</file>